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67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2.997cm"/>
    </style:style>
    <style:style style:name="co5" style:family="table-column">
      <style:table-column-properties fo:break-before="auto" style:column-width="3.023cm"/>
    </style:style>
    <style:style style:name="co6" style:family="table-column">
      <style:table-column-properties fo:break-before="auto" style:column-width="1.275cm"/>
    </style:style>
    <style:style style:name="co7" style:family="table-column">
      <style:table-column-properties fo:break-before="auto" style:column-width="4.329cm"/>
    </style:style>
    <style:style style:name="co8" style:family="table-column">
      <style:table-column-properties fo:break-before="auto" style:column-width="3.217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3.08cm"/>
    </style:style>
    <style:style style:name="co11" style:family="table-column">
      <style:table-column-properties fo:break-before="auto" style:column-width="2.97cm"/>
    </style:style>
    <style:style style:name="co12" style:family="table-column">
      <style:table-column-properties fo:break-before="auto" style:column-width="2.799cm"/>
    </style:style>
    <style:style style:name="co13" style:family="table-column">
      <style:table-column-properties fo:break-before="auto" style:column-width="4.08cm"/>
    </style:style>
    <style:style style:name="co14" style:family="table-column">
      <style:table-column-properties fo:break-before="auto" style:column-width="4.44cm"/>
    </style:style>
    <style:style style:name="co15" style:family="table-column">
      <style:table-column-properties fo:break-before="auto" style:column-width="2.48cm"/>
    </style:style>
    <style:style style:name="co16" style:family="table-column">
      <style:table-column-properties fo:break-before="auto" style:column-width="2.937cm"/>
    </style:style>
    <style:style style:name="co17" style:family="table-column">
      <style:table-column-properties fo:break-before="auto" style:column-width="1.559cm"/>
    </style:style>
    <style:style style:name="co18" style:family="table-column">
      <style:table-column-properties fo:break-before="auto" style:column-width="3.071cm"/>
    </style:style>
    <style:style style:name="co19" style:family="table-column">
      <style:table-column-properties fo:break-before="auto" style:column-width="2.611cm"/>
    </style:style>
    <style:style style:name="co20" style:family="table-column">
      <style:table-column-properties fo:break-before="auto" style:column-width="4.505cm"/>
    </style:style>
    <style:style style:name="co21" style:family="table-column">
      <style:table-column-properties fo:break-before="auto" style:column-width="2.84cm"/>
    </style:style>
    <style:style style:name="co22" style:family="table-column">
      <style:table-column-properties fo:break-before="auto" style:column-width="2.872cm"/>
    </style:style>
    <style:style style:name="co23" style:family="table-column">
      <style:table-column-properties fo:break-before="auto" style:column-width="3.45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09"/>
    <style:style style:name="ce2" style:family="table-cell" style:parent-style-name="Default" style:data-style-name="N110"/>
    <style:style style:name="ce3" style:family="table-cell" style:parent-style-name="Default" style:data-style-name="N111"/>
    <style:style style:name="ce4" style:family="table-cell" style:parent-style-name="Default" style:data-style-name="N109">
      <style:table-cell-properties fo:background-color="#00dcff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1">
      <style:table-cell-properties fo:background-color="transparen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ce2"/>
        <table:table-column table:style-name="co8" table:default-cell-style-name="ce3"/>
        <table:table-row table:style-name="ro1">
          <table:table-cell table:number-columns-repeated="14"/>
          <table:table-cell office:value-type="string">
            <text:p>Analys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</table:table-row>
        <table:table-row table:style-name="ro1">
          <table:table-cell table:number-columns-repeated="14"/>
          <table:table-cell office:value-type="float" office:value="0">
            <text:p>0</text:p>
          </table:table-cell>
          <table:table-cell office:value-type="float" office:value="0.60294901823636">
            <text:p>0,602949018236</text:p>
          </table:table-cell>
          <table:table-cell office:value-type="float" office:value="1.115087052457">
            <text:p>1,11508705246</text:p>
          </table:table-cell>
        </table:table-row>
        <table:table-row table:style-name="ro1">
          <table:table-cell table:number-columns-repeated="14"/>
          <table:table-cell office:value-type="float" office:value="1">
            <text:p>1</text:p>
          </table:table-cell>
          <table:table-cell office:value-type="float" office:value="0.266864118442875">
            <text:p>0,266864118443</text:p>
          </table:table-cell>
          <table:table-cell office:value-type="float" office:value="-0.59127176311425">
            <text:p>-0,59127176311</text:p>
          </table:table-cell>
        </table:table-row>
        <table:table-row table:style-name="ro1">
          <table:table-cell table:number-columns-repeated="14"/>
          <table:table-cell office:value-type="float" office:value="2">
            <text:p>2</text:p>
          </table:table-cell>
          <table:table-cell office:value-type="float" office:value="-0.07822326652899">
            <text:p>-0,078223266529</text:p>
          </table:table-cell>
          <table:table-cell office:value-type="float" office:value="-0.0575435435262285">
            <text:p>-0,05754354353</text:p>
          </table:table-cell>
        </table:table-row>
        <table:table-row table:style-name="ro1">
          <table:table-cell table:number-columns-repeated="14"/>
          <table:table-cell office:value-type="float" office:value="3">
            <text:p>3</text:p>
          </table:table-cell>
          <table:table-cell office:value-type="float" office:value="-0.016864118442875">
            <text:p>-0,016864118443</text:p>
          </table:table-cell>
          <table:table-cell office:value-type="float" office:value="0.09127176311425">
            <text:p>0,09127176311</text:p>
          </table:table-cell>
        </table:table-row>
        <table:table-row table:style-name="ro1">
          <table:table-cell table:number-columns-repeated="14"/>
          <table:table-cell office:value-type="float" office:value="4">
            <text:p>4</text:p>
          </table:table-cell>
          <table:table-cell office:value-type="float" office:value="0.02674875741081">
            <text:p>0,0267487574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>
            <text:p>0,0000000000</text:p>
          </table:table-cell>
          <table:table-cell office:value-type="float" office:value="1">
            <text:p>1,0000000000</text:p>
          </table:table-cell>
          <table:table-cell office:value-type="float" office:value="2">
            <text:p>2,0000000000</text:p>
          </table:table-cell>
          <table:table-cell office:value-type="float" office:value="3">
            <text:p>3,0000000000</text:p>
          </table:table-cell>
          <table:table-cell office:value-type="float" office:value="4">
            <text:p>4,0000000000</text:p>
          </table:table-cell>
          <table:table-cell office:value-type="float" office:value="5">
            <text:p>5,0000000000</text:p>
          </table:table-cell>
          <table:table-cell table:number-columns-repeated="7"/>
        </table:table-row>
        <table:table-row table:style-name="ro1">
          <table:table-cell table:formula="oooc:=[.I8]" office:value-type="float" office:value="5">
            <text:p>5</text:p>
          </table:table-cell>
          <table:table-cell table:formula="oooc:=[.H8]" office:value-type="float" office:value="40">
            <text:p>40</text:p>
          </table:table-cell>
          <table:table-cell table:formula="oooc:=[.G8]" office:value-type="float" office:value="44">
            <text:p>44</text:p>
          </table:table-cell>
          <table:table-cell table:formula="oooc:=[.F8]" office:value-type="float" office:value="4">
            <text:p>4</text:p>
          </table:table-cell>
          <table:table-cell office:value-type="float" office:value="2">
            <text:p>2,0000000000</text:p>
          </table:table-cell>
          <table:table-cell office:value-type="float" office:value="4">
            <text:p>4,0000000000</text:p>
          </table:table-cell>
          <table:table-cell office:value-type="float" office:value="44">
            <text:p>44,0000000000</text:p>
          </table:table-cell>
          <table:table-cell office:value-type="float" office:value="40">
            <text:p>40,0000000000</text:p>
          </table:table-cell>
          <table:table-cell office:value-type="float" office:value="5">
            <text:p>5,0000000000</text:p>
          </table:table-cell>
          <table:table-cell office:value-type="float" office:value="4">
            <text:p>4,0000000000</text:p>
          </table:table-cell>
          <table:table-cell table:formula="oooc:=[.I8]" office:value-type="float" office:value="5">
            <text:p>5</text:p>
          </table:table-cell>
          <table:table-cell table:formula="oooc:=[.H8]" office:value-type="float" office:value="40">
            <text:p>40</text:p>
          </table:table-cell>
          <table:table-cell table:formula="oooc:=[.G8]" office:value-type="float" office:value="44">
            <text:p>44</text:p>
          </table:table-cell>
          <table:table-cell/>
          <table:table-cell table:number-columns-repeated="3"/>
        </table:table-row>
        <table:table-row table:style-name="ro1">
          <table:table-cell table:number-columns-repeated="4"/>
          <table:table-cell table:formula="oooc:=[.A8]*[.$P$6]+[.B8]*[.$P$5]+[.C8]*[.$P$4]+[.D8]*[.$P$3]+[.E8]*[.$P$2]+[.F8]*[.$P$3]+[.G8]*[.$P$4]+[.H8]*[.$P$5]+[.I8]*[.$P$6]" office:value-type="float" office:value="-4.6244783718573">
            <text:p>-4,6244783719</text:p>
          </table:table-cell>
          <table:table-cell table:formula="oooc:=[.B8]*[.$P$6]+[.C8]*[.$P$5]+[.D8]*[.$P$4]+[.E8]*[.$P$3]+[.F8]*[.$P$2]+[.G8]*[.$P$3]+[.H8]*[.$P$4]+[.I8]*[.$P$5]+[.J8]*[.$P$6]" office:value-type="float" office:value="11.5963253164169">
            <text:p>11,5963253164</text:p>
          </table:table-cell>
          <table:table-cell table:formula="oooc:=[.C8]*[.$P$6]+[.D8]*[.$P$5]+[.E8]*[.$P$4]+[.F8]*[.$P$3]+[.G8]*[.$P$2]+[.H8]*[.$P$3]+[.I8]*[.$P$4]+[.J8]*[.$P$5]+[.K8]*[.$P$6]" office:value-type="float" office:value="38.8999913137701">
            <text:p>38,8999913138</text:p>
          </table:table-cell>
          <table:table-cell table:formula="oooc:=[.D8]*[.$P$6]+[.E8]*[.$P$5]+[.F8]*[.$P$4]+[.G8]*[.$P$3]+[.H8]*[.$P$2]+[.I8]*[.$P$3]+[.J8]*[.$P$4]+[.K8]*[.$P$5]+[.L8]*[.$P$6]" office:value-type="float" office:value="37.6274128978989">
            <text:p>37,6274128979</text:p>
          </table:table-cell>
          <table:table-cell table:formula="oooc:=[.E8]*[.$P$6]+[.F8]*[.$P$5]+[.G8]*[.$P$4]+[.H8]*[.$P$3]+[.I8]*[.$P$2]+[.J8]*[.$P$3]+[.K8]*[.$P$4]+[.L8]*[.$P$5]+[.M8]*[.$P$6]" office:value-type="float" office:value="11.4122478721586">
            <text:p>11,4122478722</text:p>
          </table:table-cell>
          <table:table-cell table:formula="oooc:=[.F8]*[.$P$6]+[.G8]*[.$P$5]+[.H8]*[.$P$4]+[.I8]*[.$P$3]+[.J8]*[.$P$2]+[.K8]*[.$P$3]+[.L8]*[.$P$4]+[.M8]*[.$P$5]+[.N8]*[.$P$6]" office:value-type="float" office:value="-2.55447145827477">
            <text:p>-2,5544714583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ooc:=[.C8]*[.$Q$5]+[.D8]*[.$Q$4]+[.E8]*[.$Q$3]+[.F8]*[.$Q$2]+[.G8]*[.$Q$3]+[.H8]*[.$Q$4]+[.I8]*[.$Q$5]" office:value-type="float" office:value="-20.7977524159833">
            <text:p>-20,7977524160</text:p>
          </table:table-cell>
          <table:table-cell table:formula="oooc:=[.D8]*[.$Q$5]+[.E8]*[.$Q$4]+[.F8]*[.$Q$3]+[.G8]*[.$Q$2]+[.H8]*[.$Q$3]+[.I8]*[.$Q$4]+[.J8]*[.$Q$5]" office:value-type="float" office:value="23.3752420313114">
            <text:p>23,3752420313</text:p>
          </table:table-cell>
          <table:table-cell table:formula="oooc:=[.E8]*[.$Q$5]+[.F8]*[.$Q$4]+[.G8]*[.$Q$3]+[.H8]*[.$Q$2]+[.I8]*[.$Q$3]+[.J8]*[.$Q$4]+[.K8]*[.$Q$5]" office:value-type="float" office:value="15.8097196992717">
            <text:p>15,8097196993</text:p>
          </table:table-cell>
          <table:table-cell table:formula="oooc:=[.F8]*[.$Q$5]+[.G8]*[.$Q$4]+[.H8]*[.$Q$3]+[.I8]*[.$Q$2]+[.J8]*[.$Q$3]+[.K8]*[.$Q$4]+[.L8]*[.$Q$5]" office:value-type="float" office:value="-19.2441983705002">
            <text:p>-19,2441983705</text:p>
          </table:table-cell>
          <table:table-cell table:formula="oooc:=[.G8]*[.$Q$5]+[.H8]*[.$Q$4]+[.I8]*[.$Q$3]+[.J8]*[.$Q$2]+[.K8]*[.$Q$3]+[.L8]*[.$Q$4]+[.M8]*[.$Q$5]" office:value-type="float" office:value="1.97606225064122">
            <text:p>1,9760622506</text:p>
          </table:table-cell>
          <table:table-cell table:formula="oooc:=[.H8]*[.$Q$5]+[.I8]*[.$Q$4]+[.J8]*[.$Q$3]+[.K8]*[.$Q$2]+[.L8]*[.$Q$3]+[.M8]*[.$Q$4]+[.N8]*[.$Q$5]" office:value-type="float" office:value="-19.6092854229572">
            <text:p>-19,6092854230</text:p>
          </table:table-cell>
          <table:table-cell table:number-columns-repeated="4"/>
          <table:table-cell office:value-type="string">
            <text:p>Synthesis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formula="oooc:=[.I12]" office:value-type="float" office:value="11.4122478721586">
            <text:p>11,41</text:p>
          </table:table-cell>
          <table:table-cell table:formula="oooc:=[.H12]" office:value-type="float" office:value="0">
            <text:p>0</text:p>
          </table:table-cell>
          <table:table-cell table:formula="oooc:=[.G12]" office:value-type="float" office:value="38.8999913137701">
            <text:p>38,9</text:p>
          </table:table-cell>
          <table:table-cell table:formula="oooc:=[.F12]" office:value-type="float" office:value="0">
            <text:p>0</text:p>
          </table:table-cell>
          <table:table-cell table:formula="oooc:=[.E9]" office:value-type="float" office:value="-4.6244783718573">
            <text:p>-4,6244783719</text:p>
          </table:table-cell>
          <table:table-cell office:value-type="float" office:value="0">
            <text:p>0,0000000000</text:p>
          </table:table-cell>
          <table:table-cell table:formula="oooc:=[.G9]" office:value-type="float" office:value="38.8999913137701">
            <text:p>38,8999913138</text:p>
          </table:table-cell>
          <table:table-cell office:value-type="float" office:value="0">
            <text:p>0,0000000000</text:p>
          </table:table-cell>
          <table:table-cell table:formula="oooc:=[.I9]" office:value-type="float" office:value="11.4122478721586">
            <text:p>11,4122478722</text:p>
          </table:table-cell>
          <table:table-cell office:value-type="float" office:value="0">
            <text:p>0,0000000000</text:p>
          </table:table-cell>
          <table:table-cell table:number-columns-repeated="7"/>
        </table:table-row>
        <table:table-row table:style-name="ro1">
          <table:table-cell table:formula="oooc:=[.G13]" office:value-type="float" office:value="15.8097196992717">
            <text:p>15,81</text:p>
          </table:table-cell>
          <table:table-cell table:formula="oooc:=[.H13]" office:value-type="float" office:value="0">
            <text:p>0</text:p>
          </table:table-cell>
          <table:table-cell table:formula="oooc:=[.E13]" office:value-type="float" office:value="-20.7977524159833">
            <text:p>-20,8</text:p>
          </table:table-cell>
          <table:table-cell table:formula="oooc:=[.H13]" office:value-type="float" office:value="0">
            <text:p>0</text:p>
          </table:table-cell>
          <table:table-cell table:formula="oooc:=[.E10]" office:value-type="float" office:value="-20.7977524159833">
            <text:p>-20,7977524160</text:p>
          </table:table-cell>
          <table:table-cell office:value-type="float" office:value="0">
            <text:p>0,0000000000</text:p>
          </table:table-cell>
          <table:table-cell table:formula="oooc:=[.G10]" office:value-type="float" office:value="15.8097196992717">
            <text:p>15,8097196993</text:p>
          </table:table-cell>
          <table:table-cell office:value-type="float" office:value="0">
            <text:p>0,0000000000</text:p>
          </table:table-cell>
          <table:table-cell table:formula="oooc:=[.I10]" office:value-type="float" office:value="1.97606225064122">
            <text:p>1,9760622506</text:p>
          </table:table-cell>
          <table:table-cell office:value-type="float" office:value="0">
            <text:p>0,0000000000</text:p>
          </table:table-cell>
          <table:table-cell/>
          <table:table-cell table:number-columns-repeated="6"/>
        </table:table-row>
        <table:table-row table:style-name="ro1">
          <table:table-cell table:number-columns-repeated="4"/>
          <table:table-cell table:formula="oooc:=[.B12]*[.$Q$19]+[.C12]*[.$Q$18]+[.D12]*[.$Q$17]+[.E12]*[.$Q$16]+[.F12]*[.$Q$17]+[.G12]*[.$Q$18]+[.H12]+[.$Q$19]" office:value-type="float" office:value="-9.72485440660743">
            <text:p>-9,7248544066</text:p>
          </table:table-cell>
          <table:table-cell table:formula="oooc:=[.C12]*[.$Q$19]+[.D12]*[.$Q$18]+[.E12]*[.$Q$17]+[.F12]*[.$Q$16]+[.G12]*[.$Q$17]+[.H12]*[.$Q$18]+[.I12]+[.$Q$19]" office:value-type="float" office:value="28.0366482855176">
            <text:p>28,0366482855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ooc:=[.A13]*[.$P$20]+[.B13]*[.$P$19]+[.C13]*[.$P$18]+[.D13]*[.$P$17]+[.E13]*[.$P$16]+[.F13]*[.$P$17]+[.G13]*[.$P$18]+[.H13]*[.$P$19]+[.J13]*[.$P$20]" office:value-type="float" office:value="-11.7269138311166">
            <text:p>-11,7269138311</text:p>
          </table:table-cell>
          <table:table-cell table:formula="oooc:=[.C13]*[.$P$20]+[.D13]*[.$P$19]+[.E13]*[.$P$18]+[.F13]*[.$P$17]+[.G13]*[.$P$16]+[.H13]*[.$P$17]+[.I13]*[.$P$18]+[.J13]*[.$P$19]+[.K13]*[.$P$20]" office:value-type="float" office:value="10.4484350235323">
            <text:p>10,4484350235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ooc:=[.E14]+[.E15]" office:value-type="float" office:value="-21.4517682377241">
            <text:p>-21,4517682377</text:p>
          </table:table-cell>
          <table:table-cell table:formula="oooc:=[.F14]+[.F15]" office:value-type="float" office:value="38.4850833090499">
            <text:p>38,4850833090</text:p>
          </table:table-cell>
          <table:table-cell table:number-columns-repeated="8"/>
          <table:table-cell office:value-type="float" office:value="0">
            <text:p>0</text:p>
          </table:table-cell>
          <table:table-cell table:formula="oooc:=[.P2]" office:value-type="float" office:value="0.60294901823636">
            <text:p>0,602949018236</text:p>
          </table:table-cell>
          <table:table-cell table:formula="oooc:=[.Q2]" office:value-type="float" office:value="1.115087052457">
            <text:p>1,11508705246</text:p>
          </table:table-cell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4"/>
          <table:table-cell office:value-type="float" office:value="1">
            <text:p>1</text:p>
          </table:table-cell>
          <table:table-cell table:formula="oooc:=[.P3]*-1" office:value-type="float" office:value="-0.266864118442875">
            <text:p>-0,266864118443</text:p>
          </table:table-cell>
          <table:table-cell table:formula="oooc:=[.Q3]*-1" office:value-type="float" office:value="0.59127176311425">
            <text:p>0,59127176311</text:p>
          </table:table-cell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4"/>
          <table:table-cell office:value-type="float" office:value="2">
            <text:p>2</text:p>
          </table:table-cell>
          <table:table-cell table:formula="oooc:=[.P4]" office:value-type="float" office:value="-0.07822326652899">
            <text:p>-0,078223266529</text:p>
          </table:table-cell>
          <table:table-cell table:formula="oooc:=[.Q4]" office:value-type="float" office:value="-0.0575435435262285">
            <text:p>-0,05754354353</text:p>
          </table:table-cell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4"/>
          <table:table-cell office:value-type="float" office:value="3">
            <text:p>3</text:p>
          </table:table-cell>
          <table:table-cell table:formula="oooc:=[.P5]*-1" office:value-type="float" office:value="0.016864118442875">
            <text:p>0,016864118443</text:p>
          </table:table-cell>
          <table:table-cell table:formula="oooc:=[.Q5]*-1" office:value-type="float" office:value="-0.09127176311425">
            <text:p>-0,09127176311</text:p>
          </table:table-cell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4"/>
          <table:table-cell office:value-type="float" office:value="4">
            <text:p>4</text:p>
          </table:table-cell>
          <table:table-cell table:formula="oooc:=[.P6]" office:value-type="float" office:value="0.02674875741081">
            <text:p>0,026748757411</text:p>
          </table:table-cell>
          <table:table-cell/>
        </table:table-row>
        <table:table-row table:style-name="ro1" table:number-rows-repeated="65515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Tabelle2" table:style-name="ta1" table:print="false">
        <table:table-column table:style-name="co1" table:number-columns-repeated="4" table:default-cell-style-name="Default"/>
        <table:table-column table:style-name="co9" table:number-columns-repeated="6" table:default-cell-style-name="ce1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ce2"/>
        <table:table-column table:style-name="co11" table:default-cell-style-name="ce3"/>
        <table:table-row table:style-name="ro1">
          <table:table-cell table:number-columns-repeated="14"/>
          <table:table-cell office:value-type="string">
            <text:p>Analys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</table:table-row>
        <table:table-row table:style-name="ro1">
          <table:table-cell table:number-columns-repeated="14"/>
          <table:table-cell office:value-type="float" office:value="0">
            <text:p>0</text:p>
          </table:table-cell>
          <table:table-cell table:formula="oooc:=1/SQRT(2)" office:value-type="float" office:value="0.707106781186547">
            <text:p>0,707106781187</text:p>
          </table:table-cell>
          <table:table-cell table:formula="oooc:=1/SQRT(2)" office:value-type="float" office:value="0.707106781186547">
            <text:p>0,70710678119</text:p>
          </table:table-cell>
        </table:table-row>
        <table:table-row table:style-name="ro1">
          <table:table-cell table:number-columns-repeated="14"/>
          <table:table-cell office:value-type="float" office:value="1">
            <text:p>1</text:p>
          </table:table-cell>
          <table:table-cell table:formula="oooc:=1/SQRT(2)" office:value-type="float" office:value="0.707106781186547">
            <text:p>0,707106781187</text:p>
          </table:table-cell>
          <table:table-cell table:formula="oooc:=-1/SQRT(2)" office:value-type="float" office:value="-0.707106781186547">
            <text:p>-0,70710678119</text:p>
          </table:table-cell>
        </table:table-row>
        <table:table-row table:style-name="ro1">
          <table:table-cell table:number-columns-repeated="14"/>
          <table:table-cell office:value-type="float" office:value="2">
            <text:p>2</text:p>
          </table:table-cell>
          <table:table-cell table:number-columns-repeated="2" office:value-type="float" office:value="0">
            <text:p>0,000000000000</text:p>
          </table:table-cell>
        </table:table-row>
        <table:table-row table:style-name="ro1">
          <table:table-cell table:number-columns-repeated="14"/>
          <table:table-cell office:value-type="float" office:value="3">
            <text:p>3</text:p>
          </table:table-cell>
          <table:table-cell table:number-columns-repeated="2" office:value-type="float" office:value="0">
            <text:p>0,000000000000</text:p>
          </table:table-cell>
        </table:table-row>
        <table:table-row table:style-name="ro1">
          <table:table-cell table:number-columns-repeated="14"/>
          <table:table-cell office:value-type="float" office:value="4">
            <text:p>4</text:p>
          </table:table-cell>
          <table:table-cell office:value-type="float" office:value="0">
            <text:p>0,0000000000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>
            <text:p>0,0000000000</text:p>
          </table:table-cell>
          <table:table-cell office:value-type="float" office:value="1">
            <text:p>1,0000000000</text:p>
          </table:table-cell>
          <table:table-cell office:value-type="float" office:value="2">
            <text:p>2,0000000000</text:p>
          </table:table-cell>
          <table:table-cell office:value-type="float" office:value="3">
            <text:p>3,0000000000</text:p>
          </table:table-cell>
          <table:table-cell office:value-type="float" office:value="4">
            <text:p>4,0000000000</text:p>
          </table:table-cell>
          <table:table-cell office:value-type="float" office:value="5">
            <text:p>5,0000000000</text:p>
          </table:table-cell>
          <table:table-cell table:number-columns-repeated="7"/>
        </table:table-row>
        <table:table-row table:style-name="ro1">
          <table:table-cell table:formula="oooc:=[.I8]" office:value-type="float" office:value="5">
            <text:p>5</text:p>
          </table:table-cell>
          <table:table-cell table:formula="oooc:=[.H8]" office:value-type="float" office:value="40">
            <text:p>40</text:p>
          </table:table-cell>
          <table:table-cell table:formula="oooc:=[.G8]" office:value-type="float" office:value="44">
            <text:p>44</text:p>
          </table:table-cell>
          <table:table-cell table:formula="oooc:=[.F8]" office:value-type="float" office:value="4">
            <text:p>4</text:p>
          </table:table-cell>
          <table:table-cell office:value-type="float" office:value="2">
            <text:p>2,0000000000</text:p>
          </table:table-cell>
          <table:table-cell office:value-type="float" office:value="4">
            <text:p>4,0000000000</text:p>
          </table:table-cell>
          <table:table-cell office:value-type="float" office:value="44">
            <text:p>44,0000000000</text:p>
          </table:table-cell>
          <table:table-cell office:value-type="float" office:value="40">
            <text:p>40,0000000000</text:p>
          </table:table-cell>
          <table:table-cell office:value-type="float" office:value="5">
            <text:p>5,0000000000</text:p>
          </table:table-cell>
          <table:table-cell office:value-type="float" office:value="4">
            <text:p>4,0000000000</text:p>
          </table:table-cell>
          <table:table-cell table:formula="oooc:=[.I8]" office:value-type="float" office:value="5">
            <text:p>5</text:p>
          </table:table-cell>
          <table:table-cell table:formula="oooc:=[.H8]" office:value-type="float" office:value="40">
            <text:p>40</text:p>
          </table:table-cell>
          <table:table-cell table:formula="oooc:=[.G8]" office:value-type="float" office:value="44">
            <text:p>44</text:p>
          </table:table-cell>
          <table:table-cell/>
          <table:table-cell table:number-columns-repeated="3"/>
        </table:table-row>
        <table:table-row table:style-name="ro1">
          <table:table-cell table:number-columns-repeated="4"/>
          <table:table-cell table:formula="oooc:=[.E8]*[.$P$2]+[.F8]*[.$P$3]+[.G8]*[.$P$4]+[.H8]*[.$P$5]+[.I8]*[.$P$6]" office:value-type="float" office:value="4.24264068711929">
            <text:p>4,2426406871</text:p>
          </table:table-cell>
          <table:table-cell table:formula="oooc:=[.F8]*[.$P$2]+[.G8]*[.$P$3]+[.H8]*[.$P$4]+[.I8]*[.$P$5]+[.J8]*[.$P$6]" office:value-type="float" office:value="33.9411254969543">
            <text:p>33,9411254970</text:p>
          </table:table-cell>
          <table:table-cell table:formula="oooc:=[.G8]*[.$P$2]+[.H8]*[.$P$3]+[.I8]*[.$P$4]+[.J8]*[.$P$5]+[.K8]*[.$P$6]" office:value-type="float" office:value="59.39696961967">
            <text:p>59,3969696197</text:p>
          </table:table-cell>
          <table:table-cell table:formula="oooc:=[.H8]*[.$P$2]+[.I8]*[.$P$3]+[.J8]*[.$P$4]+[.K8]*[.$P$5]+[.L8]*[.$P$6]" office:value-type="float" office:value="31.8198051533946">
            <text:p>31,8198051534</text:p>
          </table:table-cell>
          <table:table-cell table:formula="oooc:=[.I8]*[.$P$2]+[.J8]*[.$P$3]+[.K8]*[.$P$4]+[.L8]*[.$P$5]+[.M8]*[.$P$6]" office:value-type="float" office:value="6.36396103067893">
            <text:p>6,3639610307</text:p>
          </table:table-cell>
          <table:table-cell table:formula="oooc:=[.J8]*[.$P$2]+[.K8]*[.$P$3]+[.L8]*[.$P$4]+[.M8]*[.$P$5]+[.N8]*[.$P$6]" office:value-type="float" office:value="6.36396103067893">
            <text:p>6,3639610307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ooc:=[.E8]*[.$Q$2]+[.F8]*[.$Q$3]+[.G8]*[.$Q$4]+[.H8]*[.$Q$5]" office:value-type="float" office:value="-1.4142135623731">
            <text:p>-1,4142135624</text:p>
          </table:table-cell>
          <table:table-cell table:formula="oooc:=[.F8]*[.$Q$2]+[.G8]*[.$Q$3]+[.H8]*[.$Q$4]+[.I8]*[.$Q$5]" office:value-type="float" office:value="-28.2842712474619">
            <text:p>-28,2842712475</text:p>
          </table:table-cell>
          <table:table-cell table:formula="oooc:=[.G8]*[.$Q$2]+[.H8]*[.$Q$3]+[.I8]*[.$Q$4]+[.J8]*[.$Q$5]" office:value-type="float" office:value="2.82842712474619">
            <text:p>2,8284271247</text:p>
          </table:table-cell>
          <table:table-cell table:formula="oooc:=[.H8]*[.$Q$2]+[.I8]*[.$Q$3]+[.J8]*[.$Q$4]+[.K8]*[.$Q$5]" office:value-type="float" office:value="24.7487373415292">
            <text:p>24,7487373415</text:p>
          </table:table-cell>
          <table:table-cell table:formula="oooc:=[.I8]*[.$Q$2]+[.J8]*[.$Q$3]+[.K8]*[.$Q$4]+[.L8]*[.$Q$5]" office:value-type="float" office:value="0.707106781186547">
            <text:p>0,7071067812</text:p>
          </table:table-cell>
          <table:table-cell table:formula="oooc:=[.J8]*[.$Q$2]+[.K8]*[.$Q$3]+[.L8]*[.$Q$4]+[.M8]*[.$Q$5]" office:value-type="float" office:value="-0.707106781186547">
            <text:p>-0,7071067812</text:p>
          </table:table-cell>
          <table:table-cell table:number-columns-repeated="4"/>
          <table:table-cell office:value-type="string">
            <text:p>Synthesis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formula="oooc:=[.I12]" office:value-type="float" office:value="6.36396103067893">
            <text:p>6,36</text:p>
          </table:table-cell>
          <table:table-cell table:formula="oooc:=[.H12]" office:value-type="float" office:value="0">
            <text:p>0</text:p>
          </table:table-cell>
          <table:table-cell table:formula="oooc:=[.G12]" office:value-type="float" office:value="59.39696961967">
            <text:p>59,4</text:p>
          </table:table-cell>
          <table:table-cell table:formula="oooc:=[.F12]" office:value-type="float" office:value="0">
            <text:p>0</text:p>
          </table:table-cell>
          <table:table-cell table:formula="oooc:=[.E9]" office:value-type="float" office:value="4.24264068711929">
            <text:p>4,2426406871</text:p>
          </table:table-cell>
          <table:table-cell office:value-type="float" office:value="0">
            <text:p>0,0000000000</text:p>
          </table:table-cell>
          <table:table-cell table:formula="oooc:=[.G9]" office:value-type="float" office:value="59.39696961967">
            <text:p>59,3969696197</text:p>
          </table:table-cell>
          <table:table-cell office:value-type="float" office:value="0">
            <text:p>0,0000000000</text:p>
          </table:table-cell>
          <table:table-cell table:formula="oooc:=[.I9]" office:value-type="float" office:value="6.36396103067893">
            <text:p>6,3639610307</text:p>
          </table:table-cell>
          <table:table-cell office:value-type="float" office:value="0">
            <text:p>0,0000000000</text:p>
          </table:table-cell>
          <table:table-cell table:formula="oooc:=[.I12]" office:value-type="float" office:value="6.36396103067893">
            <text:p>6,36</text:p>
          </table:table-cell>
          <table:table-cell table:formula="oooc:=[.H12]" office:value-type="float" office:value="0">
            <text:p>0</text:p>
          </table:table-cell>
          <table:table-cell table:formula="oooc:=[.G12]" office:value-type="float" office:value="59.39696961967">
            <text:p>59,4</text:p>
          </table:table-cell>
          <table:table-cell table:formula="oooc:=[.F1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ooc:=[.I13]" office:value-type="float" office:value="0.707106781186547">
            <text:p>0,71</text:p>
          </table:table-cell>
          <table:table-cell table:formula="oooc:=[.H13]" office:value-type="float" office:value="0">
            <text:p>0</text:p>
          </table:table-cell>
          <table:table-cell table:formula="oooc:=[.G13]" office:value-type="float" office:value="2.82842712474619">
            <text:p>2,83</text:p>
          </table:table-cell>
          <table:table-cell table:formula="oooc:=[.F13]" office:value-type="float" office:value="0">
            <text:p>0</text:p>
          </table:table-cell>
          <table:table-cell table:formula="oooc:=[.E10]" office:value-type="float" office:value="-1.4142135623731">
            <text:p>-1,4142135624</text:p>
          </table:table-cell>
          <table:table-cell office:value-type="float" office:value="0">
            <text:p>0,0000000000</text:p>
          </table:table-cell>
          <table:table-cell table:formula="oooc:=[.G10]" office:value-type="float" office:value="2.82842712474619">
            <text:p>2,8284271247</text:p>
          </table:table-cell>
          <table:table-cell office:value-type="float" office:value="0">
            <text:p>0,0000000000</text:p>
          </table:table-cell>
          <table:table-cell table:formula="oooc:=[.I10]" office:value-type="float" office:value="0.707106781186547">
            <text:p>0,7071067812</text:p>
          </table:table-cell>
          <table:table-cell office:value-type="float" office:value="0">
            <text:p>0,0000000000</text:p>
          </table:table-cell>
          <table:table-cell table:formula="oooc:=[.I13]" office:value-type="float" office:value="0.707106781186547">
            <text:p>0,71</text:p>
          </table:table-cell>
          <table:table-cell table:formula="oooc:=[.H13]" office:value-type="float" office:value="0">
            <text:p>0</text:p>
          </table:table-cell>
          <table:table-cell table:formula="oooc:=[.G13]" office:value-type="float" office:value="2.82842712474619">
            <text:p>2,83</text:p>
          </table:table-cell>
          <table:table-cell table:formula="oooc:=[.F1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ooc:=[.A12]*[.$P$21]+[.B12]*[.$P$20]+[.C12]*[.$P$19]+[.D12]*[.$P$18]+[.E12]*[.$P$17]" office:value-type="float" office:value="3">
            <text:p>3,0000000000</text:p>
          </table:table-cell>
          <table:table-cell table:formula="oooc:=[.B12]*[.$P$21]+[.C12]*[.$P$20]+[.D12]*[.$P$19]+[.E12]*[.$P$18]+[.F12]*[.$P$17]" office:value-type="float" office:value="3">
            <text:p>3,0000000000</text:p>
          </table:table-cell>
          <table:table-cell table:formula="oooc:=[.C12]*[.$P$21]+[.D12]*[.$P$20]+[.E12]*[.$P$19]+[.F12]*[.$P$18]+[.G12]*[.$P$17]" office:value-type="float" office:value="42">
            <text:p>42,0000000000</text:p>
          </table:table-cell>
          <table:table-cell table:formula="oooc:=[.D12]*[.$P$21]+[.E12]*[.$P$20]+[.F12]*[.$P$19]+[.G12]*[.$P$18]+[.H12]*[.$P$17]" office:value-type="float" office:value="42">
            <text:p>42,0000000000</text:p>
          </table:table-cell>
          <table:table-cell table:formula="oooc:=[.E12]*[.$P$21]+[.F12]*[.$P$20]+[.G12]*[.$P$19]+[.H12]*[.$P$18]+[.I12]*[.$P$17]" office:value-type="float" office:value="4.5">
            <text:p>4,5000000000</text:p>
          </table:table-cell>
          <table:table-cell table:formula="oooc:=[.F12]*[.$P$21]+[.G12]*[.$P$20]+[.H12]*[.$P$19]+[.I12]*[.$P$18]+[.J12]*[.$P$17]" office:value-type="float" office:value="4.5">
            <text:p>4,5000000000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ooc:=[.B13]*[.$Q$20]+[.C13]*[.$Q$19]+[.D13]*[.$Q$18]+[.E13]*[.$Q$17]" office:value-type="float" office:value="-1">
            <text:p>-1,0000000000</text:p>
          </table:table-cell>
          <table:table-cell table:formula="oooc:=[.C13]*[.$Q$20]+[.D13]*[.$Q$19]+[.E13]*[.$Q$18]+[.F13]*[.$Q$17]" office:value-type="float" office:value="1">
            <text:p>1,0000000000</text:p>
          </table:table-cell>
          <table:table-cell table:formula="oooc:=[.D13]*[.$Q$20]+[.E13]*[.$Q$19]+[.F13]*[.$Q$18]+[.G13]*[.$Q$17]" office:value-type="float" office:value="2">
            <text:p>2,0000000000</text:p>
          </table:table-cell>
          <table:table-cell table:formula="oooc:=[.E13]*[.$Q$20]+[.F13]*[.$Q$19]+[.G13]*[.$Q$18]+[.H13]*[.$Q$17]" office:value-type="float" office:value="-2">
            <text:p>-2,0000000000</text:p>
          </table:table-cell>
          <table:table-cell table:formula="oooc:=[.F13]*[.$Q$20]+[.G13]*[.$Q$19]+[.H13]*[.$Q$18]+[.I13]*[.$Q$17]" office:value-type="float" office:value="0.5">
            <text:p>0,5000000000</text:p>
          </table:table-cell>
          <table:table-cell table:formula="oooc:=[.G13]*[.$Q$20]+[.H13]*[.$Q$19]+[.I13]*[.$Q$18]+[.J13]*[.$Q$17]" office:value-type="float" office:value="-0.5">
            <text:p>-0,5000000000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ooc:=[.E15]+[.E14]" office:value-type="float" office:value="2">
            <text:p>2,0000000000</text:p>
          </table:table-cell>
          <table:table-cell table:formula="oooc:=[.F15]+[.F14]" office:value-type="float" office:value="4">
            <text:p>4,0000000000</text:p>
          </table:table-cell>
          <table:table-cell table:formula="oooc:=[.G15]+[.G14]" office:value-type="float" office:value="44">
            <text:p>44,0000000000</text:p>
          </table:table-cell>
          <table:table-cell table:formula="oooc:=[.H15]+[.H14]" office:value-type="float" office:value="40">
            <text:p>40,0000000000</text:p>
          </table:table-cell>
          <table:table-cell table:formula="oooc:=[.I15]+[.I14]" office:value-type="float" office:value="5">
            <text:p>5,0000000000</text:p>
          </table:table-cell>
          <table:table-cell table:formula="oooc:=[.J15]+[.J14]" office:value-type="float" office:value="4">
            <text:p>4,0000000000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float" office:value="0">
            <text:p>0</text:p>
          </table:table-cell>
          <table:table-cell table:formula="oooc:=[.P2]" office:value-type="float" office:value="0.707106781186547">
            <text:p>0,707106781187</text:p>
          </table:table-cell>
          <table:table-cell table:formula="oooc:=[.Q2]" office:value-type="float" office:value="0.707106781186547">
            <text:p>0,70710678119</text:p>
          </table:table-cell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4"/>
          <table:table-cell office:value-type="float" office:value="1">
            <text:p>1</text:p>
          </table:table-cell>
          <table:table-cell table:formula="oooc:=[.P3]" office:value-type="float" office:value="0.707106781186547">
            <text:p>0,707106781187</text:p>
          </table:table-cell>
          <table:table-cell table:formula="oooc:=[.Q3]" office:value-type="float" office:value="-0.707106781186547">
            <text:p>-0,70710678119</text:p>
          </table:table-cell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4"/>
          <table:table-cell office:value-type="float" office:value="2">
            <text:p>2</text:p>
          </table:table-cell>
          <table:table-cell table:formula="oooc:=[.P4]" office:value-type="float" office:value="0">
            <text:p>0,000000000000</text:p>
          </table:table-cell>
          <table:table-cell table:formula="oooc:=[.Q4]" office:value-type="float" office:value="0">
            <text:p>0,00000000000</text:p>
          </table:table-cell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4"/>
          <table:table-cell office:value-type="float" office:value="3">
            <text:p>3</text:p>
          </table:table-cell>
          <table:table-cell table:formula="oooc:=[.P5]*-1" office:value-type="float" office:value="0">
            <text:p>0,000000000000</text:p>
          </table:table-cell>
          <table:table-cell table:formula="oooc:=[.Q5]*-1" office:value-type="float" office:value="0">
            <text:p>0,000000000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8"/>
          <table:table-cell office:value-type="float" office:value="4">
            <text:p>4</text:p>
          </table:table-cell>
          <table:table-cell table:formula="oooc:=[.P6]" office:value-type="float" office:value="0">
            <text:p>0,00000000000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4"/>
          <table:table-cell table:number-columns-repeated="5"/>
          <table:table-cell table:style-name="Default" table:number-columns-repeated="2"/>
        </table:table-row>
      </table:table>
      <table:table table:name="Tabelle3" table:style-name="ta1" table:print="false">
        <table:table-column table:style-name="co12" table:number-columns-repeated="5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2"/>
        <table:table-column table:style-name="co8" table:default-cell-style-name="ce3"/>
        <table:table-row table:style-name="ro1">
          <table:table-cell table:number-columns-repeated="15"/>
          <table:table-cell office:value-type="string">
            <text:p>Analys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</table:table-row>
        <table:table-row table:style-name="ro1">
          <table:table-cell table:number-columns-repeated="15"/>
          <table:table-cell office:value-type="float" office:value="0">
            <text:p>0</text:p>
          </table:table-cell>
          <table:table-cell office:value-type="float" office:value="0.60294901823636">
            <text:p>0,602949018236</text:p>
          </table:table-cell>
          <table:table-cell office:value-type="float" office:value="1.115087052457">
            <text:p>1,11508705246</text:p>
          </table:table-cell>
        </table:table-row>
        <table:table-row table:style-name="ro1">
          <table:table-cell table:number-columns-repeated="15"/>
          <table:table-cell office:value-type="float" office:value="1">
            <text:p>1</text:p>
          </table:table-cell>
          <table:table-cell office:value-type="float" office:value="0.266864118442875">
            <text:p>0,266864118443</text:p>
          </table:table-cell>
          <table:table-cell office:value-type="float" office:value="-0.59127176311425">
            <text:p>-0,59127176311</text:p>
          </table:table-cell>
        </table:table-row>
        <table:table-row table:style-name="ro1">
          <table:table-cell table:number-columns-repeated="15"/>
          <table:table-cell office:value-type="float" office:value="2">
            <text:p>2</text:p>
          </table:table-cell>
          <table:table-cell office:value-type="float" office:value="-0.07822326652899">
            <text:p>-0,078223266529</text:p>
          </table:table-cell>
          <table:table-cell office:value-type="float" office:value="-0.0575435435262285">
            <text:p>-0,05754354353</text:p>
          </table:table-cell>
        </table:table-row>
        <table:table-row table:style-name="ro1">
          <table:table-cell table:number-columns-repeated="15"/>
          <table:table-cell office:value-type="float" office:value="3">
            <text:p>3</text:p>
          </table:table-cell>
          <table:table-cell office:value-type="float" office:value="-0.016864118442875">
            <text:p>-0,016864118443</text:p>
          </table:table-cell>
          <table:table-cell office:value-type="float" office:value="0.09127176311425">
            <text:p>0,09127176311</text:p>
          </table:table-cell>
        </table:table-row>
        <table:table-row table:style-name="ro1">
          <table:table-cell table:number-columns-repeated="15"/>
          <table:table-cell office:value-type="float" office:value="4">
            <text:p>4</text:p>
          </table:table-cell>
          <table:table-cell office:value-type="float" office:value="0.02674875741081">
            <text:p>0,026748757411</text:p>
          </table:table-cell>
          <table:table-cell/>
        </table:table-row>
        <table:table-row table:style-name="ro1">
          <table:table-cell table:number-columns-repeated="5"/>
          <table:table-cell office:value-type="float" office:value="0">
            <text:p>0,0000000000</text:p>
          </table:table-cell>
          <table:table-cell office:value-type="float" office:value="1">
            <text:p>1,0000000000</text:p>
          </table:table-cell>
          <table:table-cell office:value-type="float" office:value="2">
            <text:p>2,0000000000</text:p>
          </table:table-cell>
          <table:table-cell office:value-type="float" office:value="3">
            <text:p>3,0000000000</text:p>
          </table:table-cell>
          <table:table-cell office:value-type="float" office:value="4">
            <text:p>4,0000000000</text:p>
          </table:table-cell>
          <table:table-cell table:style-name="Default"/>
          <table:table-cell table:number-columns-repeated="7"/>
        </table:table-row>
        <table:table-row table:style-name="ro1">
          <table:table-cell table:formula="oooc:=[.K8]" office:value-type="float" office:value="40">
            <text:p>40,0000000000</text:p>
          </table:table-cell>
          <table:table-cell table:formula="oooc:=[.J8]" office:value-type="float" office:value="5">
            <text:p>5,0000000000</text:p>
          </table:table-cell>
          <table:table-cell table:formula="oooc:=[.I8]" office:value-type="float" office:value="40">
            <text:p>40,0000000000</text:p>
          </table:table-cell>
          <table:table-cell table:formula="oooc:=[.H8]" office:value-type="float" office:value="44">
            <text:p>44,0000000000</text:p>
          </table:table-cell>
          <table:table-cell table:formula="oooc:=[.G8]" office:value-type="float" office:value="4">
            <text:p>4,0000000000</text:p>
          </table:table-cell>
          <table:table-cell office:value-type="float" office:value="2">
            <text:p>2,0000000000</text:p>
          </table:table-cell>
          <table:table-cell office:value-type="float" office:value="4">
            <text:p>4,0000000000</text:p>
          </table:table-cell>
          <table:table-cell office:value-type="float" office:value="44">
            <text:p>44,0000000000</text:p>
          </table:table-cell>
          <table:table-cell office:value-type="float" office:value="40">
            <text:p>40,0000000000</text:p>
          </table:table-cell>
          <table:table-cell office:value-type="float" office:value="5">
            <text:p>5,0000000000</text:p>
          </table:table-cell>
          <table:table-cell table:style-name="Default" table:formula="oooc:=[.I8]" office:value-type="float" office:value="40">
            <text:p>40</text:p>
          </table:table-cell>
          <table:table-cell table:formula="oooc:=[.H8]" office:value-type="float" office:value="44">
            <text:p>44</text:p>
          </table:table-cell>
          <table:table-cell table:formula="oooc:=[.G8]" office:value-type="float" office:value="4">
            <text:p>4</text:p>
          </table:table-cell>
          <table:table-cell table:formula="oooc:=[.F8]" office:value-type="float" office:value="2">
            <text:p>2</text:p>
          </table:table-cell>
          <table:table-cell table:number-columns-repeated="3"/>
          <table:table-cell/>
        </table:table-row>
        <table:table-row table:style-name="ro1">
          <table:table-cell table:number-columns-repeated="4"/>
          <table:table-cell table:formula="oooc:=[.A8]*[.$Q$6]+[.B8]*[.$Q$5]+[.C8]*[.$Q$4]+[.D8]*[.$Q$3]+[.E8]*[.$Q$2]+[.F8]*[.$Q$3]+[.G8]*[.$Q$4]+[.H8]*[.$Q$5]+[.I8]*[.$Q$6]" office:value-type="float" office:value="12.5592805832061">
            <text:p>12,5592805832</text:p>
          </table:table-cell>
          <table:table-cell table:formula="oooc:=[.B8]*[.$Q$6]+[.C8]*[.$Q$5]+[.D8]*[.$Q$4]+[.E8]*[.$Q$3]+[.F8]*[.$Q$2]+[.G8]*[.$Q$3]+[.H8]*[.$Q$4]+[.I8]*[.$Q$5]+[.J8]*[.$Q$6]" office:value-type="float" office:value="-4.6244783718573">
            <text:p>-4,6244783719</text:p>
          </table:table-cell>
          <table:table-cell table:formula="oooc:=[.C8]*[.$Q$6]+[.D8]*[.$Q$5]+[.E8]*[.$Q$4]+[.F8]*[.$Q$3]+[.G8]*[.$Q$2]+[.H8]*[.$Q$3]+[.I8]*[.$Q$4]+[.J8]*[.$Q$5]+[.K8]*[.$Q$6]" office:value-type="float" office:value="12.5592805832061">
            <text:p>12,5592805832</text:p>
          </table:table-cell>
          <table:table-cell table:formula="oooc:=[.D8]*[.$Q$6]+[.E8]*[.$Q$5]+[.F8]*[.$Q$4]+[.G8]*[.$Q$3]+[.H8]*[.$Q$2]+[.I8]*[.$Q$3]+[.J8]*[.$Q$4]+[.K8]*[.$Q$5]+[.L8]*[.$Q$6]" office:value-type="float" office:value="39.3360845888482">
            <text:p>39,3360845888</text:p>
          </table:table-cell>
          <table:table-cell table:formula="oooc:=[.E8]*[.$Q$6]+[.F8]*[.$Q$5]+[.G8]*[.$Q$4]+[.H8]*[.$Q$3]+[.I8]*[.$Q$2]+[.J8]*[.$Q$3]+[.K8]*[.$Q$4]+[.L8]*[.$Q$5]+[.M8]*[.$Q$6]" office:value-type="float" office:value="33.1907194167939">
            <text:p>33,1907194168</text:p>
          </table:table-cell>
          <table:table-cell table:formula="oooc:=[.F8]*[.$Q$6]+[.G8]*[.$Q$5]+[.H8]*[.$Q$4]+[.I8]*[.$Q$3]+[.J8]*[.$Q$2]+[.K8]*[.$Q$3]+[.L8]*[.$Q$4]+[.M8]*[.$Q$5]+[.N8]*[.$Q$6]" office:value-type="float" office:value="17.4523091941609">
            <text:p>17,4523091942</text:p>
          </table:table-cell>
          <table:table-cell table:formula="oooc:=[.G8]*[.$Q$6]+[.H8]*[.$Q$5]+[.I8]*[.$Q$4]+[.J8]*[.$Q$3]+[.K8]*[.$Q$2]+[.L8]*[.$Q$3]+[.M8]*[.$Q$4]+[.N8]*[.$Q$5]+[.O8]*[.$Q$6]" office:value-type="float" office:value="33.0837243871507">
            <text:p>33,0837243872</text:p>
          </table:table-cell>
          <table:table-cell table:style-name="ce1" table:formula="oooc:=[.H8]*[.$Q$6]+[.I8]*[.$Q$5]+[.J8]*[.$Q$4]+[.K8]*[.$Q$3]+[.L8]*[.$Q$2]+[.M8]*[.$Q$3]+[.N8]*[.$Q$4]+[.O8]*[.$Q$5]+[.P8]*[.$Q$6]" office:value-type="float" office:value="38.226595736544">
            <text:p>38,226595736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ooc:=[.B8]*[.$R$5]+[.C8]*[.$R$4]+[.D8]*[.$R$3]+[.E8]*[.$R$2]+[.F8]*[.$R$3]+[.G8]*[.$R$4]+[.H8]*[.$R$5]" office:value-type="float" office:value="-20.7977524159833">
            <text:p>-20,7977524160</text:p>
          </table:table-cell>
          <table:table-cell table:formula="oooc:=[.C8]*[.$R$5]+[.D8]*[.$R$4]+[.E8]*[.$R$3]+[.F8]*[.$R$2]+[.G8]*[.$R$3]+[.H8]*[.$R$4]+[.I8]*[.$R$5]" office:value-type="float" office:value="-0.262090781168108">
            <text:p>-0,2620907812</text:p>
          </table:table-cell>
          <table:table-cell table:formula="oooc:=[.D8]*[.$R$5]+[.E8]*[.$R$4]+[.F8]*[.$R$3]+[.G8]*[.$R$2]+[.H8]*[.$R$3]+[.I8]*[.$R$4]+[.J8]*[.$R$5]" office:value-type="float" office:value="-20.7977524159833">
            <text:p>-20,7977524160</text:p>
          </table:table-cell>
          <table:table-cell table:formula="oooc:=[.E8]*[.$R$5]+[.F8]*[.$R$4]+[.G8]*[.$R$3]+[.H8]*[.$R$2]+[.I8]*[.$R$3]+[.J8]*[.$R$4]+[.K8]*[.$R$5]" office:value-type="float" office:value="26.6610255034244">
            <text:p>26,6610255034</text:p>
          </table:table-cell>
          <table:table-cell table:formula="oooc:=[.F8]*[.$R$5]+[.G8]*[.$R$4]+[.H8]*[.$R$3]+[.I8]*[.$R$2]+[.J8]*[.$R$3]+[.K8]*[.$R$4]+[.L8]*[.$R$5]" office:value-type="float" office:value="17.2977508937832">
            <text:p>17,2977508938</text:p>
          </table:table-cell>
          <table:table-cell table:formula="oooc:=[.G8]*[.$R$5]+[.H8]*[.$R$4]+[.I8]*[.$R$3]+[.J8]*[.$R$2]+[.K8]*[.$R$3]+[.L8]*[.$R$4]+[.M8]*[.$R$5]" office:value-type="float" office:value="-46.0599635122491">
            <text:p>-46,0599635122</text:p>
          </table:table-cell>
          <table:table-cell table:formula="oooc:=[.H8]*[.$R$5]+[.I8]*[.$R$4]+[.J8]*[.$R$3]+[.K8]*[.$R$2]+[.L8]*[.$R$3]+[.M8]*[.$R$4]+[.N8]*[.$R$5]" office:value-type="float" office:value="17.2977508937832">
            <text:p>17,2977508938</text:p>
          </table:table-cell>
          <table:table-cell table:formula="oooc:=[.I8]*[.$R$5]+[.J8]*[.$R$4]+[.K8]*[.$R$3]+[.L8]*[.$R$2]+[.M8]*[.$R$3]+[.N8]*[.$R$4]+[.O8]*[.$R$5]" office:value-type="float" office:value="26.2959384509674">
            <text:p>26,2959384510</text:p>
          </table:table-cell>
          <table:table-cell table:style-name="ce1" table:formula="oooc:=[.J8]*[.$R$5]+[.K8]*[.$R$4]+[.L8]*[.$R$3]+[.M8]*[.$R$2]+[.N8]*[.$R$3]+[.O8]*[.$R$4]+[.P8]*[.$R$5]" office:value-type="float" office:value="-24.5835358189054">
            <text:p>-24,5835358189</text:p>
          </table:table-cell>
          <table:table-cell table:style-name="ce1" table:formula="oooc:=[.K8]*[.$R$5]+[.L8]*[.$R$4]+[.M8]*[.$R$3]+[.N8]*[.$R$2]+[.O8]*[.$R$3]+[.P8]*[.$R$4]+[.Q8]*[.$R$5]" office:value-type="float" office:value="0.984041661872946">
            <text:p>0,9840416619</text:p>
          </table:table-cell>
          <table:table-cell table:number-columns-repeated="2"/>
          <table:table-cell office:value-type="string">
            <text:p>Synthesis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Default"/>
          <table:table-cell table:number-columns-repeated="7"/>
        </table:table-row>
        <table:table-row table:style-name="ro1">
          <table:table-cell office:value-type="float" office:value="0">
            <text:p>0,0000000000</text:p>
          </table:table-cell>
          <table:table-cell table:formula="oooc:=[.J12]" office:value-type="float" office:value="17.4523091941609">
            <text:p>17,4523091942</text:p>
          </table:table-cell>
          <table:table-cell table:formula="oooc:=[.I12]" office:value-type="float" office:value="0">
            <text:p>0,0000000000</text:p>
          </table:table-cell>
          <table:table-cell table:formula="oooc:=[.H12]" office:value-type="float" office:value="39.3360845888482">
            <text:p>39,3360845888</text:p>
          </table:table-cell>
          <table:table-cell table:formula="oooc:=[.G12]" office:value-type="float" office:value="0">
            <text:p>0,0000000000</text:p>
          </table:table-cell>
          <table:table-cell table:formula="oooc:=[.F9]" office:value-type="float" office:value="-4.6244783718573">
            <text:p>-4,6244783719</text:p>
          </table:table-cell>
          <table:table-cell office:value-type="float" office:value="0">
            <text:p>0,0000000000</text:p>
          </table:table-cell>
          <table:table-cell table:formula="oooc:=[.H9]" office:value-type="float" office:value="39.3360845888482">
            <text:p>39,3360845888</text:p>
          </table:table-cell>
          <table:table-cell office:value-type="float" office:value="0">
            <text:p>0,0000000000</text:p>
          </table:table-cell>
          <table:table-cell table:formula="oooc:=[.J9]" office:value-type="float" office:value="17.4523091941609">
            <text:p>17,4523091942</text:p>
          </table:table-cell>
          <table:table-cell table:style-name="Default" office:value-type="float" office:value="0">
            <text:p>0</text:p>
          </table:table-cell>
          <table:table-cell table:formula="oooc:=[.H12]" office:value-type="float" office:value="39.3360845888482">
            <text:p>39,34</text:p>
          </table:table-cell>
          <table:table-cell table:formula="oooc:=[.I12]" office:value-type="float" office:value="0">
            <text:p>0</text:p>
          </table:table-cell>
          <table:table-cell table:formula="oooc:=[.F12]" office:value-type="float" office:value="-4.6244783718573">
            <text:p>-4,62</text:p>
          </table:table-cell>
          <table:table-cell table:number-columns-repeated="4"/>
        </table:table-row>
        <table:table-row table:style-name="ro1">
          <table:table-cell office:value-type="float" office:value="0">
            <text:p>0,0000000000</text:p>
          </table:table-cell>
          <table:table-cell table:formula="oooc:=[.H13]" office:value-type="float" office:value="17.2977508937832">
            <text:p>17,2977508938</text:p>
          </table:table-cell>
          <table:table-cell table:formula="oooc:=[.I13]" office:value-type="float" office:value="0">
            <text:p>0,0000000000</text:p>
          </table:table-cell>
          <table:table-cell table:formula="oooc:=[.F13]" office:value-type="float" office:value="-20.7977524159833">
            <text:p>-20,7977524160</text:p>
          </table:table-cell>
          <table:table-cell table:formula="oooc:=[.I13]" office:value-type="float" office:value="0">
            <text:p>0,0000000000</text:p>
          </table:table-cell>
          <table:table-cell table:formula="oooc:=[.F10]" office:value-type="float" office:value="-20.7977524159833">
            <text:p>-20,7977524160</text:p>
          </table:table-cell>
          <table:table-cell office:value-type="float" office:value="0">
            <text:p>0,0000000000</text:p>
          </table:table-cell>
          <table:table-cell table:formula="oooc:=[.H10]" office:value-type="float" office:value="17.2977508937832">
            <text:p>17,2977508938</text:p>
          </table:table-cell>
          <table:table-cell office:value-type="float" office:value="0">
            <text:p>0,0000000000</text:p>
          </table:table-cell>
          <table:table-cell table:formula="oooc:=[.J10]" office:value-type="float" office:value="17.2977508937832">
            <text:p>17,2977508938</text:p>
          </table:table-cell>
          <table:table-cell table:style-name="Default" office:value-type="float" office:value="0">
            <text:p>0</text:p>
          </table:table-cell>
          <table:table-cell table:formula="oooc:=[.F13]" office:value-type="float" office:value="-20.7977524159833">
            <text:p>-20,8</text:p>
          </table:table-cell>
          <table:table-cell table:formula="oooc:=[.G13]" office:value-type="float" office:value="0">
            <text:p>0</text:p>
          </table:table-cell>
          <table:table-cell table:formula="oooc:=[.F13]" office:value-type="float" office:value="-20.7977524159833">
            <text:p>-20,8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ooc:=[.C12]*[.$R$19]+[.D12]*[.$R$18]+[.E12]*[.$R$17]+[.F12]*[.$R$16]+[.G12]*[.$R$17]+[.H12]*[.$R$18]+[.I12]*[.$R$19]" office:value-type="float" office:value="-9.68377134820509">
            <text:p>-9,6837713482</text:p>
          </table:table-cell>
          <table:table-cell table:formula="oooc:=[.D12]*[.$R$19]+[.E12]*[.$R$18]+[.F12]*[.$R$17]+[.G12]*[.$R$16]+[.H12]*[.$R$17]+[.I12]*[.$R$18]+[.J12]*[.$R$19]" office:value-type="float" office:value="15.3408157834462">
            <text:p>15,3408157834</text:p>
          </table:table-cell>
          <table:table-cell table:formula="oooc:=[.E12]*[.$R$19]+[.F12]*[.$R$18]+[.G12]*[.$R$17]+[.H12]*[.$R$16]+[.I12]*[.$R$17]+[.J12]*[.$R$18]+[.K12]*[.$R$19]" office:value-type="float" office:value="43.1249997781076">
            <text:p>43,1249997781</text:p>
          </table:table-cell>
          <table:table-cell table:formula="oooc:=[.F12]*[.$R$19]+[.G12]*[.$R$18]+[.H12]*[.$R$17]+[.I12]*[.$R$16]+[.J12]*[.$R$17]+[.K12]*[.$R$18]+[.L12]*[.$R$19]" office:value-type="float" office:value="30.4091842165538">
            <text:p>30,4091842166</text:p>
          </table:table-cell>
          <table:table-cell table:formula="oooc:=[.G12]*[.$R$19]+[.H12]*[.$R$18]+[.I12]*[.$R$17]+[.J12]*[.$R$16]+[.K12]*[.$R$17]+[.L12]*[.$R$18]+[.M12]*[.$R$19]" office:value-type="float" office:value="14.9337686265055">
            <text:p>14,9337686265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5"/>
          <table:table-cell table:formula="oooc:=[.A13]*[.$Q$20]+[.B13]*[.$Q$19]+[.C13]*[.$Q$18]+[.D13]*[.$Q$17]+[.E13]*[.$Q$16]+[.F13]*[.$Q$17]+[.G13]*[.$Q$18]+[.H13]*[.$Q$19]+[.I13]*[.$Q$20]" office:value-type="float" office:value="11.6837703679053">
            <text:p>11,6837703679</text:p>
          </table:table-cell>
          <table:table-cell table:formula="oooc:=[.B13]*[.$Q$20]+[.C13]*[.$Q$19]+[.D13]*[.$Q$18]+[.E13]*[.$Q$17]+[.F13]*[.$Q$16]+[.G13]*[.$Q$17]+[.H13]*[.$Q$18]+[.I13]*[.$Q$19]+[.J13]*[.$Q$20]" office:value-type="float" office:value="-11.3408161639962">
            <text:p>-11,3408161640</text:p>
          </table:table-cell>
          <table:table-cell table:formula="oooc:=[.C13]*[.$Q$20]+[.D13]*[.$Q$19]+[.E13]*[.$Q$18]+[.F13]*[.$Q$17]+[.G13]*[.$Q$16]+[.H13]*[.$Q$17]+[.I13]*[.$Q$18]+[.J13]*[.$Q$19]+[.K13]*[.$Q$20]" office:value-type="float" office:value="0.875000380550027">
            <text:p>0,8750003806</text:p>
          </table:table-cell>
          <table:table-cell table:formula="oooc:=[.D13]*[.$Q$20]+[.E13]*[.$Q$19]+[.F13]*[.$Q$18]+[.G13]*[.$Q$17]+[.H13]*[.$Q$16]+[.I13]*[.$Q$17]+[.J13]*[.$Q$18]+[.K13]*[.$Q$19]+[.L13]*[.$Q$20]" office:value-type="float" office:value="9.59081540289618">
            <text:p>9,5908154029</text:p>
          </table:table-cell>
          <table:table-cell table:formula="oooc:=[.E13]*[.$Q$20]+[.F13]*[.$Q$19]+[.G13]*[.$Q$18]+[.H13]*[.$Q$17]+[.I13]*[.$Q$16]+[.J13]*[.$Q$17]+[.K13]*[.$Q$18]+[.L13]*[.$Q$19]+[.M13]*[.$Q$20]" office:value-type="float" office:value="-9.93376960680527">
            <text:p>-9,9337696068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5"/>
          <table:table-cell table:formula="oooc:=[.F14]+[.F15]" office:value-type="float" office:value="1.99999901970024">
            <text:p>1,9999990197</text:p>
          </table:table-cell>
          <table:table-cell table:formula="oooc:=[.G14]+[.G15]" office:value-type="float" office:value="3.99999961944998">
            <text:p>3,9999996194</text:p>
          </table:table-cell>
          <table:table-cell table:formula="oooc:=[.H14]+[.H15]" office:value-type="float" office:value="44.0000001586577">
            <text:p>44,0000001587</text:p>
          </table:table-cell>
          <table:table-cell table:formula="oooc:=[.I14]+[.I15]" office:value-type="float" office:value="39.99999961945">
            <text:p>39,9999996195</text:p>
          </table:table-cell>
          <table:table-cell table:formula="oooc:=[.J14]+[.J15]" office:value-type="float" office:value="4.99999901970024">
            <text:p>4,9999990197</text:p>
          </table:table-cell>
          <table:table-cell table:style-name="Default"/>
          <table:table-cell table:number-columns-repeated="4"/>
          <table:table-cell office:value-type="float" office:value="0">
            <text:p>0</text:p>
          </table:table-cell>
          <table:table-cell table:formula="oooc:=[.Q2]" office:value-type="float" office:value="0.60294901823636">
            <text:p>0,602949018236</text:p>
          </table:table-cell>
          <table:table-cell table:formula="oooc:=[.R2]" office:value-type="float" office:value="1.115087052457">
            <text:p>1,11508705246</text:p>
          </table:table-cell>
        </table:table-row>
        <table:table-row table:style-name="ro1">
          <table:table-cell table:number-columns-repeated="5"/>
          <table:table-cell table:style-name="Default" table:number-columns-repeated="6"/>
          <table:table-cell table:number-columns-repeated="4"/>
          <table:table-cell office:value-type="float" office:value="1">
            <text:p>1</text:p>
          </table:table-cell>
          <table:table-cell table:formula="oooc:=[.Q3]*-1" office:value-type="float" office:value="-0.266864118442875">
            <text:p>-0,266864118443</text:p>
          </table:table-cell>
          <table:table-cell table:formula="oooc:=[.R3]*-1" office:value-type="float" office:value="0.59127176311425">
            <text:p>0,59127176311</text:p>
          </table:table-cell>
        </table:table-row>
        <table:table-row table:style-name="ro1">
          <table:table-cell table:number-columns-repeated="5"/>
          <table:table-cell table:style-name="Default" table:number-columns-repeated="6"/>
          <table:table-cell table:number-columns-repeated="4"/>
          <table:table-cell office:value-type="float" office:value="2">
            <text:p>2</text:p>
          </table:table-cell>
          <table:table-cell table:formula="oooc:=[.Q4]" office:value-type="float" office:value="-0.07822326652899">
            <text:p>-0,078223266529</text:p>
          </table:table-cell>
          <table:table-cell table:formula="oooc:=[.R4]" office:value-type="float" office:value="-0.0575435435262285">
            <text:p>-0,05754354353</text:p>
          </table:table-cell>
        </table:table-row>
        <table:table-row table:style-name="ro1">
          <table:table-cell table:number-columns-repeated="5"/>
          <table:table-cell table:style-name="Default" table:number-columns-repeated="6"/>
          <table:table-cell table:number-columns-repeated="4"/>
          <table:table-cell office:value-type="float" office:value="3">
            <text:p>3</text:p>
          </table:table-cell>
          <table:table-cell table:formula="oooc:=[.Q5]*-1" office:value-type="float" office:value="0.016864118442875">
            <text:p>0,016864118443</text:p>
          </table:table-cell>
          <table:table-cell table:formula="oooc:=[.R5]*-1" office:value-type="float" office:value="-0.09127176311425">
            <text:p>-0,09127176311</text:p>
          </table:table-cell>
        </table:table-row>
        <table:table-row table:style-name="ro1">
          <table:table-cell table:number-columns-repeated="5"/>
          <table:table-cell table:style-name="Default" table:number-columns-repeated="6"/>
          <table:table-cell table:number-columns-repeated="4"/>
          <table:table-cell office:value-type="float" office:value="4">
            <text:p>4</text:p>
          </table:table-cell>
          <table:table-cell table:formula="oooc:=[.Q6]" office:value-type="float" office:value="0.02674875741081">
            <text:p>0,026748757411</text:p>
          </table:table-cell>
          <table:table-cell/>
        </table:table-row>
        <table:table-row table:style-name="ro1" table:number-rows-repeated="65515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Tabelle4" table:style-name="ta1" table:print="false">
        <table:table-column table:style-name="co12" table:number-columns-repeated="5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9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2"/>
        <table:table-column table:style-name="co8" table:default-cell-style-name="ce3"/>
        <table:table-row table:style-name="ro1">
          <table:table-cell table:number-columns-repeated="15"/>
          <table:table-cell office:value-type="string">
            <text:p>Analys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</table:table-row>
        <table:table-row table:style-name="ro1">
          <table:table-cell table:number-columns-repeated="15"/>
          <table:table-cell office:value-type="float" office:value="0">
            <text:p>0</text:p>
          </table:table-cell>
          <table:table-cell office:value-type="float" office:value="0.60294901823636">
            <text:p>0,602949018236</text:p>
          </table:table-cell>
          <table:table-cell office:value-type="float" office:value="1.115087052457">
            <text:p>1,11508705246</text:p>
          </table:table-cell>
        </table:table-row>
        <table:table-row table:style-name="ro1">
          <table:table-cell table:number-columns-repeated="15"/>
          <table:table-cell office:value-type="float" office:value="1">
            <text:p>1</text:p>
          </table:table-cell>
          <table:table-cell office:value-type="float" office:value="0.266864118442875">
            <text:p>0,266864118443</text:p>
          </table:table-cell>
          <table:table-cell office:value-type="float" office:value="-0.59127176311425">
            <text:p>-0,59127176311</text:p>
          </table:table-cell>
        </table:table-row>
        <table:table-row table:style-name="ro1">
          <table:table-cell table:number-columns-repeated="15"/>
          <table:table-cell office:value-type="float" office:value="2">
            <text:p>2</text:p>
          </table:table-cell>
          <table:table-cell office:value-type="float" office:value="-0.07822326652899">
            <text:p>-0,078223266529</text:p>
          </table:table-cell>
          <table:table-cell office:value-type="float" office:value="-0.0575435435262285">
            <text:p>-0,05754354353</text:p>
          </table:table-cell>
        </table:table-row>
        <table:table-row table:style-name="ro1">
          <table:table-cell table:number-columns-repeated="15"/>
          <table:table-cell office:value-type="float" office:value="3">
            <text:p>3</text:p>
          </table:table-cell>
          <table:table-cell office:value-type="float" office:value="-0.016864118442875">
            <text:p>-0,016864118443</text:p>
          </table:table-cell>
          <table:table-cell office:value-type="float" office:value="0.09127176311425">
            <text:p>0,09127176311</text:p>
          </table:table-cell>
        </table:table-row>
        <table:table-row table:style-name="ro1">
          <table:table-cell table:number-columns-repeated="15"/>
          <table:table-cell office:value-type="float" office:value="4">
            <text:p>4</text:p>
          </table:table-cell>
          <table:table-cell office:value-type="float" office:value="0.02674875741081">
            <text:p>0,026748757411</text:p>
          </table:table-cell>
          <table:table-cell/>
        </table:table-row>
        <table:table-row table:style-name="ro1">
          <table:table-cell table:number-columns-repeated="5"/>
          <table:table-cell office:value-type="float" office:value="0">
            <text:p>0,0000000000</text:p>
          </table:table-cell>
          <table:table-cell office:value-type="float" office:value="1">
            <text:p>1,0000000000</text:p>
          </table:table-cell>
          <table:table-cell office:value-type="float" office:value="2">
            <text:p>2,0000000000</text:p>
          </table:table-cell>
          <table:table-cell office:value-type="float" office:value="3">
            <text:p>3,0000000000</text:p>
          </table:table-cell>
          <table:table-cell office:value-type="float" office:value="4">
            <text:p>4,0000000000</text:p>
          </table:table-cell>
          <table:table-cell office:value-type="float" office:value="5">
            <text:p>5,0000000000</text:p>
          </table:table-cell>
          <table:table-cell table:number-columns-repeated="7"/>
        </table:table-row>
        <table:table-row table:style-name="ro1">
          <table:table-cell table:formula="oooc:=[.K8]" office:value-type="float" office:value="4">
            <text:p>4,0000000000</text:p>
          </table:table-cell>
          <table:table-cell table:formula="oooc:=[.J8]" office:value-type="float" office:value="5">
            <text:p>5,0000000000</text:p>
          </table:table-cell>
          <table:table-cell table:formula="oooc:=[.I8]" office:value-type="float" office:value="40">
            <text:p>40,0000000000</text:p>
          </table:table-cell>
          <table:table-cell table:formula="oooc:=[.H8]" office:value-type="float" office:value="44">
            <text:p>44,0000000000</text:p>
          </table:table-cell>
          <table:table-cell table:formula="oooc:=[.G8]" office:value-type="float" office:value="4">
            <text:p>4,0000000000</text:p>
          </table:table-cell>
          <table:table-cell table:style-name="ce4" office:value-type="float" office:value="2">
            <text:p>2,0000000000</text:p>
          </table:table-cell>
          <table:table-cell table:style-name="ce4" office:value-type="float" office:value="4">
            <text:p>4,0000000000</text:p>
          </table:table-cell>
          <table:table-cell table:style-name="ce4" office:value-type="float" office:value="44">
            <text:p>44,0000000000</text:p>
          </table:table-cell>
          <table:table-cell table:style-name="ce4" office:value-type="float" office:value="40">
            <text:p>40,0000000000</text:p>
          </table:table-cell>
          <table:table-cell table:style-name="ce4" office:value-type="float" office:value="5">
            <text:p>5,0000000000</text:p>
          </table:table-cell>
          <table:table-cell table:style-name="ce4" office:value-type="float" office:value="4">
            <text:p>4,0000000000</text:p>
          </table:table-cell>
          <table:table-cell table:formula="oooc:=[.J8]" office:value-type="float" office:value="5">
            <text:p>5</text:p>
          </table:table-cell>
          <table:table-cell table:formula="oooc:=[.I8]" office:value-type="float" office:value="40">
            <text:p>40</text:p>
          </table:table-cell>
          <table:table-cell table:formula="oooc:=[.H8]" office:value-type="float" office:value="44">
            <text:p>44</text:p>
          </table:table-cell>
          <table:table-cell table:formula="oooc:=[.G8]" office:value-type="float" office:value="4">
            <text:p>4</text:p>
          </table:table-cell>
          <table:table-cell table:formula="oooc:=[.F8]" office:value-type="float" office:value="2">
            <text:p>2</text:p>
          </table:table-cell>
          <table:table-cell/>
          <table:table-cell/>
        </table:table-row>
        <table:table-row table:style-name="ro1">
          <table:table-cell table:number-columns-repeated="4"/>
          <table:table-cell table:formula="oooc:=[.A8]*[.$Q$6]+[.B8]*[.$Q$5]+[.C8]*[.$Q$4]+[.D8]*[.$Q$3]+[.E8]*[.$Q$2]+[.F8]*[.$Q$3]+[.G8]*[.$Q$4]+[.H8]*[.$Q$5]+[.I8]*[.$Q$6]" office:value-type="float" office:value="11.5963253164169">
            <text:p>11,5963253164</text:p>
          </table:table-cell>
          <table:table-cell table:formula="oooc:=[.B8]*[.$Q$6]+[.C8]*[.$Q$5]+[.D8]*[.$Q$4]+[.E8]*[.$Q$3]+[.F8]*[.$Q$2]+[.G8]*[.$Q$3]+[.H8]*[.$Q$4]+[.I8]*[.$Q$5]+[.J8]*[.$Q$6]" office:value-type="float" office:value="-4.6244783718573">
            <text:p>-4,6244783719</text:p>
          </table:table-cell>
          <table:table-cell table:formula="oooc:=[.C8]*[.$Q$6]+[.D8]*[.$Q$5]+[.E8]*[.$Q$4]+[.F8]*[.$Q$3]+[.G8]*[.$Q$2]+[.H8]*[.$Q$3]+[.I8]*[.$Q$4]+[.J8]*[.$Q$5]+[.K8]*[.$Q$6]" office:value-type="float" office:value="11.5963253164169">
            <text:p>11,5963253164</text:p>
          </table:table-cell>
          <table:table-cell table:formula="oooc:=[.D8]*[.$Q$6]+[.E8]*[.$Q$5]+[.F8]*[.$Q$4]+[.G8]*[.$Q$3]+[.H8]*[.$Q$2]+[.I8]*[.$Q$3]+[.J8]*[.$Q$4]+[.K8]*[.$Q$5]+[.L8]*[.$Q$6]" office:value-type="float" office:value="38.8999913137701">
            <text:p>38,8999913138</text:p>
          </table:table-cell>
          <table:table-cell table:formula="oooc:=[.E8]*[.$Q$6]+[.F8]*[.$Q$5]+[.G8]*[.$Q$4]+[.H8]*[.$Q$3]+[.I8]*[.$Q$2]+[.J8]*[.$Q$3]+[.K8]*[.$Q$4]+[.L8]*[.$Q$5]+[.M8]*[.$Q$6]" office:value-type="float" office:value="37.6274128978989">
            <text:p>37,6274128979</text:p>
          </table:table-cell>
          <table:table-cell table:formula="oooc:=[.F8]*[.$Q$6]+[.G8]*[.$Q$5]+[.H8]*[.$Q$4]+[.I8]*[.$Q$3]+[.J8]*[.$Q$2]+[.K8]*[.$Q$3]+[.L8]*[.$Q$4]+[.M8]*[.$Q$5]+[.N8]*[.$Q$6]" office:value-type="float" office:value="11.4122478721586">
            <text:p>11,4122478722</text:p>
          </table:table-cell>
          <table:table-cell table:formula="oooc:=[.G8]*[.$Q$6]+[.H8]*[.$Q$5]+[.I8]*[.$Q$4]+[.J8]*[.$Q$3]+[.K8]*[.$Q$2]+[.L8]*[.$Q$3]+[.M8]*[.$Q$4]+[.N8]*[.$Q$5]+[.O8]*[.$Q$6]" office:value-type="float" office:value="-2.44747642863153">
            <text:p>-2,4474764286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ooc:=[.B8]*[.$R$5]+[.C8]*[.$R$4]+[.D8]*[.$R$3]+[.E8]*[.$R$2]+[.F8]*[.$R$3]+[.G8]*[.$R$4]+[.H8]*[.$R$5]" office:value-type="float" office:value="-20.7977524159833">
            <text:p>-20,7977524160</text:p>
          </table:table-cell>
          <table:table-cell table:formula="oooc:=[.C8]*[.$R$5]+[.D8]*[.$R$4]+[.E8]*[.$R$3]+[.F8]*[.$R$2]+[.G8]*[.$R$3]+[.H8]*[.$R$4]+[.I8]*[.$R$5]" office:value-type="float" office:value="-0.262090781168108">
            <text:p>-0,2620907812</text:p>
          </table:table-cell>
          <table:table-cell table:formula="oooc:=[.D8]*[.$R$5]+[.E8]*[.$R$4]+[.F8]*[.$R$3]+[.G8]*[.$R$2]+[.H8]*[.$R$3]+[.I8]*[.$R$4]+[.J8]*[.$R$5]" office:value-type="float" office:value="-20.7977524159833">
            <text:p>-20,7977524160</text:p>
          </table:table-cell>
          <table:table-cell table:formula="oooc:=[.E8]*[.$R$5]+[.F8]*[.$R$4]+[.G8]*[.$R$3]+[.H8]*[.$R$2]+[.I8]*[.$R$3]+[.J8]*[.$R$4]+[.K8]*[.$R$5]" office:value-type="float" office:value="23.3752420313114">
            <text:p>23,3752420313</text:p>
          </table:table-cell>
          <table:table-cell table:formula="oooc:=[.F8]*[.$R$5]+[.G8]*[.$R$4]+[.H8]*[.$R$3]+[.I8]*[.$R$2]+[.J8]*[.$R$3]+[.K8]*[.$R$4]+[.L8]*[.$R$5]" office:value-type="float" office:value="15.8097196992717">
            <text:p>15,8097196993</text:p>
          </table:table-cell>
          <table:table-cell table:formula="oooc:=[.G8]*[.$R$5]+[.H8]*[.$R$4]+[.I8]*[.$R$3]+[.J8]*[.$R$2]+[.K8]*[.$R$3]+[.L8]*[.$R$4]+[.M8]*[.$R$5]" office:value-type="float" office:value="-19.2441983705002">
            <text:p>-19,2441983705</text:p>
          </table:table-cell>
          <table:table-cell table:formula="oooc:=[.H8]*[.$R$5]+[.I8]*[.$R$4]+[.J8]*[.$R$3]+[.K8]*[.$R$2]+[.L8]*[.$R$3]+[.M8]*[.$R$4]+[.N8]*[.$R$5]" office:value-type="float" office:value="1.97606225064122">
            <text:p>1,9760622506</text:p>
          </table:table-cell>
          <table:table-cell table:formula="oooc:=[.I8]*[.$R$5]+[.J8]*[.$R$4]+[.K8]*[.$R$3]+[.L8]*[.$R$2]+[.M8]*[.$R$3]+[.N8]*[.$R$4]+[.O8]*[.$R$5]" office:value-type="float" office:value="-19.2441983705002">
            <text:p>-19,2441983705</text:p>
          </table:table-cell>
          <table:table-cell table:style-name="ce1" table:formula="oooc:=[.J8]*[.$R$5]+[.K8]*[.$R$4]+[.L8]*[.$R$3]+[.M8]*[.$R$2]+[.N8]*[.$R$3]+[.O8]*[.$R$4]+[.P8]*[.$R$5]" office:value-type="float" office:value="15.8097196992717">
            <text:p>15,8097196993</text:p>
          </table:table-cell>
          <table:table-cell table:style-name="ce1" table:formula="oooc:=[.K8]*[.$R$5]+[.L8]*[.$R$4]+[.M8]*[.$R$3]+[.N8]*[.$R$2]+[.O8]*[.$R$3]+[.P8]*[.$R$4]+[.Q8]*[.$R$5]" office:value-type="float" office:value="23.0101549788544">
            <text:p>23,0101549789</text:p>
          </table:table-cell>
          <table:table-cell table:number-columns-repeated="2"/>
          <table:table-cell office:value-type="string">
            <text:p>Synthesis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0">
            <text:p>0,0000000000</text:p>
          </table:table-cell>
          <table:table-cell table:formula="oooc:=[.J12]" office:value-type="float" office:value="11.4122478721586">
            <text:p>11,4122478722</text:p>
          </table:table-cell>
          <table:table-cell table:formula="oooc:=[.I12]" office:value-type="float" office:value="0">
            <text:p>0,0000000000</text:p>
          </table:table-cell>
          <table:table-cell table:formula="oooc:=[.H12]" office:value-type="float" office:value="38.8999913137701">
            <text:p>38,8999913138</text:p>
          </table:table-cell>
          <table:table-cell table:formula="oooc:=[.G12]" office:value-type="float" office:value="0">
            <text:p>0,0000000000</text:p>
          </table:table-cell>
          <table:table-cell table:formula="oooc:=[.F9]" office:value-type="float" office:value="-4.6244783718573">
            <text:p>-4,6244783719</text:p>
          </table:table-cell>
          <table:table-cell office:value-type="float" office:value="0">
            <text:p>0,0000000000</text:p>
          </table:table-cell>
          <table:table-cell table:formula="oooc:=[.H9]" office:value-type="float" office:value="38.8999913137701">
            <text:p>38,8999913138</text:p>
          </table:table-cell>
          <table:table-cell office:value-type="float" office:value="0">
            <text:p>0,0000000000</text:p>
          </table:table-cell>
          <table:table-cell table:formula="oooc:=[.J9]" office:value-type="float" office:value="11.4122478721586">
            <text:p>11,4122478722</text:p>
          </table:table-cell>
          <table:table-cell office:value-type="float" office:value="0">
            <text:p>0,0000000000</text:p>
          </table:table-cell>
          <table:table-cell table:formula="oooc:=[.J12]" office:value-type="float" office:value="11.4122478721586">
            <text:p>11,41</text:p>
          </table:table-cell>
          <table:table-cell table:formula="oooc:=[.I12]" office:value-type="float" office:value="0">
            <text:p>0</text:p>
          </table:table-cell>
          <table:table-cell table:formula="oooc:=[.H12]" office:value-type="float" office:value="38.8999913137701">
            <text:p>38,9</text:p>
          </table:table-cell>
          <table:table-cell table:number-columns-repeated="4"/>
        </table:table-row>
        <table:table-row table:style-name="ro1">
          <table:table-cell office:value-type="float" office:value="0">
            <text:p>0,0000000000</text:p>
          </table:table-cell>
          <table:table-cell table:formula="oooc:=[.H13]" office:value-type="float" office:value="15.8097196992717">
            <text:p>15,8097196993</text:p>
          </table:table-cell>
          <table:table-cell table:formula="oooc:=[.I13]" office:value-type="float" office:value="0">
            <text:p>0,0000000000</text:p>
          </table:table-cell>
          <table:table-cell table:formula="oooc:=[.F13]" office:value-type="float" office:value="-20.7977524159833">
            <text:p>-20,7977524160</text:p>
          </table:table-cell>
          <table:table-cell table:formula="oooc:=[.I13]" office:value-type="float" office:value="0">
            <text:p>0,0000000000</text:p>
          </table:table-cell>
          <table:table-cell table:formula="oooc:=[.F10]" office:value-type="float" office:value="-20.7977524159833">
            <text:p>-20,7977524160</text:p>
          </table:table-cell>
          <table:table-cell office:value-type="float" office:value="0">
            <text:p>0,0000000000</text:p>
          </table:table-cell>
          <table:table-cell table:formula="oooc:=[.H10]" office:value-type="float" office:value="15.8097196992717">
            <text:p>15,8097196993</text:p>
          </table:table-cell>
          <table:table-cell office:value-type="float" office:value="0">
            <text:p>0,0000000000</text:p>
          </table:table-cell>
          <table:table-cell table:formula="oooc:=[.J10]" office:value-type="float" office:value="1.97606225064122">
            <text:p>1,9760622506</text:p>
          </table:table-cell>
          <table:table-cell office:value-type="float" office:value="0">
            <text:p>0,0000000000</text:p>
          </table:table-cell>
          <table:table-cell table:formula="oooc:=[.H13]" office:value-type="float" office:value="15.8097196992717">
            <text:p>15,81</text:p>
          </table:table-cell>
          <table:table-cell table:formula="oooc:=[.G13]" office:value-type="float" office:value="0">
            <text:p>0</text:p>
          </table:table-cell>
          <table:table-cell table:formula="oooc:=[.F13]" office:value-type="float" office:value="-20.7977524159833">
            <text:p>-20,8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ooc:=[.C12]*[.$R$19]+[.D12]*[.$R$18]+[.E12]*[.$R$17]+[.F12]*[.$R$16]+[.G12]*[.$R$17]+[.H12]*[.$R$18]+[.I12]*[.$R$19]" office:value-type="float" office:value="-9.63358264349318">
            <text:p>-9,6335826435</text:p>
          </table:table-cell>
          <table:table-cell table:formula="oooc:=[.D12]*[.$R$19]+[.E12]*[.$R$18]+[.F12]*[.$R$17]+[.G12]*[.$R$16]+[.H12]*[.$R$17]+[.I12]*[.$R$18]+[.J12]*[.$R$19]" office:value-type="float" office:value="15.6740561920845">
            <text:p>15,6740561921</text:p>
          </table:table-cell>
          <table:table-cell table:formula="oooc:=[.E12]*[.$R$19]+[.F12]*[.$R$18]+[.G12]*[.$R$17]+[.H12]*[.$R$16]+[.I12]*[.$R$17]+[.J12]*[.$R$18]+[.K12]*[.$R$19]" office:value-type="float" office:value="42.9862843449882">
            <text:p>42,9862843450</text:p>
          </table:table-cell>
          <table:table-cell table:formula="oooc:=[.F12]*[.$R$19]+[.G12]*[.$R$18]+[.H12]*[.$R$17]+[.I12]*[.$R$16]+[.J12]*[.$R$17]+[.K12]*[.$R$18]+[.L12]*[.$R$19]" office:value-type="float" office:value="29.1286746797843">
            <text:p>29,1286746798</text:p>
          </table:table-cell>
          <table:table-cell table:formula="oooc:=[.G12]*[.$R$19]+[.H12]*[.$R$18]+[.I12]*[.$R$17]+[.J12]*[.$R$16]+[.K12]*[.$R$17]+[.L12]*[.$R$18]+[.M12]*[.$R$19]" office:value-type="float" office:value="9.83050531617644">
            <text:p>9,8305053162</text:p>
          </table:table-cell>
          <table:table-cell table:formula="oooc:=[.H12]*[.$R$19]+[.I12]*[.$R$18]+[.J12]*[.$R$17]+[.K12]*[.$R$16]+[.L12]*[.$R$17]+[.M12]*[.$R$18]+[.N12]*[.$R$19]" office:value-type="float" office:value="6.39453825626245">
            <text:p>6,3945382563</text:p>
          </table:table-cell>
          <table:table-cell table:number-columns-repeated="7"/>
        </table:table-row>
        <table:table-row table:style-name="ro1">
          <table:table-cell table:number-columns-repeated="5"/>
          <table:table-cell table:formula="oooc:=[.A13]*[.$Q$20]+[.B13]*[.$Q$19]+[.C13]*[.$Q$18]+[.D13]*[.$Q$17]+[.E13]*[.$Q$16]+[.F13]*[.$Q$17]+[.G13]*[.$Q$18]+[.H13]*[.$Q$19]+[.I13]*[.$Q$20]" office:value-type="float" office:value="11.6335816992835">
            <text:p>11,6335816993</text:p>
          </table:table-cell>
          <table:table-cell table:formula="oooc:=[.B13]*[.$Q$20]+[.C13]*[.$Q$19]+[.D13]*[.$Q$18]+[.E13]*[.$Q$17]+[.F13]*[.$Q$16]+[.G13]*[.$Q$17]+[.H13]*[.$Q$18]+[.I13]*[.$Q$19]+[.J13]*[.$Q$20]" office:value-type="float" office:value="-11.6740566213456">
            <text:p>-11,6740566213</text:p>
          </table:table-cell>
          <table:table-cell table:formula="oooc:=[.C13]*[.$Q$20]+[.D13]*[.$Q$19]+[.E13]*[.$Q$18]+[.F13]*[.$Q$17]+[.G13]*[.$Q$16]+[.H13]*[.$Q$17]+[.I13]*[.$Q$18]+[.J13]*[.$Q$19]+[.K13]*[.$Q$20]" office:value-type="float" office:value="1.01371574146604">
            <text:p>1,0137157415</text:p>
          </table:table-cell>
          <table:table-cell table:formula="oooc:=[.D13]*[.$Q$20]+[.E13]*[.$Q$19]+[.F13]*[.$Q$18]+[.G13]*[.$Q$17]+[.H13]*[.$Q$16]+[.I13]*[.$Q$17]+[.J13]*[.$Q$18]+[.K13]*[.$Q$19]+[.L13]*[.$Q$20]" office:value-type="float" office:value="10.871325380501">
            <text:p>10,8713253805</text:p>
          </table:table-cell>
          <table:table-cell table:formula="oooc:=[.E13]*[.$Q$20]+[.F13]*[.$Q$19]+[.G13]*[.$Q$18]+[.H13]*[.$Q$17]+[.I13]*[.$Q$16]+[.J13]*[.$Q$17]+[.K13]*[.$Q$18]+[.L13]*[.$Q$19]+[.M13]*[.$Q$20]" office:value-type="float" office:value="-4.83050579541226">
            <text:p>-4,8305057954</text:p>
          </table:table-cell>
          <table:table-cell table:formula="oooc:=[.F13]*[.$Q$20]+[.G13]*[.$Q$19]+[.H13]*[.$Q$18]+[.I13]*[.$Q$17]+[.J13]*[.$Q$16]+[.K13]*[.$Q$17]+[.L13]*[.$Q$18]+[.M13]*[.$Q$19]+[.N13]*[.$Q$20]" office:value-type="float" office:value="-2.3945391097019">
            <text:p>-2,3945391097</text:p>
          </table:table-cell>
          <table:table-cell table:number-columns-repeated="7"/>
        </table:table-row>
        <table:table-row table:style-name="ro1">
          <table:table-cell table:number-columns-repeated="5"/>
          <table:table-cell table:formula="oooc:=[.F14]+[.F15]" office:value-type="float" office:value="1.99999905579027">
            <text:p>1,9999990558</text:p>
          </table:table-cell>
          <table:table-cell table:formula="oooc:=[.G14]+[.G15]" office:value-type="float" office:value="3.99999957073893">
            <text:p>3,9999995707</text:p>
          </table:table-cell>
          <table:table-cell table:formula="oooc:=[.H14]+[.H15]" office:value-type="float" office:value="44.0000000864543">
            <text:p>44,0000000865</text:p>
          </table:table-cell>
          <table:table-cell table:formula="oooc:=[.I14]+[.I15]" office:value-type="float" office:value="40.0000000602853">
            <text:p>40,0000000603</text:p>
          </table:table-cell>
          <table:table-cell table:formula="oooc:=[.J14]+[.J15]" office:value-type="float" office:value="4.99999952076418">
            <text:p>4,9999995208</text:p>
          </table:table-cell>
          <table:table-cell table:formula="oooc:=[.K14]+[.K15]" office:value-type="float" office:value="3.99999914656056">
            <text:p>3,9999991466</text:p>
          </table:table-cell>
          <table:table-cell table:number-columns-repeated="4"/>
          <table:table-cell office:value-type="float" office:value="0">
            <text:p>0</text:p>
          </table:table-cell>
          <table:table-cell table:formula="oooc:=[.Q2]" office:value-type="float" office:value="0.60294901823636">
            <text:p>0,602949018236</text:p>
          </table:table-cell>
          <table:table-cell table:formula="oooc:=[.R2]" office:value-type="float" office:value="1.115087052457">
            <text:p>1,11508705246</text:p>
          </table:table-cell>
        </table:table-row>
        <table:table-row table:style-name="ro1">
          <table:table-cell table:number-columns-repeated="5"/>
          <table:table-cell table:style-name="Default" table:number-columns-repeated="6"/>
          <table:table-cell table:number-columns-repeated="4"/>
          <table:table-cell office:value-type="float" office:value="1">
            <text:p>1</text:p>
          </table:table-cell>
          <table:table-cell table:formula="oooc:=[.Q3]*-1" office:value-type="float" office:value="-0.266864118442875">
            <text:p>-0,266864118443</text:p>
          </table:table-cell>
          <table:table-cell table:formula="oooc:=[.R3]*-1" office:value-type="float" office:value="0.59127176311425">
            <text:p>0,59127176311</text:p>
          </table:table-cell>
        </table:table-row>
        <table:table-row table:style-name="ro1">
          <table:table-cell table:number-columns-repeated="5"/>
          <table:table-cell table:style-name="Default" table:number-columns-repeated="6"/>
          <table:table-cell table:number-columns-repeated="4"/>
          <table:table-cell office:value-type="float" office:value="2">
            <text:p>2</text:p>
          </table:table-cell>
          <table:table-cell table:formula="oooc:=[.Q4]" office:value-type="float" office:value="-0.07822326652899">
            <text:p>-0,078223266529</text:p>
          </table:table-cell>
          <table:table-cell table:formula="oooc:=[.R4]" office:value-type="float" office:value="-0.0575435435262285">
            <text:p>-0,05754354353</text:p>
          </table:table-cell>
        </table:table-row>
        <table:table-row table:style-name="ro1">
          <table:table-cell table:number-columns-repeated="5"/>
          <table:table-cell table:style-name="Default" table:number-columns-repeated="6"/>
          <table:table-cell table:number-columns-repeated="4"/>
          <table:table-cell office:value-type="float" office:value="3">
            <text:p>3</text:p>
          </table:table-cell>
          <table:table-cell table:formula="oooc:=[.Q5]*-1" office:value-type="float" office:value="0.016864118442875">
            <text:p>0,016864118443</text:p>
          </table:table-cell>
          <table:table-cell table:formula="oooc:=[.R5]*-1" office:value-type="float" office:value="-0.09127176311425">
            <text:p>-0,09127176311</text:p>
          </table:table-cell>
        </table:table-row>
        <table:table-row table:style-name="ro1">
          <table:table-cell table:style-name="Default" table:formula="oooc:=#REF!13" office:value-type="float" office:value="0">
            <text:p>#NAME?</text:p>
          </table:table-cell>
          <table:table-cell table:style-name="Default" table:formula="oooc:=[.B12]" office:value-type="float" office:value="11.4122478721586">
            <text:p>11,41</text:p>
          </table:table-cell>
          <table:table-cell table:style-name="Default" table:formula="oooc:=[.B13]" office:value-type="float" office:value="15.8097196992717">
            <text:p>15,81</text:p>
          </table:table-cell>
          <table:table-cell table:style-name="Default" table:formula="oooc:=[.D12]" office:value-type="float" office:value="38.8999913137701">
            <text:p>38,9</text:p>
          </table:table-cell>
          <table:table-cell table:style-name="Default" table:formula="oooc:=[.D13]" office:value-type="float" office:value="-20.7977524159833">
            <text:p>-20,8</text:p>
          </table:table-cell>
          <table:table-cell table:style-name="Default" table:formula="oooc:=[.F12]" office:value-type="float" office:value="-4.6244783718573">
            <text:p>-4,62</text:p>
          </table:table-cell>
          <table:table-cell table:style-name="Default" table:formula="oooc:=[.F13]" office:value-type="float" office:value="-20.7977524159833">
            <text:p>-20,8</text:p>
          </table:table-cell>
          <table:table-cell table:style-name="Default" table:formula="oooc:=[.H12]" office:value-type="float" office:value="38.8999913137701">
            <text:p>38,9</text:p>
          </table:table-cell>
          <table:table-cell table:style-name="Default" table:formula="oooc:=[.H13]" office:value-type="float" office:value="15.8097196992717">
            <text:p>15,81</text:p>
          </table:table-cell>
          <table:table-cell table:style-name="Default" table:formula="oooc:=[.J12]" office:value-type="float" office:value="11.4122478721586">
            <text:p>11,41</text:p>
          </table:table-cell>
          <table:table-cell table:style-name="Default" table:formula="oooc:=[.J13]" office:value-type="float" office:value="1.97606225064122">
            <text:p>1,98</text:p>
          </table:table-cell>
          <table:table-cell table:formula="oooc:=[.L12]" office:value-type="float" office:value="11.4122478721586">
            <text:p>11,41</text:p>
          </table:table-cell>
          <table:table-cell table:formula="oooc:=[.L13]" office:value-type="float" office:value="15.8097196992717">
            <text:p>15,81</text:p>
          </table:table-cell>
          <table:table-cell table:formula="oooc:=[.N12]" office:value-type="float" office:value="38.8999913137701">
            <text:p>38,9</text:p>
          </table:table-cell>
          <table:table-cell table:formula="oooc:=[.N13]" office:value-type="float" office:value="-20.7977524159833">
            <text:p>-20,8</text:p>
          </table:table-cell>
          <table:table-cell office:value-type="float" office:value="4">
            <text:p>4</text:p>
          </table:table-cell>
          <table:table-cell table:formula="oooc:=[.Q6]" office:value-type="float" office:value="0.02674875741081">
            <text:p>0,026748757411</text:p>
          </table:table-cell>
          <table:table-cell/>
        </table:table-row>
        <table:table-row table:style-name="ro1">
          <table:table-cell/>
          <table:table-cell table:formula="oooc:=[.B20]*[.$R$23]" office:value-type="float" office:value="14.0390518111893">
            <text:p>14,0390518112</text:p>
          </table:table-cell>
          <table:table-cell table:formula="oooc:=[.C20]*[.$R$24]" office:value-type="float" office:value="12.8516115207749">
            <text:p>12,8516115208</text:p>
          </table:table-cell>
          <table:table-cell table:formula="oooc:=[.D20]*[.$R$23]" office:value-type="float" office:value="47.8537619955795">
            <text:p>47,8537619956</text:p>
          </table:table-cell>
          <table:table-cell table:formula="oooc:=[.E20]*[.$R$24]" office:value-type="float" office:value="-16.9063487297493">
            <text:p>-16,9063487297</text:p>
          </table:table-cell>
          <table:table-cell table:formula="oooc:=[.F20]*[.$R$23]" office:value-type="float" office:value="-5.68891354179371">
            <text:p>-5,6889135418</text:p>
          </table:table-cell>
          <table:table-cell table:formula="oooc:=[.G20]*[.$R$24]" office:value-type="float" office:value="-16.9063487297493">
            <text:p>-16,9063487297</text:p>
          </table:table-cell>
          <table:table-cell table:formula="oooc:=[.H20]*[.$R$23]" office:value-type="float" office:value="47.8537619955795">
            <text:p>47,8537619956</text:p>
          </table:table-cell>
          <table:table-cell table:formula="oooc:=[.I20]*[.$R$24]" office:value-type="float" office:value="12.8516115207749">
            <text:p>12,8516115208</text:p>
          </table:table-cell>
          <table:table-cell table:formula="oooc:=[.J20]*[.$R$23]" office:value-type="float" office:value="14.0390518111893">
            <text:p>14,0390518112</text:p>
          </table:table-cell>
          <table:table-cell table:formula="oooc:=[.K20]*[.$R$24]" office:value-type="float" office:value="1.60632730175975">
            <text:p>1,6063273018</text:p>
          </table:table-cell>
          <table:table-cell table:style-name="ce1" table:formula="oooc:=[.L20]*[.$R$23]" office:value-type="float" office:value="14.0390518111893">
            <text:p>14,0390518112</text:p>
          </table:table-cell>
          <table:table-cell table:style-name="ce1" table:formula="oooc:=[.M20]*[.$R$24]" office:value-type="float" office:value="12.8516115207749">
            <text:p>12,8516115208</text:p>
          </table:table-cell>
          <table:table-cell table:style-name="ce1" table:formula="oooc:=[.N20]*[.$R$23]" office:value-type="float" office:value="47.8537619955795">
            <text:p>47,8537619956</text:p>
          </table:table-cell>
          <table:table-cell table:style-name="ce1" table:formula="oooc:=[.O20]*[.$R$24]" office:value-type="float" office:value="-16.9063487297493">
            <text:p>-16,9063487297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formula="oooc:=[.B21]-[.$R$25]*([.A21]+[.C21])" office:value-type="float" office:value="8.33927402906684">
            <text:p>8,3392740291</text:p>
          </table:table-cell>
          <table:table-cell/>
          <table:table-cell table:formula="oooc:=[.D21]-[.$R$25]*([.C21]+[.E21])" office:value-type="float" office:value="49.6520657350521">
            <text:p>49,6520657351</text:p>
          </table:table-cell>
          <table:table-cell/>
          <table:table-cell table:formula="oooc:=[.F21]-[.$R$25]*([.E21]+[.G21])" office:value-type="float" office:value="9.30724950139641">
            <text:p>9,3072495014</text:p>
          </table:table-cell>
          <table:table-cell/>
          <table:table-cell table:formula="oooc:=[.H21]-[.$R$25]*([.G21]+[.I21])" office:value-type="float" office:value="49.6520657350521">
            <text:p>49,6520657351</text:p>
          </table:table-cell>
          <table:table-cell/>
          <table:table-cell table:formula="oooc:=[.J21]-[.$R$25]*([.I21]+[.K21])" office:value-type="float" office:value="7.62685686250476">
            <text:p>7,6268568625</text:p>
          </table:table-cell>
          <table:table-cell/>
          <table:table-cell table:style-name="ce1" table:formula="oooc:=[.L21]-[.$R$25]*([.K21]+[.M21])" office:value-type="float" office:value="7.62685686250476">
            <text:p>7,6268568625</text:p>
          </table:table-cell>
          <table:table-cell table:style-name="ce1"/>
          <table:table-cell table:style-name="ce1" table:formula="oooc:=[.N21]-[.$R$25]*([.M21]+[.O21])" office:value-type="float" office:value="49.6520657350521">
            <text:p>49,6520657351</text:p>
          </table:table-cell>
          <table:table-cell table:style-name="ce1"/>
          <table:table-cell/>
          <table:table-cell office:value-type="string">
            <text:p>K</text:p>
          </table:table-cell>
          <table:table-cell office:value-type="float" office:value="1.230174104914">
            <text:p>1,23017410491</text:p>
          </table:table-cell>
        </table:table-row>
        <table:table-row table:style-name="ro1">
          <table:table-cell/>
          <table:table-cell/>
          <table:table-cell table:formula="oooc:=[.C21]-[.$R$26]*([.B23]+[.D23])" office:value-type="float" office:value="-38.3495846418374">
            <text:p>-38,3495846418</text:p>
          </table:table-cell>
          <table:table-cell/>
          <table:table-cell table:formula="oooc:=[.E21]-[.$R$26]*([.D23]+[.F23])" office:value-type="float" office:value="-68.9621811577235">
            <text:p>-68,9621811577</text:p>
          </table:table-cell>
          <table:table-cell/>
          <table:table-cell table:formula="oooc:=[.G21]-[.$R$26]*([.F23]+[.H23])" office:value-type="float" office:value="-68.9621811577235">
            <text:p>-68,9621811577</text:p>
          </table:table-cell>
          <table:table-cell/>
          <table:table-cell table:formula="oooc:=[.I21]-[.$R$26]*([.H23]+[.J23])" office:value-type="float" office:value="-37.7205836350814">
            <text:p>-37,7205836351</text:p>
          </table:table-cell>
          <table:table-cell/>
          <table:table-cell table:formula="oooc:=[.K21]-[.$R$26]*([.J23]+[.L23])" office:value-type="float" office:value="-11.8613454890279">
            <text:p>-11,8613454890</text:p>
          </table:table-cell>
          <table:table-cell table:style-name="ce1"/>
          <table:table-cell table:style-name="ce1" table:formula="oooc:=[.M21]-[.$R$26]*([.L23]+[.N23])" office:value-type="float" office:value="-37.7205836350814">
            <text:p>-37,7205836351</text:p>
          </table:table-cell>
          <table:table-cell table:style-name="ce1"/>
          <table:table-cell table:style-name="ce1" table:formula="oooc:=[.O21]-[.$R$26]*([.N23]+[.P23])" office:value-type="float" office:value="-60.7447074902118">
            <text:p>-60,7447074902</text:p>
          </table:table-cell>
          <table:table-cell/>
          <table:table-cell office:value-type="string">
            <text:p>K1</text:p>
          </table:table-cell>
          <table:table-cell table:formula="oooc:=1/[.R23]" office:value-type="float" office:value="0.812893066115961">
            <text:p>0,81289306612</text:p>
          </table:table-cell>
        </table:table-row>
        <table:table-row table:style-name="ro1">
          <table:table-cell/>
          <table:table-cell table:formula="oooc:=[.B23]-[.$R$27]*([.A24]+[.C24])" office:value-type="float" office:value="6.30750848755535">
            <text:p>6,3075084876</text:p>
          </table:table-cell>
          <table:table-cell/>
          <table:table-cell table:formula="oooc:=[.D23]-[.$R$27]*([.C24]+[.E24])" office:value-type="float" office:value="43.9666756588206">
            <text:p>43,9666756588</text:p>
          </table:table-cell>
          <table:table-cell/>
          <table:table-cell table:formula="oooc:=[.F23]-[.$R$27]*([.E24]+[.G24])" office:value-type="float" office:value="2.00000043195653">
            <text:p>2,0000004320</text:p>
          </table:table-cell>
          <table:table-cell/>
          <table:table-cell table:formula="oooc:=[.H23]-[.$R$27]*([.G24]+[.I24])" office:value-type="float" office:value="44.0000002067405">
            <text:p>44,0000002067</text:p>
          </table:table-cell>
          <table:table-cell/>
          <table:table-cell table:formula="oooc:=[.J23]-[.$R$27]*([.I24]+[.K24])" office:value-type="float" office:value="5.00000037848095">
            <text:p>5,0000003785</text:p>
          </table:table-cell>
          <table:table-cell/>
          <table:table-cell table:style-name="ce1" table:formula="oooc:=[.L23]-[.$R$27]*([.K24]+[.M24])" office:value-type="float" office:value="5.00000037848095">
            <text:p>5,0000003785</text:p>
          </table:table-cell>
          <table:table-cell table:style-name="ce1"/>
          <table:table-cell table:style-name="ce1" table:formula="oooc:=[.N23]-[.$R$27]*([.M24]+[.O24])" office:value-type="float" office:value="44.4353629360075">
            <text:p>44,4353629360</text:p>
          </table:table-cell>
          <table:table-cell table:style-name="ce1"/>
          <table:table-cell/>
          <table:table-cell office:value-type="string">
            <text:p>delta</text:p>
          </table:table-cell>
          <table:table-cell office:value-type="float" office:value="0.443506853043971">
            <text:p>0,44350685304</text:p>
          </table:table-cell>
        </table:table-row>
        <table:table-row table:style-name="ro1">
          <table:table-cell table:number-columns-repeated="6"/>
          <table:table-cell table:formula="oooc:=[.G24]-[.$R$28]*([.F25]+[.H25])" office:value-type="float" office:value="3.99999959009205">
            <text:p>3,9999995901</text:p>
          </table:table-cell>
          <table:table-cell/>
          <table:table-cell table:formula="oooc:=[.I24]-[.$R$28]*([.H25]+[.J25])" office:value-type="float" office:value="40.0000000540945">
            <text:p>40,0000000541</text:p>
          </table:table-cell>
          <table:table-cell/>
          <table:table-cell table:formula="oooc:=[.K24]-[.$R$28]*([.J25]+[.L25])" office:value-type="float" office:value="3.99999913221462">
            <text:p>3,9999991322</text:p>
          </table:table-cell>
          <table:table-cell table:number-columns-repeated="5"/>
          <table:table-cell office:value-type="string">
            <text:p>gamma</text:p>
          </table:table-cell>
          <table:table-cell office:value-type="float" office:value="0.882911075530834">
            <text:p>0,88291107553</text:p>
          </table:table-cell>
        </table:table-row>
        <table:table-row table:style-name="ro1">
          <table:table-cell table:number-columns-repeated="16"/>
          <table:table-cell office:value-type="string">
            <text:p>beta</text:p>
          </table:table-cell>
          <table:table-cell office:value-type="float" office:value="-0.052980118572">
            <text:p>-0,05298011857</text:p>
          </table:table-cell>
        </table:table-row>
        <table:table-row table:style-name="ro1">
          <table:table-cell table:number-columns-repeated="16"/>
          <table:table-cell office:value-type="string">
            <text:p>alpha</text:p>
          </table:table-cell>
          <table:table-cell office:value-type="float" office:value="-1.58613434205992">
            <text:p>-1,58613434206</text:p>
          </table:table-cell>
        </table:table-row>
        <table:table-row table:style-name="ro1" table:number-rows-repeated="65507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Tabelle5" table:style-name="ta1" table:print="false">
        <office:forms form:automatic-focus="false" form:apply-design-mode="false"/>
        <table:table-column table:style-name="co12" table:default-cell-style-name="ce1"/>
        <table:table-column table:style-name="co21" table:number-columns-repeated="2" table:default-cell-style-name="ce1"/>
        <table:table-column table:style-name="co22" table:default-cell-style-name="ce1"/>
        <table:table-column table:style-name="co1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23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2"/>
        <table:table-column table:style-name="co8" table:default-cell-style-name="ce3"/>
        <table:table-row table:style-name="ro1">
          <table:table-cell table:number-columns-repeated="15"/>
          <table:table-cell office:value-type="string">
            <text:p>Analys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</table:table-row>
        <table:table-row table:style-name="ro1">
          <table:table-cell table:number-columns-repeated="15"/>
          <table:table-cell office:value-type="float" office:value="0">
            <text:p>0</text:p>
          </table:table-cell>
          <table:table-cell office:value-type="float" office:value="0.60294901823636">
            <text:p>0,602949018236</text:p>
          </table:table-cell>
          <table:table-cell office:value-type="float" office:value="1.115087052457">
            <text:p>1,11508705246</text:p>
          </table:table-cell>
        </table:table-row>
        <table:table-row table:style-name="ro1">
          <table:table-cell table:number-columns-repeated="15"/>
          <table:table-cell office:value-type="float" office:value="1">
            <text:p>1</text:p>
          </table:table-cell>
          <table:table-cell office:value-type="float" office:value="0.266864118442875">
            <text:p>0,266864118443</text:p>
          </table:table-cell>
          <table:table-cell office:value-type="float" office:value="-0.59127176311425">
            <text:p>-0,59127176311</text:p>
          </table:table-cell>
        </table:table-row>
        <table:table-row table:style-name="ro1">
          <table:table-cell table:number-columns-repeated="15"/>
          <table:table-cell office:value-type="float" office:value="2">
            <text:p>2</text:p>
          </table:table-cell>
          <table:table-cell office:value-type="float" office:value="-0.07822326652899">
            <text:p>-0,078223266529</text:p>
          </table:table-cell>
          <table:table-cell office:value-type="float" office:value="-0.0575435435262285">
            <text:p>-0,05754354353</text:p>
          </table:table-cell>
        </table:table-row>
        <table:table-row table:style-name="ro1">
          <table:table-cell table:number-columns-repeated="15"/>
          <table:table-cell office:value-type="float" office:value="3">
            <text:p>3</text:p>
          </table:table-cell>
          <table:table-cell office:value-type="float" office:value="-0.016864118442875">
            <text:p>-0,016864118443</text:p>
          </table:table-cell>
          <table:table-cell office:value-type="float" office:value="0.09127176311425">
            <text:p>0,09127176311</text:p>
          </table:table-cell>
        </table:table-row>
        <table:table-row table:style-name="ro1">
          <table:table-cell table:number-columns-repeated="15"/>
          <table:table-cell office:value-type="float" office:value="4">
            <text:p>4</text:p>
          </table:table-cell>
          <table:table-cell office:value-type="float" office:value="0.02674875741081">
            <text:p>0,026748757411</text:p>
          </table:table-cell>
          <table:table-cell/>
        </table:table-row>
        <table:table-row table:style-name="ro1">
          <table:table-cell table:number-columns-repeated="5"/>
          <table:table-cell office:value-type="float" office:value="0">
            <text:p>0,0000000000</text:p>
          </table:table-cell>
          <table:table-cell office:value-type="float" office:value="1">
            <text:p>1,0000000000</text:p>
          </table:table-cell>
          <table:table-cell office:value-type="float" office:value="2">
            <text:p>2,0000000000</text:p>
          </table:table-cell>
          <table:table-cell office:value-type="float" office:value="3">
            <text:p>3,0000000000</text:p>
          </table:table-cell>
          <table:table-cell office:value-type="float" office:value="4">
            <text:p>4,0000000000</text:p>
          </table:table-cell>
          <table:table-cell office:value-type="float" office:value="5">
            <text:p>5,0000000000</text:p>
          </table:table-cell>
          <table:table-cell table:number-columns-repeated="7"/>
        </table:table-row>
        <table:table-row table:style-name="ro1">
          <table:table-cell table:formula="oooc:=[.K8]" office:value-type="float" office:value="4">
            <text:p>4,0000000000</text:p>
          </table:table-cell>
          <table:table-cell table:formula="oooc:=[.J8]" office:value-type="float" office:value="5">
            <text:p>5,0000000000</text:p>
          </table:table-cell>
          <table:table-cell table:formula="oooc:=[.I8]" office:value-type="float" office:value="40">
            <text:p>40,0000000000</text:p>
          </table:table-cell>
          <table:table-cell table:formula="oooc:=[.H8]" office:value-type="float" office:value="44">
            <text:p>44,0000000000</text:p>
          </table:table-cell>
          <table:table-cell table:formula="oooc:=[.G8]" office:value-type="float" office:value="4">
            <text:p>4,0000000000</text:p>
          </table:table-cell>
          <table:table-cell table:style-name="ce4" office:value-type="float" office:value="2">
            <text:p>2,0000000000</text:p>
          </table:table-cell>
          <table:table-cell table:style-name="ce4" office:value-type="float" office:value="4">
            <text:p>4,0000000000</text:p>
          </table:table-cell>
          <table:table-cell table:style-name="ce4" office:value-type="float" office:value="44">
            <text:p>44,0000000000</text:p>
          </table:table-cell>
          <table:table-cell table:style-name="ce4" office:value-type="float" office:value="40">
            <text:p>40,0000000000</text:p>
          </table:table-cell>
          <table:table-cell table:style-name="ce4" office:value-type="float" office:value="5">
            <text:p>5,0000000000</text:p>
          </table:table-cell>
          <table:table-cell table:style-name="ce4" office:value-type="float" office:value="4">
            <text:p>4,0000000000</text:p>
          </table:table-cell>
          <table:table-cell table:formula="oooc:=[.J8]" office:value-type="float" office:value="5">
            <text:p>5</text:p>
          </table:table-cell>
          <table:table-cell table:formula="oooc:=[.I8]" office:value-type="float" office:value="40">
            <text:p>40</text:p>
          </table:table-cell>
          <table:table-cell table:formula="oooc:=[.H8]" office:value-type="float" office:value="44">
            <text:p>44</text:p>
          </table:table-cell>
          <table:table-cell table:formula="oooc:=[.G8]" office:value-type="float" office:value="4">
            <text:p>4</text:p>
          </table:table-cell>
          <table:table-cell table:formula="oooc:=[.F8]" office:value-type="float" office:value="2">
            <text:p>2</text:p>
          </table:table-cell>
          <table:table-cell/>
          <table:table-cell/>
        </table:table-row>
        <table:table-row table:style-name="ro1">
          <table:table-cell table:number-columns-repeated="3"/>
          <table:table-cell table:formula="oooc:=[.A8]*[.$Q$6]+[.B8]*[.$Q$5]+[.C8]*[.$Q$4]+[.D8]*[.$Q$3]+[.E8]*[.$Q$2]+[.F8]*[.$Q$3]+[.G8]*[.$Q$4]+[.H8]*[.$Q$5]+[.I8]*[.$Q$6]" office:value-type="float" office:value="11.5963253164169">
            <text:p>11,5963253164</text:p>
          </table:table-cell>
          <table:table-cell table:formula="oooc:=[.B8]*[.$Q$6]+[.C8]*[.$Q$5]+[.D8]*[.$Q$4]+[.E8]*[.$Q$3]+[.F8]*[.$Q$2]+[.G8]*[.$Q$3]+[.H8]*[.$Q$4]+[.I8]*[.$Q$5]+[.J8]*[.$Q$6]" office:value-type="float" office:value="-4.6244783718573">
            <text:p>-4,6244783719</text:p>
          </table:table-cell>
          <table:table-cell table:formula="oooc:=[.C8]*[.$Q$6]+[.D8]*[.$Q$5]+[.E8]*[.$Q$4]+[.F8]*[.$Q$3]+[.G8]*[.$Q$2]+[.H8]*[.$Q$3]+[.I8]*[.$Q$4]+[.J8]*[.$Q$5]+[.K8]*[.$Q$6]" office:value-type="float" office:value="11.5963253164169">
            <text:p>11,5963253164</text:p>
          </table:table-cell>
          <table:table-cell table:formula="oooc:=[.D8]*[.$Q$6]+[.E8]*[.$Q$5]+[.F8]*[.$Q$4]+[.G8]*[.$Q$3]+[.H8]*[.$Q$2]+[.I8]*[.$Q$3]+[.J8]*[.$Q$4]+[.K8]*[.$Q$5]+[.L8]*[.$Q$6]" office:value-type="float" office:value="38.8999913137701">
            <text:p>38,8999913138</text:p>
          </table:table-cell>
          <table:table-cell table:formula="oooc:=[.E8]*[.$Q$6]+[.F8]*[.$Q$5]+[.G8]*[.$Q$4]+[.H8]*[.$Q$3]+[.I8]*[.$Q$2]+[.J8]*[.$Q$3]+[.K8]*[.$Q$4]+[.L8]*[.$Q$5]+[.M8]*[.$Q$6]" office:value-type="float" office:value="37.6274128978989">
            <text:p>37,6274128979</text:p>
          </table:table-cell>
          <table:table-cell table:formula="oooc:=[.F8]*[.$Q$6]+[.G8]*[.$Q$5]+[.H8]*[.$Q$4]+[.I8]*[.$Q$3]+[.J8]*[.$Q$2]+[.K8]*[.$Q$3]+[.L8]*[.$Q$4]+[.M8]*[.$Q$5]+[.N8]*[.$Q$6]" office:value-type="float" office:value="11.4122478721586">
            <text:p>11,4122478722</text:p>
          </table:table-cell>
          <table:table-cell table:formula="oooc:=[.G8]*[.$Q$6]+[.H8]*[.$Q$5]+[.I8]*[.$Q$4]+[.J8]*[.$Q$3]+[.K8]*[.$Q$2]+[.L8]*[.$Q$3]+[.M8]*[.$Q$4]+[.N8]*[.$Q$5]+[.O8]*[.$Q$6]" office:value-type="float" office:value="-2.44747642863153">
            <text:p>-2,4474764286</text:p>
          </table:table-cell>
          <table:table-cell office:value-type="string">
            <text:p>R</text:p>
          </table:table-cell>
          <table:table-cell table:style-name="ce1" table:formula="oooc:=[.I8]*[.$Q$6]+[.J8]*[.$Q$5]+[.K8]*[.$Q$4]+[.L8]*[.$Q$3]+[.M8]*[.$Q$2]+[.N8]*[.$Q$3]+[.O8]*[.$Q$4]+[.P8]*[.$Q$5]+[.Q8]*[.$Q$6]" office:value-type="float" office:value="37.5204178682556">
            <text:p>37,5204178683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ooc:=[.A8]*[.$R$5]+[.B8]*[.$R$4]+[.C8]*[.$R$3]+[.D8]*[.$R$2]+[.E8]*[.$R$3]+[.F8]*[.$R$4]+[.G8]*[.$R$5]" office:value-type="float" office:value="23.3752420313114">
            <text:p>23,3752420313</text:p>
          </table:table-cell>
          <table:table-cell table:formula="oooc:=[.B8]*[.$R$5]+[.C8]*[.$R$4]+[.D8]*[.$R$3]+[.E8]*[.$R$2]+[.F8]*[.$R$3]+[.G8]*[.$R$4]+[.H8]*[.$R$5]" office:value-type="float" office:value="-20.7977524159833">
            <text:p>-20,7977524160</text:p>
          </table:table-cell>
          <table:table-cell table:formula="oooc:=[.C8]*[.$R$5]+[.D8]*[.$R$4]+[.E8]*[.$R$3]+[.F8]*[.$R$2]+[.G8]*[.$R$3]+[.H8]*[.$R$4]+[.I8]*[.$R$5]" office:value-type="float" office:value="-0.262090781168108">
            <text:p>-0,2620907812</text:p>
          </table:table-cell>
          <table:table-cell table:formula="oooc:=[.D8]*[.$R$5]+[.E8]*[.$R$4]+[.F8]*[.$R$3]+[.G8]*[.$R$2]+[.H8]*[.$R$3]+[.I8]*[.$R$4]+[.J8]*[.$R$5]" office:value-type="float" office:value="-20.7977524159833">
            <text:p>-20,7977524160</text:p>
          </table:table-cell>
          <table:table-cell table:formula="oooc:=[.E8]*[.$R$5]+[.F8]*[.$R$4]+[.G8]*[.$R$3]+[.H8]*[.$R$2]+[.I8]*[.$R$3]+[.J8]*[.$R$4]+[.K8]*[.$R$5]" office:value-type="float" office:value="23.3752420313114">
            <text:p>23,3752420313</text:p>
          </table:table-cell>
          <table:table-cell table:formula="oooc:=[.F8]*[.$R$5]+[.G8]*[.$R$4]+[.H8]*[.$R$3]+[.I8]*[.$R$2]+[.J8]*[.$R$3]+[.K8]*[.$R$4]+[.L8]*[.$R$5]" office:value-type="float" office:value="15.8097196992717">
            <text:p>15,8097196993</text:p>
          </table:table-cell>
          <table:table-cell table:formula="oooc:=[.G8]*[.$R$5]+[.H8]*[.$R$4]+[.I8]*[.$R$3]+[.J8]*[.$R$2]+[.K8]*[.$R$3]+[.L8]*[.$R$4]+[.M8]*[.$R$5]" office:value-type="float" office:value="-19.2441983705002">
            <text:p>-19,2441983705</text:p>
          </table:table-cell>
          <table:table-cell table:formula="oooc:=[.H8]*[.$R$5]+[.I8]*[.$R$4]+[.J8]*[.$R$3]+[.K8]*[.$R$2]+[.L8]*[.$R$3]+[.M8]*[.$R$4]+[.N8]*[.$R$5]" office:value-type="float" office:value="1.97606225064122">
            <text:p>1,9760622506</text:p>
          </table:table-cell>
          <table:table-cell table:style-name="ce1" table:formula="oooc:=[.I8]*[.$R$5]+[.J8]*[.$R$4]+[.K8]*[.$R$3]+[.L8]*[.$R$2]+[.M8]*[.$R$3]+[.N8]*[.$R$4]+[.O8]*[.$R$5]" office:value-type="float" office:value="-19.2441983705002">
            <text:p>-19,2441983705</text:p>
          </table:table-cell>
          <table:table-cell table:style-name="ce1" table:formula="oooc:=[.J8]*[.$R$5]+[.K8]*[.$R$4]+[.L8]*[.$R$3]+[.M8]*[.$R$2]+[.N8]*[.$R$3]+[.O8]*[.$R$4]+[.P8]*[.$R$5]" office:value-type="float" office:value="15.8097196992717">
            <text:p>15,8097196993</text:p>
          </table:table-cell>
          <table:table-cell table:number-columns-repeated="2"/>
          <table:table-cell office:value-type="string">
            <text:p>Synthesis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0">
            <text:p>0,0000000000</text:p>
          </table:table-cell>
          <table:table-cell table:formula="oooc:=[.H12]" office:value-type="float" office:value="37.6274128978989">
            <text:p>37,6274128979</text:p>
          </table:table-cell>
          <table:table-cell table:formula="oooc:=[.I12]" office:value-type="float" office:value="0">
            <text:p>0,0000000000</text:p>
          </table:table-cell>
          <table:table-cell table:formula="oooc:=[.F12]" office:value-type="float" office:value="11.5963253164169">
            <text:p>11,5963253164</text:p>
          </table:table-cell>
          <table:table-cell table:formula="oooc:=[.G12]" office:value-type="float" office:value="0">
            <text:p>0,0000000000</text:p>
          </table:table-cell>
          <table:table-cell table:formula="oooc:=[.F9]" office:value-type="float" office:value="11.5963253164169">
            <text:p>11,5963253164</text:p>
          </table:table-cell>
          <table:table-cell office:value-type="float" office:value="0">
            <text:p>0,0000000000</text:p>
          </table:table-cell>
          <table:table-cell table:formula="oooc:=[.H9]" office:value-type="float" office:value="37.6274128978989">
            <text:p>37,6274128979</text:p>
          </table:table-cell>
          <table:table-cell office:value-type="float" office:value="0">
            <text:p>0,0000000000</text:p>
          </table:table-cell>
          <table:table-cell table:formula="oooc:=[.J9]" office:value-type="float" office:value="-2.44747642863153">
            <text:p>-2,4474764286</text:p>
          </table:table-cell>
          <table:table-cell office:value-type="float" office:value="0">
            <text:p>0,0000000000</text:p>
          </table:table-cell>
          <table:table-cell table:formula="oooc:=[.H12]" office:value-type="float" office:value="37.6274128978989">
            <text:p>37,63</text:p>
          </table:table-cell>
          <table:table-cell table:formula="oooc:=[.I12]" office:value-type="float" office:value="0">
            <text:p>0</text:p>
          </table:table-cell>
          <table:table-cell table:formula="oooc:=[.F12]" office:value-type="float" office:value="11.5963253164169">
            <text:p>11,6</text:p>
          </table:table-cell>
          <table:table-cell table:number-columns-repeated="4"/>
        </table:table-row>
        <table:table-row table:style-name="ro1">
          <table:table-cell office:value-type="float" office:value="0">
            <text:p>0,0000000000</text:p>
          </table:table-cell>
          <table:table-cell table:formula="oooc:=[.J13]" office:value-type="float" office:value="-19.2441983705002">
            <text:p>-19,2441983705</text:p>
          </table:table-cell>
          <table:table-cell table:formula="oooc:=[.I13]" office:value-type="float" office:value="0">
            <text:p>0,0000000000</text:p>
          </table:table-cell>
          <table:table-cell table:formula="oooc:=[.H13]" office:value-type="float" office:value="23.3752420313114">
            <text:p>23,3752420313</text:p>
          </table:table-cell>
          <table:table-cell table:formula="oooc:=[.I13]" office:value-type="float" office:value="0">
            <text:p>0,0000000000</text:p>
          </table:table-cell>
          <table:table-cell table:formula="oooc:=[.F10]" office:value-type="float" office:value="-0.262090781168108">
            <text:p>-0,2620907812</text:p>
          </table:table-cell>
          <table:table-cell office:value-type="float" office:value="0">
            <text:p>0,0000000000</text:p>
          </table:table-cell>
          <table:table-cell table:formula="oooc:=[.H10]" office:value-type="float" office:value="23.3752420313114">
            <text:p>23,3752420313</text:p>
          </table:table-cell>
          <table:table-cell office:value-type="float" office:value="0">
            <text:p>0,0000000000</text:p>
          </table:table-cell>
          <table:table-cell table:formula="oooc:=[.J10]" office:value-type="float" office:value="-19.2441983705002">
            <text:p>-19,2441983705</text:p>
          </table:table-cell>
          <table:table-cell office:value-type="float" office:value="0">
            <text:p>0,0000000000</text:p>
          </table:table-cell>
          <table:table-cell table:formula="oooc:=[.J13]" office:value-type="float" office:value="-19.2441983705002">
            <text:p>-19,24</text:p>
          </table:table-cell>
          <table:table-cell table:formula="oooc:=[.G13]" office:value-type="float" office:value="0">
            <text:p>0</text:p>
          </table:table-cell>
          <table:table-cell table:formula="oooc:=[.H13]" office:value-type="float" office:value="23.3752420313114">
            <text:p>23,38</text:p>
          </table:table-cell>
          <table:table-cell/>
          <table:table-cell table:number-columns-repeated="3"/>
        </table:table-row>
        <table:table-row table:style-name="ro1">
          <table:table-cell table:number-columns-repeated="5"/>
          <table:table-cell table:formula="oooc:=[.B12]*[.$R$19]+[.C12]*[.$R$18]+[.D12]*[.$R$17]+[.E12]*[.$R$16]+[.F12]*[.$R$17]+[.G12]*[.$R$18]+[.H12]*[.$R$19]" office:value-type="float" office:value="6.84451879773026">
            <text:p>6,8445187977</text:p>
          </table:table-cell>
          <table:table-cell table:formula="oooc:=[.C12]*[.$R$19]+[.D12]*[.$R$18]+[.E12]*[.$R$17]+[.F12]*[.$R$16]+[.G12]*[.$R$17]+[.H12]*[.$R$18]+[.I12]*[.$R$19]" office:value-type="float" office:value="10.0984038939567">
            <text:p>10,0984038940</text:p>
          </table:table-cell>
          <table:table-cell table:formula="oooc:=[.D12]*[.$R$19]+[.E12]*[.$R$18]+[.F12]*[.$R$17]+[.G12]*[.$R$16]+[.H12]*[.$R$17]+[.I12]*[.$R$18]+[.J12]*[.$R$19]" office:value-type="float" office:value="28.2695749125988">
            <text:p>28,2695749126</text:p>
          </table:table-cell>
          <table:table-cell table:formula="oooc:=[.E12]*[.$R$19]+[.F12]*[.$R$18]+[.G12]*[.$R$17]+[.H12]*[.$R$16]+[.I12]*[.$R$17]+[.J12]*[.$R$18]+[.K12]*[.$R$19]" office:value-type="float" office:value="41.4313837557114">
            <text:p>41,4313837557</text:p>
          </table:table-cell>
          <table:table-cell table:formula="oooc:=[.F12]*[.$R$19]+[.G12]*[.$R$18]+[.H12]*[.$R$17]+[.I12]*[.$R$16]+[.J12]*[.$R$17]+[.K12]*[.$R$18]+[.L12]*[.$R$19]" office:value-type="float" office:value="16.3081656885361">
            <text:p>16,3081656885</text:p>
          </table:table-cell>
          <table:table-cell table:formula="oooc:=[.G12]*[.$R$19]+[.H12]*[.$R$18]+[.I12]*[.$R$17]+[.J12]*[.$R$16]+[.K12]*[.$R$17]+[.L12]*[.$R$18]+[.M12]*[.$R$19]" office:value-type="float" office:value="-7.05957862049995">
            <text:p>-7,0595786205</text:p>
          </table:table-cell>
          <table:table-cell table:number-columns-repeated="7"/>
        </table:table-row>
        <table:table-row table:style-name="ro1">
          <table:table-cell table:number-columns-repeated="5"/>
          <table:table-cell table:formula="oooc:=[.B13]*[.$Q$20]+[.C13]*[.$Q$19]+[.D13]*[.$Q$18]+[.E13]*[.$Q$17]+[.F13]*[.$Q$16]+[.G13]*[.$Q$17]+[.H13]*[.$Q$18]+[.I13]*[.$Q$19]+[.J13]*[.$Q$20]" office:value-type="float" office:value="-4.84451974193998">
            <text:p>-4,8445197419</text:p>
          </table:table-cell>
          <table:table-cell table:formula="oooc:=[.C13]*[.$Q$20]+[.D13]*[.$Q$19]+[.E13]*[.$Q$18]+[.F13]*[.$Q$17]+[.G13]*[.$Q$16]+[.H13]*[.$Q$17]+[.I13]*[.$Q$18]+[.J13]*[.$Q$19]+[.K13]*[.$Q$20]" office:value-type="float" office:value="-6.09840432321772">
            <text:p>-6,0984043232</text:p>
          </table:table-cell>
          <table:table-cell table:formula="oooc:=[.D13]*[.$Q$20]+[.E13]*[.$Q$19]+[.F13]*[.$Q$18]+[.G13]*[.$Q$17]+[.H13]*[.$Q$16]+[.I13]*[.$Q$17]+[.J13]*[.$Q$18]+[.K13]*[.$Q$19]+[.L13]*[.$Q$20]" office:value-type="float" office:value="15.7304251738555">
            <text:p>15,7304251739</text:p>
          </table:table-cell>
          <table:table-cell table:formula="oooc:=[.E13]*[.$Q$20]+[.F13]*[.$Q$19]+[.G13]*[.$Q$18]+[.H13]*[.$Q$17]+[.I13]*[.$Q$16]+[.J13]*[.$Q$17]+[.K13]*[.$Q$18]+[.L13]*[.$Q$19]+[.M13]*[.$Q$20]" office:value-type="float" office:value="-1.43138369542611">
            <text:p>-1,4313836954</text:p>
          </table:table-cell>
          <table:table-cell table:formula="oooc:=[.F13]*[.$Q$20]+[.G13]*[.$Q$19]+[.H13]*[.$Q$18]+[.I13]*[.$Q$17]+[.J13]*[.$Q$16]+[.K13]*[.$Q$17]+[.L13]*[.$Q$18]+[.M13]*[.$Q$19]+[.N13]*[.$Q$20]" office:value-type="float" office:value="-11.3081661677719">
            <text:p>-11,3081661678</text:p>
          </table:table-cell>
          <table:table-cell table:formula="oooc:=[.G13]*[.$Q$20]+[.H13]*[.$Q$19]+[.I13]*[.$Q$18]+[.J13]*[.$Q$17]+[.K13]*[.$Q$16]+[.L13]*[.$Q$17]+[.M13]*[.$Q$18]+[.N13]*[.$Q$19]+[.O13]*[.$Q$20]" office:value-type="float" office:value="11.0595777670605">
            <text:p>11,0595777671</text:p>
          </table:table-cell>
          <table:table-cell table:number-columns-repeated="7"/>
        </table:table-row>
        <table:table-row table:style-name="ro1">
          <table:table-cell table:number-columns-repeated="5"/>
          <table:table-cell table:formula="oooc:=[.F14]+[.F15]" office:value-type="float" office:value="1.99999905579027">
            <text:p>1,9999990558</text:p>
          </table:table-cell>
          <table:table-cell table:formula="oooc:=[.G14]+[.G15]" office:value-type="float" office:value="3.99999957073893">
            <text:p>3,9999995707</text:p>
          </table:table-cell>
          <table:table-cell table:formula="oooc:=[.H14]+[.H15]" office:value-type="float" office:value="44.0000000864543">
            <text:p>44,0000000865</text:p>
          </table:table-cell>
          <table:table-cell table:formula="oooc:=[.I14]+[.I15]" office:value-type="float" office:value="40.0000000602853">
            <text:p>40,0000000603</text:p>
          </table:table-cell>
          <table:table-cell table:formula="oooc:=[.J14]+[.J15]" office:value-type="float" office:value="4.99999952076418">
            <text:p>4,9999995208</text:p>
          </table:table-cell>
          <table:table-cell table:formula="oooc:=[.K14]+[.K15]" office:value-type="float" office:value="3.99999914656056">
            <text:p>3,9999991466</text:p>
          </table:table-cell>
          <table:table-cell table:number-columns-repeated="4"/>
          <table:table-cell office:value-type="float" office:value="0">
            <text:p>0</text:p>
          </table:table-cell>
          <table:table-cell table:formula="oooc:=[.Q2]" office:value-type="float" office:value="0.60294901823636">
            <text:p>0,602949018236</text:p>
          </table:table-cell>
          <table:table-cell table:formula="oooc:=[.R2]" office:value-type="float" office:value="1.115087052457">
            <text:p>1,11508705246</text:p>
          </table:table-cell>
        </table:table-row>
        <table:table-row table:style-name="ro1">
          <table:table-cell table:number-columns-repeated="5"/>
          <table:table-cell table:style-name="Default" table:number-columns-repeated="6"/>
          <table:table-cell table:number-columns-repeated="4"/>
          <table:table-cell office:value-type="float" office:value="1">
            <text:p>1</text:p>
          </table:table-cell>
          <table:table-cell table:formula="oooc:=[.Q3]*-1" office:value-type="float" office:value="-0.266864118442875">
            <text:p>-0,266864118443</text:p>
          </table:table-cell>
          <table:table-cell table:formula="oooc:=[.R3]*-1" office:value-type="float" office:value="0.59127176311425">
            <text:p>0,59127176311</text:p>
          </table:table-cell>
        </table:table-row>
        <table:table-row table:style-name="ro1">
          <table:table-cell table:number-columns-repeated="5"/>
          <table:table-cell table:style-name="Default" table:number-columns-repeated="6"/>
          <table:table-cell table:number-columns-repeated="4"/>
          <table:table-cell office:value-type="float" office:value="2">
            <text:p>2</text:p>
          </table:table-cell>
          <table:table-cell table:formula="oooc:=[.Q4]" office:value-type="float" office:value="-0.07822326652899">
            <text:p>-0,078223266529</text:p>
          </table:table-cell>
          <table:table-cell table:formula="oooc:=[.R4]" office:value-type="float" office:value="-0.0575435435262285">
            <text:p>-0,05754354353</text:p>
          </table:table-cell>
        </table:table-row>
        <table:table-row table:style-name="ro1">
          <table:table-cell table:number-columns-repeated="5"/>
          <table:table-cell table:style-name="Default" table:number-columns-repeated="6"/>
          <table:table-cell table:number-columns-repeated="4"/>
          <table:table-cell office:value-type="float" office:value="3">
            <text:p>3</text:p>
          </table:table-cell>
          <table:table-cell table:formula="oooc:=[.Q5]*-1" office:value-type="float" office:value="0.016864118442875">
            <text:p>0,016864118443</text:p>
          </table:table-cell>
          <table:table-cell table:formula="oooc:=[.R5]*-1" office:value-type="float" office:value="-0.09127176311425">
            <text:p>-0,09127176311</text:p>
          </table:table-cell>
        </table:table-row>
        <table:table-row table:style-name="ro1">
          <table:table-cell table:style-name="Default" table:formula="oooc:=#REF!13" office:value-type="float" office:value="0">
            <text:p>#NAME?</text:p>
          </table:table-cell>
          <table:table-cell table:style-name="Default" table:formula="oooc:=[.B12]" office:value-type="float" office:value="37.6274128978989">
            <text:p>37,63</text:p>
          </table:table-cell>
          <table:table-cell table:style-name="Default" table:formula="oooc:=[.K20]" office:value-type="float" office:value="-19.2441983705002">
            <text:p>-19,24</text:p>
          </table:table-cell>
          <table:table-cell table:style-name="Default" table:formula="oooc:=[.J20]" office:value-type="float" office:value="37.6274128978989">
            <text:p>37,63</text:p>
          </table:table-cell>
          <table:table-cell table:style-name="Default" table:formula="oooc:=[.I20]" office:value-type="float" office:value="23.3752420313114">
            <text:p>23,38</text:p>
          </table:table-cell>
          <table:table-cell table:style-name="Default" table:formula="oooc:=[.H20]" office:value-type="float" office:value="11.5963253164169">
            <text:p>11,6</text:p>
          </table:table-cell>
          <table:table-cell table:style-name="ce5" table:formula="oooc:=[.F13]" office:value-type="float" office:value="-0.262090781168108">
            <text:p>-0,26</text:p>
          </table:table-cell>
          <table:table-cell table:style-name="ce5" table:formula="oooc:=[.F12]" office:value-type="float" office:value="11.5963253164169">
            <text:p>11,6</text:p>
          </table:table-cell>
          <table:table-cell table:style-name="ce5" table:formula="oooc:=[.H13]" office:value-type="float" office:value="23.3752420313114">
            <text:p>23,38</text:p>
          </table:table-cell>
          <table:table-cell table:style-name="ce5" table:formula="oooc:=[.H12]" office:value-type="float" office:value="37.6274128978989">
            <text:p>37,63</text:p>
          </table:table-cell>
          <table:table-cell table:style-name="ce5" table:formula="oooc:=[.J13]" office:value-type="float" office:value="-19.2441983705002">
            <text:p>-19,24</text:p>
          </table:table-cell>
          <table:table-cell table:style-name="ce5" table:formula="oooc:=[.J12]" office:value-type="float" office:value="-2.44747642863153">
            <text:p>-2,45</text:p>
          </table:table-cell>
          <table:table-cell table:formula="oooc:=[.K20]" office:value-type="float" office:value="-19.2441983705002">
            <text:p>-19,24</text:p>
          </table:table-cell>
          <table:table-cell table:formula="oooc:=[.J20]" office:value-type="float" office:value="37.6274128978989">
            <text:p>37,63</text:p>
          </table:table-cell>
          <table:table-cell table:formula="oooc:=[.I20]" office:value-type="float" office:value="23.3752420313114">
            <text:p>23,38</text:p>
          </table:table-cell>
          <table:table-cell office:value-type="float" office:value="4">
            <text:p>4</text:p>
          </table:table-cell>
          <table:table-cell table:formula="oooc:=[.Q6]" office:value-type="float" office:value="0.02674875741081">
            <text:p>0,026748757411</text:p>
          </table:table-cell>
          <table:table-cell/>
        </table:table-row>
        <table:table-row table:style-name="ro1">
          <table:table-cell/>
          <table:table-cell table:formula="oooc:=[.B20]*[.$R$23]" office:value-type="float" office:value="46.2882689819022">
            <text:p>46,2882689819</text:p>
          </table:table-cell>
          <table:table-cell table:formula="oooc:=[.C20]*[.$R$24]" office:value-type="float" office:value="-15.6434754183397">
            <text:p>-15,6434754183</text:p>
          </table:table-cell>
          <table:table-cell table:formula="oooc:=[.D20]*[.$R$23]" office:value-type="float" office:value="46.2882689819022">
            <text:p>46,2882689819</text:p>
          </table:table-cell>
          <table:table-cell table:formula="oooc:=[.E20]*[.$R$24]" office:value-type="float" office:value="19.0015721660354">
            <text:p>19,0015721660</text:p>
          </table:table-cell>
          <table:table-cell table:formula="oooc:=[.F20]*[.$R$23]" office:value-type="float" office:value="14.2654991164147">
            <text:p>14,2654991164</text:p>
          </table:table-cell>
          <table:table-cell table:formula="oooc:=[.G20]*[.$R$24]" office:value-type="float" office:value="-0.213051778704471">
            <text:p>-0,2130517787</text:p>
          </table:table-cell>
          <table:table-cell table:formula="oooc:=[.H20]*[.$R$23]" office:value-type="float" office:value="14.2654991164147">
            <text:p>14,2654991164</text:p>
          </table:table-cell>
          <table:table-cell table:formula="oooc:=[.I20]*[.$R$24]" office:value-type="float" office:value="19.0015721660354">
            <text:p>19,0015721660</text:p>
          </table:table-cell>
          <table:table-cell table:formula="oooc:=[.J20]*[.$R$23]" office:value-type="float" office:value="46.2882689819022">
            <text:p>46,2882689819</text:p>
          </table:table-cell>
          <table:table-cell table:formula="oooc:=[.K20]*[.$R$24]" office:value-type="float" office:value="-15.6434754183397">
            <text:p>-15,6434754183</text:p>
          </table:table-cell>
          <table:table-cell table:style-name="ce1" table:formula="oooc:=[.L20]*[.$R$23]" office:value-type="float" office:value="-3.01082212488991">
            <text:p>-3,0108221249</text:p>
          </table:table-cell>
          <table:table-cell table:style-name="ce1" table:formula="oooc:=[.M20]*[.$R$24]" office:value-type="float" office:value="-15.6434754183397">
            <text:p>-15,6434754183</text:p>
          </table:table-cell>
          <table:table-cell table:style-name="ce1" table:formula="oooc:=[.N20]*[.$R$23]" office:value-type="float" office:value="46.2882689819022">
            <text:p>46,2882689819</text:p>
          </table:table-cell>
          <table:table-cell table:style-name="ce1" table:formula="oooc:=[.O20]*[.$R$24]" office:value-type="float" office:value="19.0015721660354">
            <text:p>19,0015721660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formula="oooc:=[.B21]-[.$R$25]*([.A21]+[.C21])" office:value-type="float" office:value="53.2262575353608">
            <text:p>53,2262575354</text:p>
          </table:table-cell>
          <table:table-cell/>
          <table:table-cell table:formula="oooc:=[.D21]-[.$R$25]*([.C21]+[.E21])" office:value-type="float" office:value="44.7989300611145">
            <text:p>44,7989300611</text:p>
          </table:table-cell>
          <table:table-cell/>
          <table:table-cell table:formula="oooc:=[.F21]-[.$R$25]*([.E21]+[.G21])" office:value-type="float" office:value="5.93266156607707">
            <text:p>5,9326615661</text:p>
          </table:table-cell>
          <table:table-cell/>
          <table:table-cell table:formula="oooc:=[.H21]-[.$R$25]*([.G21]+[.I21])" office:value-type="float" office:value="5.93266156607707">
            <text:p>5,9326615661</text:p>
          </table:table-cell>
          <table:table-cell/>
          <table:table-cell table:formula="oooc:=[.J21]-[.$R$25]*([.I21]+[.K21])" office:value-type="float" office:value="44.7989300611145">
            <text:p>44,7989300611</text:p>
          </table:table-cell>
          <table:table-cell/>
          <table:table-cell table:style-name="ce1" table:formula="oooc:=[.L21]-[.$R$25]*([.K21]+[.M21])" office:value-type="float" office:value="10.8651549820272">
            <text:p>10,8651549820</text:p>
          </table:table-cell>
          <table:table-cell table:style-name="ce1"/>
          <table:table-cell table:style-name="ce1" table:formula="oooc:=[.N21]-[.$R$25]*([.M21]+[.O21])" office:value-type="float" office:value="44.7989300611145">
            <text:p>44,7989300611</text:p>
          </table:table-cell>
          <table:table-cell table:style-name="ce1"/>
          <table:table-cell/>
          <table:table-cell office:value-type="string">
            <text:p>K</text:p>
          </table:table-cell>
          <table:table-cell office:value-type="float" office:value="1.230174104914">
            <text:p>1,23017410491</text:p>
          </table:table-cell>
        </table:table-row>
        <table:table-row table:style-name="ro1">
          <table:table-cell/>
          <table:table-cell/>
          <table:table-cell table:formula="oooc:=[.C21]-[.$R$26]*([.B23]+[.D23])" office:value-type="float" office:value="-102.190999228256">
            <text:p>-102,1909992283</text:p>
          </table:table-cell>
          <table:table-cell/>
          <table:table-cell table:formula="oooc:=[.E21]-[.$R$26]*([.D23]+[.F23])" office:value-type="float" office:value="-25.7899119609194">
            <text:p>-25,7899119609</text:p>
          </table:table-cell>
          <table:table-cell/>
          <table:table-cell table:formula="oooc:=[.G21]-[.$R$26]*([.F23]+[.H23])" office:value-type="float" office:value="-10.6890769868356">
            <text:p>-10,6890769868</text:p>
          </table:table-cell>
          <table:table-cell/>
          <table:table-cell table:formula="oooc:=[.I21]-[.$R$26]*([.H23]+[.J23])" office:value-type="float" office:value="-25.7899119609194">
            <text:p>-25,7899119609</text:p>
          </table:table-cell>
          <table:table-cell/>
          <table:table-cell table:formula="oooc:=[.K21]-[.$R$26]*([.J23]+[.L23])" office:value-type="float" office:value="-64.7899126122198">
            <text:p>-64,7899126122</text:p>
          </table:table-cell>
          <table:table-cell table:style-name="ce1"/>
          <table:table-cell table:style-name="ce1" table:formula="oooc:=[.M21]-[.$R$26]*([.L23]+[.N23])" office:value-type="float" office:value="-64.7899126122198">
            <text:p>-64,7899126122</text:p>
          </table:table-cell>
          <table:table-cell table:style-name="ce1"/>
          <table:table-cell table:style-name="ce1" table:formula="oooc:=[.O21]-[.$R$26]*([.N23]+[.P23])" office:value-type="float" office:value="-20.5518993568538">
            <text:p>-20,5518993569</text:p>
          </table:table-cell>
          <table:table-cell/>
          <table:table-cell office:value-type="string">
            <text:p>K1</text:p>
          </table:table-cell>
          <table:table-cell table:formula="oooc:=1/[.R23]" office:value-type="float" office:value="0.812893066115961">
            <text:p>0,81289306612</text:p>
          </table:table-cell>
        </table:table-row>
        <table:table-row table:style-name="ro1">
          <table:table-cell/>
          <table:table-cell table:formula="oooc:=[.B23]-[.$R$27]*([.A24]+[.C24])" office:value-type="float" office:value="47.8121662792567">
            <text:p>47,8121662793</text:p>
          </table:table-cell>
          <table:table-cell/>
          <table:table-cell table:formula="oooc:=[.D23]-[.$R$27]*([.C24]+[.E24])" office:value-type="float" office:value="38.0184862113594">
            <text:p>38,0184862114</text:p>
          </table:table-cell>
          <table:table-cell/>
          <table:table-cell table:formula="oooc:=[.F23]-[.$R$27]*([.E24]+[.G24])" office:value-type="float" office:value="4.00000040623834">
            <text:p>4,0000004062</text:p>
          </table:table-cell>
          <table:table-cell/>
          <table:table-cell table:formula="oooc:=[.H23]-[.$R$27]*([.G24]+[.I24])" office:value-type="float" office:value="4.00000040623834">
            <text:p>4,0000004062</text:p>
          </table:table-cell>
          <table:table-cell/>
          <table:table-cell table:formula="oooc:=[.J23]-[.$R$27]*([.I24]+[.K24])" office:value-type="float" office:value="40.0000002149987">
            <text:p>40,0000002150</text:p>
          </table:table-cell>
          <table:table-cell/>
          <table:table-cell table:style-name="ce1" table:formula="oooc:=[.L23]-[.$R$27]*([.K24]+[.M24])" office:value-type="float" office:value="4.00000047709736">
            <text:p>4,0000004771</text:p>
          </table:table-cell>
          <table:table-cell table:style-name="ce1"/>
          <table:table-cell table:style-name="ce1" table:formula="oooc:=[.N23]-[.$R$27]*([.M24]+[.O24])" office:value-type="float" office:value="40.2775107438437">
            <text:p>40,2775107438</text:p>
          </table:table-cell>
          <table:table-cell table:style-name="ce1"/>
          <table:table-cell/>
          <table:table-cell office:value-type="string">
            <text:p>delta</text:p>
          </table:table-cell>
          <table:table-cell office:value-type="float" office:value="0.443506853043971">
            <text:p>0,44350685304</text:p>
          </table:table-cell>
        </table:table-row>
        <table:table-row table:style-name="ro1">
          <table:table-cell table:number-columns-repeated="6"/>
          <table:table-cell table:formula="oooc:=[.G24]-[.$R$28]*([.F25]+[.H25])" office:value-type="float" office:value="1.99999903834095">
            <text:p>1,9999990383</text:p>
          </table:table-cell>
          <table:table-cell/>
          <table:table-cell table:formula="oooc:=[.I24]-[.$R$28]*([.H25]+[.J25])" office:value-type="float" office:value="44.0000000750824">
            <text:p>44,0000000751</text:p>
          </table:table-cell>
          <table:table-cell/>
          <table:table-cell table:formula="oooc:=[.K24]-[.$R$28]*([.J25]+[.L25])" office:value-type="float" office:value="4.99999953617395">
            <text:p>4,9999995362</text:p>
          </table:table-cell>
          <table:table-cell table:number-columns-repeated="5"/>
          <table:table-cell office:value-type="string">
            <text:p>gamma</text:p>
          </table:table-cell>
          <table:table-cell office:value-type="float" office:value="0.882911075530834">
            <text:p>0,88291107553</text:p>
          </table:table-cell>
        </table:table-row>
        <table:table-row table:style-name="ro1">
          <table:table-cell table:number-columns-repeated="16"/>
          <table:table-cell office:value-type="string">
            <text:p>beta</text:p>
          </table:table-cell>
          <table:table-cell office:value-type="float" office:value="-0.052980118572">
            <text:p>-0,05298011857</text:p>
          </table:table-cell>
        </table:table-row>
        <table:table-row table:style-name="ro1">
          <table:table-cell table:number-columns-repeated="16"/>
          <table:table-cell office:value-type="string">
            <text:p>alpha</text:p>
          </table:table-cell>
          <table:table-cell office:value-type="float" office:value="-1.58613434205992">
            <text:p>-1,58613434206</text:p>
          </table:table-cell>
        </table:table-row>
        <table:table-row table:style-name="ro1" table:number-rows-repeated="65507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Tabelle6" table:style-name="ta1" table:print="false">
        <table:table-column table:style-name="co12" table:default-cell-style-name="ce1"/>
        <table:table-column table:style-name="co21" table:number-columns-repeated="2" table:default-cell-style-name="ce1"/>
        <table:table-column table:style-name="co22" table:default-cell-style-name="ce1"/>
        <table:table-column table:style-name="co1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23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2"/>
        <table:table-column table:style-name="co8" table:default-cell-style-name="ce3"/>
        <table:table-row table:style-name="ro1">
          <table:table-cell table:number-columns-repeated="15"/>
          <table:table-cell office:value-type="string">
            <text:p>Analys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</table:table-row>
        <table:table-row table:style-name="ro1">
          <table:table-cell table:number-columns-repeated="15"/>
          <table:table-cell office:value-type="float" office:value="0">
            <text:p>0</text:p>
          </table:table-cell>
          <table:table-cell office:value-type="float" office:value="0.60294901823636">
            <text:p>0,602949018236</text:p>
          </table:table-cell>
          <table:table-cell office:value-type="float" office:value="1.115087052457">
            <text:p>1,11508705246</text:p>
          </table:table-cell>
        </table:table-row>
        <table:table-row table:style-name="ro1">
          <table:table-cell table:number-columns-repeated="15"/>
          <table:table-cell office:value-type="float" office:value="1">
            <text:p>1</text:p>
          </table:table-cell>
          <table:table-cell office:value-type="float" office:value="0.266864118442875">
            <text:p>0,266864118443</text:p>
          </table:table-cell>
          <table:table-cell office:value-type="float" office:value="-0.59127176311425">
            <text:p>-0,59127176311</text:p>
          </table:table-cell>
        </table:table-row>
        <table:table-row table:style-name="ro1">
          <table:table-cell table:number-columns-repeated="15"/>
          <table:table-cell office:value-type="float" office:value="2">
            <text:p>2</text:p>
          </table:table-cell>
          <table:table-cell office:value-type="float" office:value="-0.07822326652899">
            <text:p>-0,078223266529</text:p>
          </table:table-cell>
          <table:table-cell office:value-type="float" office:value="-0.0575435435262285">
            <text:p>-0,05754354353</text:p>
          </table:table-cell>
        </table:table-row>
        <table:table-row table:style-name="ro1">
          <table:table-cell table:number-columns-repeated="15"/>
          <table:table-cell office:value-type="float" office:value="3">
            <text:p>3</text:p>
          </table:table-cell>
          <table:table-cell office:value-type="float" office:value="-0.016864118442875">
            <text:p>-0,016864118443</text:p>
          </table:table-cell>
          <table:table-cell office:value-type="float" office:value="0.09127176311425">
            <text:p>0,09127176311</text:p>
          </table:table-cell>
        </table:table-row>
        <table:table-row table:style-name="ro1">
          <table:table-cell table:number-columns-repeated="15"/>
          <table:table-cell office:value-type="float" office:value="4">
            <text:p>4</text:p>
          </table:table-cell>
          <table:table-cell office:value-type="float" office:value="0.02674875741081">
            <text:p>0,026748757411</text:p>
          </table:table-cell>
          <table:table-cell/>
        </table:table-row>
        <table:table-row table:style-name="ro1">
          <table:table-cell table:number-columns-repeated="5"/>
          <table:table-cell office:value-type="float" office:value="0">
            <text:p>0,0000000000</text:p>
          </table:table-cell>
          <table:table-cell office:value-type="float" office:value="1">
            <text:p>1,0000000000</text:p>
          </table:table-cell>
          <table:table-cell office:value-type="float" office:value="2">
            <text:p>2,0000000000</text:p>
          </table:table-cell>
          <table:table-cell office:value-type="float" office:value="3">
            <text:p>3,0000000000</text:p>
          </table:table-cell>
          <table:table-cell office:value-type="float" office:value="4">
            <text:p>4,0000000000</text:p>
          </table:table-cell>
          <table:table-cell table:number-columns-repeated="8"/>
        </table:table-row>
        <table:table-row table:style-name="ro1">
          <table:table-cell table:formula="oooc:=[.K8]" office:value-type="float" office:value="40">
            <text:p>40,0000000000</text:p>
          </table:table-cell>
          <table:table-cell table:formula="oooc:=[.J8]" office:value-type="float" office:value="5">
            <text:p>5,0000000000</text:p>
          </table:table-cell>
          <table:table-cell table:formula="oooc:=[.I8]" office:value-type="float" office:value="40">
            <text:p>40,0000000000</text:p>
          </table:table-cell>
          <table:table-cell table:formula="oooc:=[.H8]" office:value-type="float" office:value="44">
            <text:p>44,0000000000</text:p>
          </table:table-cell>
          <table:table-cell table:formula="oooc:=[.G8]" office:value-type="float" office:value="4">
            <text:p>4,0000000000</text:p>
          </table:table-cell>
          <table:table-cell table:style-name="ce4" office:value-type="float" office:value="2">
            <text:p>2,0000000000</text:p>
          </table:table-cell>
          <table:table-cell table:style-name="ce4" office:value-type="float" office:value="4">
            <text:p>4,0000000000</text:p>
          </table:table-cell>
          <table:table-cell table:style-name="ce4" office:value-type="float" office:value="44">
            <text:p>44,0000000000</text:p>
          </table:table-cell>
          <table:table-cell table:style-name="ce4" office:value-type="float" office:value="40">
            <text:p>40,0000000000</text:p>
          </table:table-cell>
          <table:table-cell table:style-name="ce4" office:value-type="float" office:value="5">
            <text:p>5,0000000000</text:p>
          </table:table-cell>
          <table:table-cell table:style-name="ce6" table:formula="oooc:=[.I8]" office:value-type="float" office:value="40">
            <text:p>40</text:p>
          </table:table-cell>
          <table:table-cell table:formula="oooc:=[.H8]" office:value-type="float" office:value="44">
            <text:p>44</text:p>
          </table:table-cell>
          <table:table-cell table:formula="oooc:=[.G8]" office:value-type="float" office:value="4">
            <text:p>4</text:p>
          </table:table-cell>
          <table:table-cell table:formula="oooc:=[.F8]" office:value-type="float" office:value="2">
            <text:p>2</text:p>
          </table:table-cell>
          <table:table-cell table:formula="oooc:=[.G8]" office:value-type="float" office:value="4">
            <text:p>4</text:p>
          </table:table-cell>
          <table:table-cell table:formula="oooc:=[.F8]" office:value-type="float" office:value="2">
            <text:p>2</text:p>
          </table:table-cell>
          <table:table-cell/>
          <table:table-cell/>
        </table:table-row>
        <table:table-row table:style-name="ro1">
          <table:table-cell table:number-columns-repeated="3"/>
          <table:table-cell table:formula="oooc:=[.A8]*[.$Q$6]+[.B8]*[.$Q$5]+[.C8]*[.$Q$4]+[.D8]*[.$Q$3]+[.E8]*[.$Q$2]+[.F8]*[.$Q$3]+[.G8]*[.$Q$4]+[.H8]*[.$Q$5]+[.I8]*[.$Q$6]" office:value-type="float" office:value="12.5592805832061">
            <text:p>12,5592805832</text:p>
          </table:table-cell>
          <table:table-cell table:formula="oooc:=[.B8]*[.$Q$6]+[.C8]*[.$Q$5]+[.D8]*[.$Q$4]+[.E8]*[.$Q$3]+[.F8]*[.$Q$2]+[.G8]*[.$Q$3]+[.H8]*[.$Q$4]+[.I8]*[.$Q$5]+[.J8]*[.$Q$6]" office:value-type="float" office:value="-4.6244783718573">
            <text:p>-4,6244783719</text:p>
          </table:table-cell>
          <table:table-cell table:formula="oooc:=[.C8]*[.$Q$6]+[.D8]*[.$Q$5]+[.E8]*[.$Q$4]+[.F8]*[.$Q$3]+[.G8]*[.$Q$2]+[.H8]*[.$Q$3]+[.I8]*[.$Q$4]+[.J8]*[.$Q$5]+[.K8]*[.$Q$6]" office:value-type="float" office:value="12.5592805832061">
            <text:p>12,5592805832</text:p>
          </table:table-cell>
          <table:table-cell table:formula="oooc:=[.D8]*[.$Q$6]+[.E8]*[.$Q$5]+[.F8]*[.$Q$4]+[.G8]*[.$Q$3]+[.H8]*[.$Q$2]+[.I8]*[.$Q$3]+[.J8]*[.$Q$4]+[.K8]*[.$Q$5]+[.L8]*[.$Q$6]" office:value-type="float" office:value="39.3360845888482">
            <text:p>39,3360845888</text:p>
          </table:table-cell>
          <table:table-cell table:formula="oooc:=[.E8]*[.$Q$6]+[.F8]*[.$Q$5]+[.G8]*[.$Q$4]+[.H8]*[.$Q$3]+[.I8]*[.$Q$2]+[.J8]*[.$Q$3]+[.K8]*[.$Q$4]+[.L8]*[.$Q$5]+[.M8]*[.$Q$6]" office:value-type="float" office:value="33.1907194167939">
            <text:p>33,1907194168</text:p>
          </table:table-cell>
          <table:table-cell table:formula="oooc:=[.F8]*[.$Q$6]+[.G8]*[.$Q$5]+[.H8]*[.$Q$4]+[.I8]*[.$Q$3]+[.J8]*[.$Q$2]+[.K8]*[.$Q$3]+[.L8]*[.$Q$4]+[.M8]*[.$Q$5]+[.N8]*[.$Q$6]" office:value-type="float" office:value="17.4523091941609">
            <text:p>17,4523091942</text:p>
          </table:table-cell>
          <table:table-cell table:formula="oooc:=[.G8]*[.$Q$6]+[.H8]*[.$Q$5]+[.I8]*[.$Q$4]+[.J8]*[.$Q$3]+[.K8]*[.$Q$2]+[.L8]*[.$Q$3]+[.M8]*[.$Q$4]+[.N8]*[.$Q$5]+[.O8]*[.$Q$6]" office:value-type="float" office:value="33.1907194167939">
            <text:p>33,1907194168</text:p>
          </table:table-cell>
          <table:table-cell table:formula="oooc:=[.H8]*[.$Q$6]+[.I8]*[.$Q$5]+[.J8]*[.$Q$4]+[.K8]*[.$Q$3]+[.L8]*[.$Q$2]+[.M8]*[.$Q$3]+[.N8]*[.$Q$4]+[.O8]*[.$Q$5]+[.P8]*[.$Q$6]" office:value-type="float" office:value="38.2126367775942">
            <text:p>38,2126367776</text:p>
          </table:table-cell>
          <table:table-cell table:style-name="ce1" table:formula="oooc:=[.I8]*[.$Q$6]+[.J8]*[.$Q$5]+[.K8]*[.$Q$4]+[.L8]*[.$Q$3]+[.M8]*[.$Q$2]+[.N8]*[.$Q$3]+[.O8]*[.$Q$4]+[.P8]*[.$Q$5]+[.Q8]*[.$Q$6]" office:value-type="float" office:value="12.1976232613744">
            <text:p>12,1976232614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ooc:=[.A8]*[.$R$5]+[.B8]*[.$R$4]+[.C8]*[.$R$3]+[.D8]*[.$R$2]+[.E8]*[.$R$3]+[.F8]*[.$R$4]+[.G8]*[.$R$5]" office:value-type="float" office:value="26.6610255034244">
            <text:p>26,6610255034</text:p>
          </table:table-cell>
          <table:table-cell table:formula="oooc:=[.B8]*[.$R$5]+[.C8]*[.$R$4]+[.D8]*[.$R$3]+[.E8]*[.$R$2]+[.F8]*[.$R$3]+[.G8]*[.$R$4]+[.H8]*[.$R$5]" office:value-type="float" office:value="-20.7977524159833">
            <text:p>-20,7977524160</text:p>
          </table:table-cell>
          <table:table-cell table:formula="oooc:=[.C8]*[.$R$5]+[.D8]*[.$R$4]+[.E8]*[.$R$3]+[.F8]*[.$R$2]+[.G8]*[.$R$3]+[.H8]*[.$R$4]+[.I8]*[.$R$5]" office:value-type="float" office:value="-0.262090781168108">
            <text:p>-0,2620907812</text:p>
          </table:table-cell>
          <table:table-cell table:formula="oooc:=[.D8]*[.$R$5]+[.E8]*[.$R$4]+[.F8]*[.$R$3]+[.G8]*[.$R$2]+[.H8]*[.$R$3]+[.I8]*[.$R$4]+[.J8]*[.$R$5]" office:value-type="float" office:value="-20.7977524159833">
            <text:p>-20,7977524160</text:p>
          </table:table-cell>
          <table:table-cell table:formula="oooc:=[.E8]*[.$R$5]+[.F8]*[.$R$4]+[.G8]*[.$R$3]+[.H8]*[.$R$2]+[.I8]*[.$R$3]+[.J8]*[.$R$4]+[.K8]*[.$R$5]" office:value-type="float" office:value="26.6610255034244">
            <text:p>26,6610255034</text:p>
          </table:table-cell>
          <table:table-cell table:formula="oooc:=[.F8]*[.$R$5]+[.G8]*[.$R$4]+[.H8]*[.$R$3]+[.I8]*[.$R$2]+[.J8]*[.$R$3]+[.K8]*[.$R$4]+[.L8]*[.$R$5]" office:value-type="float" office:value="17.2977508937832">
            <text:p>17,2977508938</text:p>
          </table:table-cell>
          <table:table-cell table:formula="oooc:=[.G8]*[.$R$5]+[.H8]*[.$R$4]+[.I8]*[.$R$3]+[.J8]*[.$R$2]+[.K8]*[.$R$3]+[.L8]*[.$R$4]+[.M8]*[.$R$5]" office:value-type="float" office:value="-46.0599635122491">
            <text:p>-46,0599635122</text:p>
          </table:table-cell>
          <table:table-cell table:formula="oooc:=[.H8]*[.$R$5]+[.I8]*[.$R$4]+[.J8]*[.$R$3]+[.K8]*[.$R$2]+[.L8]*[.$R$3]+[.M8]*[.$R$4]+[.N8]*[.$R$5]" office:value-type="float" office:value="17.2977508937832">
            <text:p>17,2977508938</text:p>
          </table:table-cell>
          <table:table-cell table:style-name="ce1" table:formula="oooc:=[.I8]*[.$R$5]+[.J8]*[.$R$4]+[.K8]*[.$R$3]+[.L8]*[.$R$2]+[.M8]*[.$R$3]+[.N8]*[.$R$4]+[.O8]*[.$R$5]" office:value-type="float" office:value="26.6610255034244">
            <text:p>26,6610255034</text:p>
          </table:table-cell>
          <table:table-cell table:style-name="ce1" table:formula="oooc:=[.J8]*[.$R$5]+[.K8]*[.$R$4]+[.L8]*[.$R$3]+[.M8]*[.$R$2]+[.N8]*[.$R$3]+[.O8]*[.$R$4]+[.P8]*[.$R$5]" office:value-type="float" office:value="-24.6311664667818">
            <text:p>-24,6311664668</text:p>
          </table:table-cell>
          <table:table-cell table:number-columns-repeated="2"/>
          <table:table-cell office:value-type="string">
            <text:p>Synthesis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0">
            <text:p>0,0000000000</text:p>
          </table:table-cell>
          <table:table-cell table:formula="oooc:=[.H12]" office:value-type="float" office:value="33.1907194167939">
            <text:p>33,1907194168</text:p>
          </table:table-cell>
          <table:table-cell table:formula="oooc:=[.I12]" office:value-type="float" office:value="0">
            <text:p>0,0000000000</text:p>
          </table:table-cell>
          <table:table-cell table:formula="oooc:=[.F12]" office:value-type="float" office:value="12.5592805832061">
            <text:p>12,5592805832</text:p>
          </table:table-cell>
          <table:table-cell table:formula="oooc:=[.G12]" office:value-type="float" office:value="0">
            <text:p>0,0000000000</text:p>
          </table:table-cell>
          <table:table-cell table:formula="oooc:=[.F9]" office:value-type="float" office:value="12.5592805832061">
            <text:p>12,5592805832</text:p>
          </table:table-cell>
          <table:table-cell office:value-type="float" office:value="0">
            <text:p>0,0000000000</text:p>
          </table:table-cell>
          <table:table-cell table:formula="oooc:=[.H9]" office:value-type="float" office:value="33.1907194167939">
            <text:p>33,1907194168</text:p>
          </table:table-cell>
          <table:table-cell office:value-type="float" office:value="0">
            <text:p>0,0000000000</text:p>
          </table:table-cell>
          <table:table-cell table:formula="oooc:=[.J9]" office:value-type="float" office:value="33.1907194167939">
            <text:p>33,1907194168</text:p>
          </table:table-cell>
          <table:table-cell office:value-type="float" office:value="0">
            <text:p>0,0000000000</text:p>
          </table:table-cell>
          <table:table-cell table:formula="oooc:=[.F12]" office:value-type="float" office:value="12.5592805832061">
            <text:p>12,56</text:p>
          </table:table-cell>
          <table:table-cell table:formula="oooc:=[.I12]" office:value-type="float" office:value="0">
            <text:p>0</text:p>
          </table:table-cell>
          <table:table-cell table:formula="oooc:=[.F12]" office:value-type="float" office:value="12.5592805832061">
            <text:p>12,56</text:p>
          </table:table-cell>
          <table:table-cell table:number-columns-repeated="4"/>
        </table:table-row>
        <table:table-row table:style-name="ro1">
          <table:table-cell office:value-type="float" office:value="0">
            <text:p>0,0000000000</text:p>
          </table:table-cell>
          <table:table-cell table:formula="oooc:=[.J13]" office:value-type="float" office:value="-46.0599635122491">
            <text:p>-46,0599635122</text:p>
          </table:table-cell>
          <table:table-cell table:formula="oooc:=[.I13]" office:value-type="float" office:value="0">
            <text:p>0,0000000000</text:p>
          </table:table-cell>
          <table:table-cell table:formula="oooc:=[.H13]" office:value-type="float" office:value="26.6610255034244">
            <text:p>26,6610255034</text:p>
          </table:table-cell>
          <table:table-cell table:formula="oooc:=[.I13]" office:value-type="float" office:value="0">
            <text:p>0,0000000000</text:p>
          </table:table-cell>
          <table:table-cell table:formula="oooc:=[.F10]" office:value-type="float" office:value="-0.262090781168108">
            <text:p>-0,2620907812</text:p>
          </table:table-cell>
          <table:table-cell office:value-type="float" office:value="0">
            <text:p>0,0000000000</text:p>
          </table:table-cell>
          <table:table-cell table:formula="oooc:=[.H10]" office:value-type="float" office:value="26.6610255034244">
            <text:p>26,6610255034</text:p>
          </table:table-cell>
          <table:table-cell office:value-type="float" office:value="0">
            <text:p>0,0000000000</text:p>
          </table:table-cell>
          <table:table-cell table:formula="oooc:=[.J10]" office:value-type="float" office:value="-46.0599635122491">
            <text:p>-46,0599635122</text:p>
          </table:table-cell>
          <table:table-cell office:value-type="float" office:value="0">
            <text:p>0,0000000000</text:p>
          </table:table-cell>
          <table:table-cell table:formula="oooc:=[.H13]" office:value-type="float" office:value="26.6610255034244">
            <text:p>26,66</text:p>
          </table:table-cell>
          <table:table-cell table:formula="oooc:=[.G13]" office:value-type="float" office:value="0">
            <text:p>0</text:p>
          </table:table-cell>
          <table:table-cell table:formula="oooc:=[.F13]" office:value-type="float" office:value="-0.262090781168108">
            <text:p>-0,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ooc:=[.B12]*[.$R$19]+[.C12]*[.$R$18]+[.D12]*[.$R$17]+[.E12]*[.$R$16]+[.F12]*[.$R$17]+[.G12]*[.$R$18]+[.H12]*[.$R$19]" office:value-type="float" office:value="8.79314498735531">
            <text:p>8,7931449874</text:p>
          </table:table-cell>
          <table:table-cell table:formula="oooc:=[.C12]*[.$R$19]+[.D12]*[.$R$18]+[.E12]*[.$R$17]+[.F12]*[.$R$16]+[.G12]*[.$R$17]+[.H12]*[.$R$18]+[.I12]*[.$R$19]" office:value-type="float" office:value="11.3720740501827">
            <text:p>11,3720740502</text:p>
          </table:table-cell>
          <table:table-cell table:formula="oooc:=[.D12]*[.$R$19]+[.E12]*[.$R$18]+[.F12]*[.$R$17]+[.G12]*[.$R$16]+[.H12]*[.$R$17]+[.I12]*[.$R$18]+[.J12]*[.$R$19]" office:value-type="float" office:value="22.875">
            <text:p>22,8750000000</text:p>
          </table:table-cell>
          <table:table-cell table:formula="oooc:=[.E12]*[.$R$19]+[.F12]*[.$R$18]+[.G12]*[.$R$17]+[.H12]*[.$R$16]+[.I12]*[.$R$17]+[.J12]*[.$R$18]+[.K12]*[.$R$19]" office:value-type="float" office:value="34.3779243670751">
            <text:p>34,3779243671</text:p>
          </table:table-cell>
          <table:table-cell table:formula="oooc:=[.F12]*[.$R$19]+[.G12]*[.$R$18]+[.H12]*[.$R$17]+[.I12]*[.$R$16]+[.J12]*[.$R$17]+[.K12]*[.$R$18]+[.L12]*[.$R$19]" office:value-type="float" office:value="36.9568550126447">
            <text:p>36,9568550126</text:p>
          </table:table-cell>
          <table:table-cell table:formula="oooc:=[.G12]*[.$R$19]+[.H12]*[.$R$18]+[.I12]*[.$R$17]+[.J12]*[.$R$16]+[.K12]*[.$R$17]+[.L12]*[.$R$18]+[.M12]*[.$R$19]" office:value-type="float" office:value="34.3779243670751">
            <text:p>34,3779243671</text:p>
          </table:table-cell>
          <table:table-cell table:number-columns-repeated="7"/>
        </table:table-row>
        <table:table-row table:style-name="ro1">
          <table:table-cell table:number-columns-repeated="5"/>
          <table:table-cell table:formula="oooc:=[.B13]*[.$Q$20]+[.C13]*[.$Q$19]+[.D13]*[.$Q$18]+[.E13]*[.$Q$17]+[.F13]*[.$Q$16]+[.G13]*[.$Q$17]+[.H13]*[.$Q$18]+[.I13]*[.$Q$19]+[.J13]*[.$Q$20]" office:value-type="float" office:value="-6.79314596765507">
            <text:p>-6,7931459677</text:p>
          </table:table-cell>
          <table:table-cell table:formula="oooc:=[.C13]*[.$Q$20]+[.D13]*[.$Q$19]+[.E13]*[.$Q$18]+[.F13]*[.$Q$17]+[.G13]*[.$Q$16]+[.H13]*[.$Q$17]+[.I13]*[.$Q$18]+[.J13]*[.$Q$19]+[.K13]*[.$Q$20]" office:value-type="float" office:value="-7.37207443073274">
            <text:p>-7,3720744307</text:p>
          </table:table-cell>
          <table:table-cell table:formula="oooc:=[.D13]*[.$Q$20]+[.E13]*[.$Q$19]+[.F13]*[.$Q$18]+[.G13]*[.$Q$17]+[.H13]*[.$Q$16]+[.I13]*[.$Q$17]+[.J13]*[.$Q$18]+[.K13]*[.$Q$19]+[.L13]*[.$Q$20]" office:value-type="float" office:value="21.1250001586577">
            <text:p>21,1250001587</text:p>
          </table:table-cell>
          <table:table-cell table:formula="oooc:=[.E13]*[.$Q$20]+[.F13]*[.$Q$19]+[.G13]*[.$Q$18]+[.H13]*[.$Q$17]+[.I13]*[.$Q$16]+[.J13]*[.$Q$17]+[.K13]*[.$Q$18]+[.L13]*[.$Q$19]+[.M13]*[.$Q$20]" office:value-type="float" office:value="5.62207525237484">
            <text:p>5,6220752524</text:p>
          </table:table-cell>
          <table:table-cell table:formula="oooc:=[.F13]*[.$Q$20]+[.G13]*[.$Q$19]+[.H13]*[.$Q$18]+[.I13]*[.$Q$17]+[.J13]*[.$Q$16]+[.K13]*[.$Q$17]+[.L13]*[.$Q$18]+[.M13]*[.$Q$19]+[.N13]*[.$Q$20]" office:value-type="float" office:value="-31.9568559929444">
            <text:p>-31,9568559929</text:p>
          </table:table-cell>
          <table:table-cell table:formula="oooc:=[.G13]*[.$Q$20]+[.H13]*[.$Q$19]+[.I13]*[.$Q$18]+[.J13]*[.$Q$17]+[.K13]*[.$Q$16]+[.L13]*[.$Q$17]+[.M13]*[.$Q$18]+[.N13]*[.$Q$19]+[.O13]*[.$Q$20]" office:value-type="float" office:value="5.62207525237484">
            <text:p>5,6220752524</text:p>
          </table:table-cell>
          <table:table-cell table:number-columns-repeated="7"/>
        </table:table-row>
        <table:table-row table:style-name="ro1">
          <table:table-cell table:number-columns-repeated="5"/>
          <table:table-cell table:formula="oooc:=[.F14]+[.F15]" office:value-type="float" office:value="1.99999901970024">
            <text:p>1,9999990197</text:p>
          </table:table-cell>
          <table:table-cell table:formula="oooc:=[.G14]+[.G15]" office:value-type="float" office:value="3.99999961944998">
            <text:p>3,9999996194</text:p>
          </table:table-cell>
          <table:table-cell table:formula="oooc:=[.H14]+[.H15]" office:value-type="float" office:value="44.0000001586576">
            <text:p>44,0000001587</text:p>
          </table:table-cell>
          <table:table-cell table:formula="oooc:=[.I14]+[.I15]" office:value-type="float" office:value="39.99999961945">
            <text:p>39,9999996195</text:p>
          </table:table-cell>
          <table:table-cell table:formula="oooc:=[.J14]+[.J15]" office:value-type="float" office:value="4.99999901970024">
            <text:p>4,9999990197</text:p>
          </table:table-cell>
          <table:table-cell table:formula="oooc:=[.K14]+[.K15]" office:value-type="float" office:value="39.99999961945">
            <text:p>39,9999996195</text:p>
          </table:table-cell>
          <table:table-cell table:number-columns-repeated="4"/>
          <table:table-cell office:value-type="float" office:value="0">
            <text:p>0</text:p>
          </table:table-cell>
          <table:table-cell table:formula="oooc:=[.Q2]" office:value-type="float" office:value="0.60294901823636">
            <text:p>0,602949018236</text:p>
          </table:table-cell>
          <table:table-cell table:formula="oooc:=[.R2]" office:value-type="float" office:value="1.115087052457">
            <text:p>1,11508705246</text:p>
          </table:table-cell>
        </table:table-row>
        <table:table-row table:style-name="ro1">
          <table:table-cell table:number-columns-repeated="5"/>
          <table:table-cell table:style-name="Default" table:number-columns-repeated="6"/>
          <table:table-cell table:number-columns-repeated="4"/>
          <table:table-cell office:value-type="float" office:value="1">
            <text:p>1</text:p>
          </table:table-cell>
          <table:table-cell table:formula="oooc:=[.Q3]*-1" office:value-type="float" office:value="-0.266864118442875">
            <text:p>-0,266864118443</text:p>
          </table:table-cell>
          <table:table-cell table:formula="oooc:=[.R3]*-1" office:value-type="float" office:value="0.59127176311425">
            <text:p>0,59127176311</text:p>
          </table:table-cell>
        </table:table-row>
        <table:table-row table:style-name="ro1">
          <table:table-cell table:number-columns-repeated="5"/>
          <table:table-cell table:style-name="Default" table:number-columns-repeated="6"/>
          <table:table-cell table:number-columns-repeated="4"/>
          <table:table-cell office:value-type="float" office:value="2">
            <text:p>2</text:p>
          </table:table-cell>
          <table:table-cell table:formula="oooc:=[.Q4]" office:value-type="float" office:value="-0.07822326652899">
            <text:p>-0,078223266529</text:p>
          </table:table-cell>
          <table:table-cell table:formula="oooc:=[.R4]" office:value-type="float" office:value="-0.0575435435262285">
            <text:p>-0,05754354353</text:p>
          </table:table-cell>
        </table:table-row>
        <table:table-row table:style-name="ro1">
          <table:table-cell table:number-columns-repeated="5"/>
          <table:table-cell table:style-name="Default" table:number-columns-repeated="6"/>
          <table:table-cell table:number-columns-repeated="4"/>
          <table:table-cell office:value-type="float" office:value="3">
            <text:p>3</text:p>
          </table:table-cell>
          <table:table-cell table:formula="oooc:=[.Q5]*-1" office:value-type="float" office:value="0.016864118442875">
            <text:p>0,016864118443</text:p>
          </table:table-cell>
          <table:table-cell table:formula="oooc:=[.R5]*-1" office:value-type="float" office:value="-0.09127176311425">
            <text:p>-0,09127176311</text:p>
          </table:table-cell>
        </table:table-row>
        <table:table-row table:style-name="ro1">
          <table:table-cell table:style-name="Default" table:formula="oooc:=#REF!13" office:value-type="float" office:value="0">
            <text:p>#NAME?</text:p>
          </table:table-cell>
          <table:table-cell table:style-name="Default" table:formula="oooc:=[.B12]" office:value-type="float" office:value="33.1907194167939">
            <text:p>33,19</text:p>
          </table:table-cell>
          <table:table-cell table:style-name="Default" table:formula="oooc:=[.K20]" office:value-type="float" office:value="-46.0599635122491">
            <text:p>-46,06</text:p>
          </table:table-cell>
          <table:table-cell table:style-name="Default" table:formula="oooc:=[.J20]" office:value-type="float" office:value="33.1907194167939">
            <text:p>33,19</text:p>
          </table:table-cell>
          <table:table-cell table:style-name="Default" table:formula="oooc:=[.I20]" office:value-type="float" office:value="26.6610255034244">
            <text:p>26,66</text:p>
          </table:table-cell>
          <table:table-cell table:style-name="Default" table:formula="oooc:=[.H20]" office:value-type="float" office:value="12.5592805832061">
            <text:p>12,56</text:p>
          </table:table-cell>
          <table:table-cell table:style-name="ce5" table:formula="oooc:=[.F13]" office:value-type="float" office:value="-0.262090781168108">
            <text:p>-0,26</text:p>
          </table:table-cell>
          <table:table-cell table:style-name="ce5" table:formula="oooc:=[.F12]" office:value-type="float" office:value="12.5592805832061">
            <text:p>12,56</text:p>
          </table:table-cell>
          <table:table-cell table:style-name="ce5" table:formula="oooc:=[.H13]" office:value-type="float" office:value="26.6610255034244">
            <text:p>26,66</text:p>
          </table:table-cell>
          <table:table-cell table:style-name="ce5" table:formula="oooc:=[.H12]" office:value-type="float" office:value="33.1907194167939">
            <text:p>33,19</text:p>
          </table:table-cell>
          <table:table-cell table:style-name="ce5" table:formula="oooc:=[.J13]" office:value-type="float" office:value="-46.0599635122491">
            <text:p>-46,06</text:p>
          </table:table-cell>
          <table:table-cell table:style-name="ce5" table:formula="oooc:=[.J12]" office:value-type="float" office:value="33.1907194167939">
            <text:p>33,19</text:p>
          </table:table-cell>
          <table:table-cell table:formula="oooc:=[.K20]" office:value-type="float" office:value="-46.0599635122491">
            <text:p>-46,06</text:p>
          </table:table-cell>
          <table:table-cell table:formula="oooc:=[.J20]" office:value-type="float" office:value="33.1907194167939">
            <text:p>33,19</text:p>
          </table:table-cell>
          <table:table-cell table:formula="oooc:=[.I20]" office:value-type="float" office:value="26.6610255034244">
            <text:p>26,66</text:p>
          </table:table-cell>
          <table:table-cell office:value-type="float" office:value="4">
            <text:p>4</text:p>
          </table:table-cell>
          <table:table-cell table:formula="oooc:=[.Q6]" office:value-type="float" office:value="0.02674875741081">
            <text:p>0,026748757411</text:p>
          </table:table-cell>
          <table:table-cell/>
        </table:table-row>
        <table:table-row table:style-name="ro1">
          <table:table-cell/>
          <table:table-cell table:formula="oooc:=[.B20]*[.$R$23]" office:value-type="float" office:value="40.8303635500062">
            <text:p>40,8303635500</text:p>
          </table:table-cell>
          <table:table-cell table:formula="oooc:=[.C20]*[.$R$24]" office:value-type="float" office:value="-37.4418249646615">
            <text:p>-37,4418249647</text:p>
          </table:table-cell>
          <table:table-cell table:formula="oooc:=[.D20]*[.$R$23]" office:value-type="float" office:value="40.8303635500062">
            <text:p>40,8303635500</text:p>
          </table:table-cell>
          <table:table-cell table:formula="oooc:=[.E20]*[.$R$24]" office:value-type="float" office:value="21.6725627672745">
            <text:p>21,6725627673</text:p>
          </table:table-cell>
          <table:table-cell table:formula="oooc:=[.F20]*[.$R$23]" office:value-type="float" office:value="15.4501017498093">
            <text:p>15,4501017498</text:p>
          </table:table-cell>
          <table:table-cell table:formula="oooc:=[.G20]*[.$R$24]" office:value-type="float" office:value="-0.213051778704471">
            <text:p>-0,2130517787</text:p>
          </table:table-cell>
          <table:table-cell table:formula="oooc:=[.H20]*[.$R$23]" office:value-type="float" office:value="15.4501017498093">
            <text:p>15,4501017498</text:p>
          </table:table-cell>
          <table:table-cell table:formula="oooc:=[.I20]*[.$R$24]" office:value-type="float" office:value="21.6725627672745">
            <text:p>21,6725627673</text:p>
          </table:table-cell>
          <table:table-cell table:formula="oooc:=[.J20]*[.$R$23]" office:value-type="float" office:value="40.8303635500062">
            <text:p>40,8303635500</text:p>
          </table:table-cell>
          <table:table-cell table:formula="oooc:=[.K20]*[.$R$24]" office:value-type="float" office:value="-37.4418249646615">
            <text:p>-37,4418249647</text:p>
          </table:table-cell>
          <table:table-cell table:style-name="ce1" table:formula="oooc:=[.L20]*[.$R$23]" office:value-type="float" office:value="40.8303635500062">
            <text:p>40,8303635500</text:p>
          </table:table-cell>
          <table:table-cell table:style-name="ce1" table:formula="oooc:=[.M20]*[.$R$24]" office:value-type="float" office:value="-37.4418249646615">
            <text:p>-37,4418249647</text:p>
          </table:table-cell>
          <table:table-cell table:style-name="ce1" table:formula="oooc:=[.N20]*[.$R$23]" office:value-type="float" office:value="40.8303635500062">
            <text:p>40,8303635500</text:p>
          </table:table-cell>
          <table:table-cell table:style-name="ce1" table:formula="oooc:=[.O20]*[.$R$24]" office:value-type="float" office:value="21.6725627672745">
            <text:p>21,6725627673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formula="oooc:=[.B21]-[.$R$25]*([.A21]+[.C21])" office:value-type="float" office:value="57.4360695123064">
            <text:p>57,4360695123</text:p>
          </table:table-cell>
          <table:table-cell/>
          <table:table-cell table:formula="oooc:=[.D21]-[.$R$25]*([.C21]+[.E21])" office:value-type="float" office:value="47.8241394019946">
            <text:p>47,8241394020</text:p>
          </table:table-cell>
          <table:table-cell/>
          <table:table-cell table:formula="oooc:=[.F21]-[.$R$25]*([.E21]+[.G21])" office:value-type="float" office:value="5.93266156340608">
            <text:p>5,9326615634</text:p>
          </table:table-cell>
          <table:table-cell/>
          <table:table-cell table:formula="oooc:=[.H21]-[.$R$25]*([.G21]+[.I21])" office:value-type="float" office:value="5.93266156340608">
            <text:p>5,9326615634</text:p>
          </table:table-cell>
          <table:table-cell/>
          <table:table-cell table:formula="oooc:=[.J21]-[.$R$25]*([.I21]+[.K21])" office:value-type="float" office:value="47.8241394019946">
            <text:p>47,8241394020</text:p>
          </table:table-cell>
          <table:table-cell/>
          <table:table-cell table:style-name="ce1" table:formula="oooc:=[.L21]-[.$R$25]*([.K21]+[.M21])" office:value-type="float" office:value="74.0417754746066">
            <text:p>74,0417754746</text:p>
          </table:table-cell>
          <table:table-cell table:style-name="ce1"/>
          <table:table-cell table:style-name="ce1" table:formula="oooc:=[.N21]-[.$R$25]*([.M21]+[.O21])" office:value-type="float" office:value="47.8241394019946">
            <text:p>47,8241394020</text:p>
          </table:table-cell>
          <table:table-cell table:style-name="ce1"/>
          <table:table-cell/>
          <table:table-cell office:value-type="string">
            <text:p>K</text:p>
          </table:table-cell>
          <table:table-cell office:value-type="float" office:value="1.230174104914">
            <text:p>1,23017410491</text:p>
          </table:table-cell>
        </table:table-row>
        <table:table-row table:style-name="ro1">
          <table:table-cell/>
          <table:table-cell/>
          <table:table-cell table:formula="oooc:=[.C21]-[.$R$26]*([.B23]+[.D23])" office:value-type="float" office:value="-130.377229227787">
            <text:p>-130,3772292278</text:p>
          </table:table-cell>
          <table:table-cell/>
          <table:table-cell table:formula="oooc:=[.E21]-[.$R$26]*([.D23]+[.F23])" office:value-type="float" office:value="-25.7899121901843">
            <text:p>-25,7899121902</text:p>
          </table:table-cell>
          <table:table-cell/>
          <table:table-cell table:formula="oooc:=[.G21]-[.$R$26]*([.F23]+[.H23])" office:value-type="float" office:value="-10.6890769821191">
            <text:p>-10,6890769821</text:p>
          </table:table-cell>
          <table:table-cell/>
          <table:table-cell table:formula="oooc:=[.I21]-[.$R$26]*([.H23]+[.J23])" office:value-type="float" office:value="-25.7899121901843">
            <text:p>-25,7899121902</text:p>
          </table:table-cell>
          <table:table-cell/>
          <table:table-cell table:formula="oooc:=[.K21]-[.$R$26]*([.J23]+[.L23])" office:value-type="float" office:value="-145.038590938911">
            <text:p>-145,0385909389</text:p>
          </table:table-cell>
          <table:table-cell table:style-name="ce1"/>
          <table:table-cell table:style-name="ce1" table:formula="oooc:=[.M21]-[.$R$26]*([.L23]+[.N23])" office:value-type="float" office:value="-145.038590938911">
            <text:p>-145,0385909389</text:p>
          </table:table-cell>
          <table:table-cell table:style-name="ce1"/>
          <table:table-cell table:style-name="ce1" table:formula="oooc:=[.O21]-[.$R$26]*([.N23]+[.P23])" office:value-type="float" office:value="-20.551899588477">
            <text:p>-20,5518995885</text:p>
          </table:table-cell>
          <table:table-cell/>
          <table:table-cell office:value-type="string">
            <text:p>K1</text:p>
          </table:table-cell>
          <table:table-cell table:formula="oooc:=1/[.R23]" office:value-type="float" office:value="0.812893066115961">
            <text:p>0,81289306612</text:p>
          </table:table-cell>
        </table:table-row>
        <table:table-row table:style-name="ro1">
          <table:table-cell/>
          <table:table-cell table:formula="oooc:=[.B23]-[.$R$27]*([.A24]+[.C24])" office:value-type="float" office:value="50.5286684487294">
            <text:p>50,5286684487</text:p>
          </table:table-cell>
          <table:table-cell/>
          <table:table-cell table:formula="oooc:=[.D23]-[.$R$27]*([.C24]+[.E24])" office:value-type="float" office:value="39.5503857326201">
            <text:p>39,5503857326</text:p>
          </table:table-cell>
          <table:table-cell/>
          <table:table-cell table:formula="oooc:=[.F23]-[.$R$27]*([.E24]+[.G24])" office:value-type="float" office:value="4.00000039167074">
            <text:p>4,0000003917</text:p>
          </table:table-cell>
          <table:table-cell/>
          <table:table-cell table:formula="oooc:=[.H23]-[.$R$27]*([.G24]+[.I24])" office:value-type="float" office:value="4.00000039167074">
            <text:p>4,0000003917</text:p>
          </table:table-cell>
          <table:table-cell/>
          <table:table-cell table:formula="oooc:=[.J23]-[.$R$27]*([.I24]+[.K24])" office:value-type="float" office:value="38.7736250507378">
            <text:p>38,7736250507</text:p>
          </table:table-cell>
          <table:table-cell/>
          <table:table-cell table:style-name="ce1" table:formula="oooc:=[.L23]-[.$R$27]*([.K24]+[.M24])" office:value-type="float" office:value="58.6734519836881">
            <text:p>58,6734519837</text:p>
          </table:table-cell>
          <table:table-cell table:style-name="ce1"/>
          <table:table-cell table:style-name="ce1" table:formula="oooc:=[.N23]-[.$R$27]*([.M24]+[.O24])" office:value-type="float" office:value="39.0511355794579">
            <text:p>39,0511355795</text:p>
          </table:table-cell>
          <table:table-cell table:style-name="ce1"/>
          <table:table-cell/>
          <table:table-cell office:value-type="string">
            <text:p>delta</text:p>
          </table:table-cell>
          <table:table-cell office:value-type="float" office:value="0.443506853043971">
            <text:p>0,44350685304</text:p>
          </table:table-cell>
        </table:table-row>
        <table:table-row table:style-name="ro1">
          <table:table-cell table:number-columns-repeated="6"/>
          <table:table-cell table:formula="oooc:=[.G24]-[.$R$28]*([.F25]+[.H25])" office:value-type="float" office:value="1.99999899684511">
            <text:p>1,9999989968</text:p>
          </table:table-cell>
          <table:table-cell/>
          <table:table-cell table:formula="oooc:=[.I24]-[.$R$28]*([.H25]+[.J25])" office:value-type="float" office:value="42.0548040584279">
            <text:p>42,0548040584</text:p>
          </table:table-cell>
          <table:table-cell/>
          <table:table-cell table:formula="oooc:=[.K24]-[.$R$28]*([.J25]+[.L25])" office:value-type="float" office:value="9.52556447875097">
            <text:p>9,5255644788</text:p>
          </table:table-cell>
          <table:table-cell table:number-columns-repeated="5"/>
          <table:table-cell office:value-type="string">
            <text:p>gamma</text:p>
          </table:table-cell>
          <table:table-cell office:value-type="float" office:value="0.882911075530834">
            <text:p>0,88291107553</text:p>
          </table:table-cell>
        </table:table-row>
        <table:table-row table:style-name="ro1">
          <table:table-cell table:number-columns-repeated="16"/>
          <table:table-cell office:value-type="string">
            <text:p>beta</text:p>
          </table:table-cell>
          <table:table-cell office:value-type="float" office:value="-0.052980118572">
            <text:p>-0,05298011857</text:p>
          </table:table-cell>
        </table:table-row>
        <table:table-row table:style-name="ro1">
          <table:table-cell table:number-columns-repeated="16"/>
          <table:table-cell office:value-type="string">
            <text:p>alpha</text:p>
          </table:table-cell>
          <table:table-cell office:value-type="float" office:value="-1.58613434205992">
            <text:p>-1,58613434206</text:p>
          </table:table-cell>
        </table:table-row>
        <table:table-row table:style-name="ro1" table:number-rows-repeated="65507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Tabelle7" table:style-name="ta1" table:print="false">
        <office:forms form:automatic-focus="false" form:apply-design-mode="false"/>
        <table:table-column table:style-name="co12" table:default-cell-style-name="ce1"/>
        <table:table-column table:style-name="co21" table:number-columns-repeated="2" table:default-cell-style-name="ce1"/>
        <table:table-column table:style-name="co22" table:default-cell-style-name="ce1"/>
        <table:table-column table:style-name="co1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23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2"/>
        <table:table-column table:style-name="co8" table:default-cell-style-name="ce3"/>
        <table:table-row table:style-name="ro1">
          <table:table-cell table:number-columns-repeated="15"/>
          <table:table-cell office:value-type="string">
            <text:p>Analys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</table:table-row>
        <table:table-row table:style-name="ro1">
          <table:table-cell table:number-columns-repeated="15"/>
          <table:table-cell office:value-type="float" office:value="0">
            <text:p>0</text:p>
          </table:table-cell>
          <table:table-cell office:value-type="float" office:value="0.60294901823636">
            <text:p>0,602949018236</text:p>
          </table:table-cell>
          <table:table-cell office:value-type="float" office:value="1.115087052457">
            <text:p>1,11508705246</text:p>
          </table:table-cell>
        </table:table-row>
        <table:table-row table:style-name="ro1">
          <table:table-cell table:number-columns-repeated="15"/>
          <table:table-cell office:value-type="float" office:value="1">
            <text:p>1</text:p>
          </table:table-cell>
          <table:table-cell office:value-type="float" office:value="0.266864118442875">
            <text:p>0,266864118443</text:p>
          </table:table-cell>
          <table:table-cell office:value-type="float" office:value="-0.59127176311425">
            <text:p>-0,59127176311</text:p>
          </table:table-cell>
        </table:table-row>
        <table:table-row table:style-name="ro1">
          <table:table-cell table:number-columns-repeated="15"/>
          <table:table-cell office:value-type="float" office:value="2">
            <text:p>2</text:p>
          </table:table-cell>
          <table:table-cell office:value-type="float" office:value="-0.07822326652899">
            <text:p>-0,078223266529</text:p>
          </table:table-cell>
          <table:table-cell office:value-type="float" office:value="-0.0575435435262285">
            <text:p>-0,05754354353</text:p>
          </table:table-cell>
        </table:table-row>
        <table:table-row table:style-name="ro1">
          <table:table-cell table:number-columns-repeated="15"/>
          <table:table-cell office:value-type="float" office:value="3">
            <text:p>3</text:p>
          </table:table-cell>
          <table:table-cell office:value-type="float" office:value="-0.016864118442875">
            <text:p>-0,016864118443</text:p>
          </table:table-cell>
          <table:table-cell office:value-type="float" office:value="0.09127176311425">
            <text:p>0,09127176311</text:p>
          </table:table-cell>
        </table:table-row>
        <table:table-row table:style-name="ro1">
          <table:table-cell table:number-columns-repeated="15"/>
          <table:table-cell office:value-type="float" office:value="4">
            <text:p>4</text:p>
          </table:table-cell>
          <table:table-cell office:value-type="float" office:value="0.02674875741081">
            <text:p>0,026748757411</text:p>
          </table:table-cell>
          <table:table-cell/>
        </table:table-row>
        <table:table-row table:style-name="ro1">
          <table:table-cell table:number-columns-repeated="5"/>
          <table:table-cell office:value-type="float" office:value="0">
            <text:p>0,0000000000</text:p>
          </table:table-cell>
          <table:table-cell office:value-type="float" office:value="1">
            <text:p>1,0000000000</text:p>
          </table:table-cell>
          <table:table-cell office:value-type="float" office:value="2">
            <text:p>2,0000000000</text:p>
          </table:table-cell>
          <table:table-cell office:value-type="float" office:value="3">
            <text:p>3,0000000000</text:p>
          </table:table-cell>
          <table:table-cell office:value-type="float" office:value="4">
            <text:p>4,0000000000</text:p>
          </table:table-cell>
          <table:table-cell table:number-columns-repeated="8"/>
        </table:table-row>
        <table:table-row table:style-name="ro1">
          <table:table-cell table:formula="oooc:=[.K8]" office:value-type="float" office:value="4">
            <text:p>4,0000000000</text:p>
          </table:table-cell>
          <table:table-cell table:formula="oooc:=[.J8]" office:value-type="float" office:value="2">
            <text:p>2,0000000000</text:p>
          </table:table-cell>
          <table:table-cell table:formula="oooc:=[.I8]" office:value-type="float" office:value="4">
            <text:p>4,0000000000</text:p>
          </table:table-cell>
          <table:table-cell table:formula="oooc:=[.H8]" office:value-type="float" office:value="2">
            <text:p>2,0000000000</text:p>
          </table:table-cell>
          <table:table-cell table:formula="oooc:=[.G8]" office:value-type="float" office:value="4">
            <text:p>4,0000000000</text:p>
          </table:table-cell>
          <table:table-cell table:style-name="ce4" office:value-type="float" office:value="2">
            <text:p>2,0000000000</text:p>
          </table:table-cell>
          <table:table-cell table:style-name="ce4" office:value-type="float" office:value="4">
            <text:p>4,0000000000</text:p>
          </table:table-cell>
          <table:table-cell table:style-name="ce4" office:value-type="float" office:value="2">
            <text:p>2,0000000000</text:p>
          </table:table-cell>
          <table:table-cell table:style-name="ce4" office:value-type="float" office:value="4">
            <text:p>4,0000000000</text:p>
          </table:table-cell>
          <table:table-cell table:style-name="ce4" office:value-type="float" office:value="2">
            <text:p>2,0000000000</text:p>
          </table:table-cell>
          <table:table-cell table:style-name="ce6" table:formula="oooc:=[.I8]" office:value-type="float" office:value="4">
            <text:p>4</text:p>
          </table:table-cell>
          <table:table-cell table:formula="oooc:=[.H8]" office:value-type="float" office:value="2">
            <text:p>2</text:p>
          </table:table-cell>
          <table:table-cell table:formula="oooc:=[.G8]" office:value-type="float" office:value="4">
            <text:p>4</text:p>
          </table:table-cell>
          <table:table-cell table:formula="oooc:=[.F8]" office:value-type="float" office:value="2">
            <text:p>2</text:p>
          </table:table-cell>
          <table:table-cell table:formula="oooc:=[.G8]" office:value-type="float" office:value="4">
            <text:p>4</text:p>
          </table:table-cell>
          <table:table-cell table:formula="oooc:=[.F8]" office:value-type="float" office:value="2">
            <text:p>2</text:p>
          </table:table-cell>
          <table:table-cell/>
          <table:table-cell/>
        </table:table-row>
        <table:table-row table:style-name="ro1">
          <table:table-cell table:number-columns-repeated="3"/>
          <table:table-cell table:formula="oooc:=[.A8]*[.$Q$6]+[.B8]*[.$Q$5]+[.C8]*[.$Q$4]+[.D8]*[.$Q$3]+[.E8]*[.$Q$2]+[.F8]*[.$Q$3]+[.G8]*[.$Q$4]+[.H8]*[.$Q$5]+[.I8]*[.$Q$6]" office:value-type="float" office:value="3">
            <text:p>3,0000000000</text:p>
          </table:table-cell>
          <table:table-cell table:formula="oooc:=[.B8]*[.$Q$6]+[.C8]*[.$Q$5]+[.D8]*[.$Q$4]+[.E8]*[.$Q$3]+[.F8]*[.$Q$2]+[.G8]*[.$Q$3]+[.H8]*[.$Q$4]+[.I8]*[.$Q$5]+[.J8]*[.$Q$6]" office:value-type="float" office:value="3">
            <text:p>3,0000000000</text:p>
          </table:table-cell>
          <table:table-cell table:formula="oooc:=[.C8]*[.$Q$6]+[.D8]*[.$Q$5]+[.E8]*[.$Q$4]+[.F8]*[.$Q$3]+[.G8]*[.$Q$2]+[.H8]*[.$Q$3]+[.I8]*[.$Q$4]+[.J8]*[.$Q$5]+[.K8]*[.$Q$6]" office:value-type="float" office:value="3">
            <text:p>3,0000000000</text:p>
          </table:table-cell>
          <table:table-cell table:formula="oooc:=[.D8]*[.$Q$6]+[.E8]*[.$Q$5]+[.F8]*[.$Q$4]+[.G8]*[.$Q$3]+[.H8]*[.$Q$2]+[.I8]*[.$Q$3]+[.J8]*[.$Q$4]+[.K8]*[.$Q$5]+[.L8]*[.$Q$6]" office:value-type="float" office:value="3">
            <text:p>3,0000000000</text:p>
          </table:table-cell>
          <table:table-cell table:formula="oooc:=[.E8]*[.$Q$6]+[.F8]*[.$Q$5]+[.G8]*[.$Q$4]+[.H8]*[.$Q$3]+[.I8]*[.$Q$2]+[.J8]*[.$Q$3]+[.K8]*[.$Q$4]+[.L8]*[.$Q$5]+[.M8]*[.$Q$6]" office:value-type="float" office:value="3">
            <text:p>3,0000000000</text:p>
          </table:table-cell>
          <table:table-cell table:formula="oooc:=[.F8]*[.$Q$6]+[.G8]*[.$Q$5]+[.H8]*[.$Q$4]+[.I8]*[.$Q$3]+[.J8]*[.$Q$2]+[.K8]*[.$Q$3]+[.L8]*[.$Q$4]+[.M8]*[.$Q$5]+[.N8]*[.$Q$6]" office:value-type="float" office:value="3">
            <text:p>3,0000000000</text:p>
          </table:table-cell>
          <table:table-cell table:formula="oooc:=[.G8]*[.$Q$6]+[.H8]*[.$Q$5]+[.I8]*[.$Q$4]+[.J8]*[.$Q$3]+[.K8]*[.$Q$2]+[.L8]*[.$Q$3]+[.M8]*[.$Q$4]+[.N8]*[.$Q$5]+[.O8]*[.$Q$6]" office:value-type="float" office:value="3">
            <text:p>3,0000000000</text:p>
          </table:table-cell>
          <table:table-cell table:formula="oooc:=[.H8]*[.$Q$6]+[.I8]*[.$Q$5]+[.J8]*[.$Q$4]+[.K8]*[.$Q$3]+[.L8]*[.$Q$2]+[.M8]*[.$Q$3]+[.N8]*[.$Q$4]+[.O8]*[.$Q$5]+[.P8]*[.$Q$6]" office:value-type="float" office:value="3">
            <text:p>3,0000000000</text:p>
          </table:table-cell>
          <table:table-cell table:style-name="ce1" table:formula="oooc:=[.I8]*[.$Q$6]+[.J8]*[.$Q$5]+[.K8]*[.$Q$4]+[.L8]*[.$Q$3]+[.M8]*[.$Q$2]+[.N8]*[.$Q$3]+[.O8]*[.$Q$4]+[.P8]*[.$Q$5]+[.Q8]*[.$Q$6]" office:value-type="float" office:value="2.89300497035676">
            <text:p>2,8930049704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ooc:=[.A8]*[.$R$5]+[.B8]*[.$R$4]+[.C8]*[.$R$3]+[.D8]*[.$R$2]+[.E8]*[.$R$3]+[.F8]*[.$R$4]+[.G8]*[.$R$5]" office:value-type="float" office:value="-2.00000006919091">
            <text:p>-2,0000000692</text:p>
          </table:table-cell>
          <table:table-cell table:formula="oooc:=[.B8]*[.$R$5]+[.C8]*[.$R$4]+[.D8]*[.$R$3]+[.E8]*[.$R$2]+[.F8]*[.$R$3]+[.G8]*[.$R$4]+[.H8]*[.$R$5]" office:value-type="float" office:value="1.99999986161817">
            <text:p>1,9999998616</text:p>
          </table:table-cell>
          <table:table-cell table:formula="oooc:=[.C8]*[.$R$5]+[.D8]*[.$R$4]+[.E8]*[.$R$3]+[.F8]*[.$R$2]+[.G8]*[.$R$3]+[.H8]*[.$R$4]+[.I8]*[.$R$5]" office:value-type="float" office:value="-2.00000006919091">
            <text:p>-2,0000000692</text:p>
          </table:table-cell>
          <table:table-cell table:formula="oooc:=[.D8]*[.$R$5]+[.E8]*[.$R$4]+[.F8]*[.$R$3]+[.G8]*[.$R$2]+[.H8]*[.$R$3]+[.I8]*[.$R$4]+[.J8]*[.$R$5]" office:value-type="float" office:value="1.99999986161817">
            <text:p>1,9999998616</text:p>
          </table:table-cell>
          <table:table-cell table:formula="oooc:=[.E8]*[.$R$5]+[.F8]*[.$R$4]+[.G8]*[.$R$3]+[.H8]*[.$R$2]+[.I8]*[.$R$3]+[.J8]*[.$R$4]+[.K8]*[.$R$5]" office:value-type="float" office:value="-2.00000006919091">
            <text:p>-2,0000000692</text:p>
          </table:table-cell>
          <table:table-cell table:formula="oooc:=[.F8]*[.$R$5]+[.G8]*[.$R$4]+[.H8]*[.$R$3]+[.I8]*[.$R$2]+[.J8]*[.$R$3]+[.K8]*[.$R$4]+[.L8]*[.$R$5]" office:value-type="float" office:value="1.99999986161817">
            <text:p>1,9999998616</text:p>
          </table:table-cell>
          <table:table-cell table:formula="oooc:=[.G8]*[.$R$5]+[.H8]*[.$R$4]+[.I8]*[.$R$3]+[.J8]*[.$R$2]+[.K8]*[.$R$3]+[.L8]*[.$R$4]+[.M8]*[.$R$5]" office:value-type="float" office:value="-2.00000006919091">
            <text:p>-2,0000000692</text:p>
          </table:table-cell>
          <table:table-cell table:formula="oooc:=[.H8]*[.$R$5]+[.I8]*[.$R$4]+[.J8]*[.$R$3]+[.K8]*[.$R$2]+[.L8]*[.$R$3]+[.M8]*[.$R$4]+[.N8]*[.$R$5]" office:value-type="float" office:value="1.99999986161817">
            <text:p>1,9999998616</text:p>
          </table:table-cell>
          <table:table-cell table:style-name="ce1" table:formula="oooc:=[.I8]*[.$R$5]+[.J8]*[.$R$4]+[.K8]*[.$R$3]+[.L8]*[.$R$2]+[.M8]*[.$R$3]+[.N8]*[.$R$4]+[.O8]*[.$R$5]" office:value-type="float" office:value="-2.00000006919091">
            <text:p>-2,0000000692</text:p>
          </table:table-cell>
          <table:table-cell table:style-name="ce1" table:formula="oooc:=[.J8]*[.$R$5]+[.K8]*[.$R$4]+[.L8]*[.$R$3]+[.M8]*[.$R$2]+[.N8]*[.$R$3]+[.O8]*[.$R$4]+[.P8]*[.$R$5]" office:value-type="float" office:value="1.99999986161817">
            <text:p>1,9999998616</text:p>
          </table:table-cell>
          <table:table-cell table:number-columns-repeated="2"/>
          <table:table-cell office:value-type="string">
            <text:p>Synthesis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0">
            <text:p>0,0000000000</text:p>
          </table:table-cell>
          <table:table-cell table:formula="oooc:=[.H12]" office:value-type="float" office:value="3">
            <text:p>3,0000000000</text:p>
          </table:table-cell>
          <table:table-cell table:formula="oooc:=[.I12]" office:value-type="float" office:value="0">
            <text:p>0,0000000000</text:p>
          </table:table-cell>
          <table:table-cell table:formula="oooc:=[.F12]" office:value-type="float" office:value="3">
            <text:p>3,0000000000</text:p>
          </table:table-cell>
          <table:table-cell table:formula="oooc:=[.G12]" office:value-type="float" office:value="0">
            <text:p>0,0000000000</text:p>
          </table:table-cell>
          <table:table-cell table:formula="oooc:=[.F9]" office:value-type="float" office:value="3">
            <text:p>3,0000000000</text:p>
          </table:table-cell>
          <table:table-cell office:value-type="float" office:value="0">
            <text:p>0,0000000000</text:p>
          </table:table-cell>
          <table:table-cell table:formula="oooc:=[.H9]" office:value-type="float" office:value="3">
            <text:p>3,0000000000</text:p>
          </table:table-cell>
          <table:table-cell office:value-type="float" office:value="0">
            <text:p>0,0000000000</text:p>
          </table:table-cell>
          <table:table-cell table:formula="oooc:=[.J9]" office:value-type="float" office:value="3">
            <text:p>3,0000000000</text:p>
          </table:table-cell>
          <table:table-cell office:value-type="float" office:value="0">
            <text:p>0,0000000000</text:p>
          </table:table-cell>
          <table:table-cell table:formula="oooc:=[.F12]" office:value-type="float" office:value="3">
            <text:p>3</text:p>
          </table:table-cell>
          <table:table-cell table:formula="oooc:=[.I12]" office:value-type="float" office:value="0">
            <text:p>0</text:p>
          </table:table-cell>
          <table:table-cell table:formula="oooc:=[.F12]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0">
            <text:p>0,0000000000</text:p>
          </table:table-cell>
          <table:table-cell table:formula="oooc:=[.J13]" office:value-type="float" office:value="-2.00000006919091">
            <text:p>-2,0000000692</text:p>
          </table:table-cell>
          <table:table-cell table:formula="oooc:=[.I13]" office:value-type="float" office:value="0">
            <text:p>0,0000000000</text:p>
          </table:table-cell>
          <table:table-cell table:formula="oooc:=[.H13]" office:value-type="float" office:value="-2.00000006919091">
            <text:p>-2,0000000692</text:p>
          </table:table-cell>
          <table:table-cell table:formula="oooc:=[.I13]" office:value-type="float" office:value="0">
            <text:p>0,0000000000</text:p>
          </table:table-cell>
          <table:table-cell table:formula="oooc:=[.F10]" office:value-type="float" office:value="-2.00000006919091">
            <text:p>-2,0000000692</text:p>
          </table:table-cell>
          <table:table-cell office:value-type="float" office:value="0">
            <text:p>0,0000000000</text:p>
          </table:table-cell>
          <table:table-cell table:formula="oooc:=[.H10]" office:value-type="float" office:value="-2.00000006919091">
            <text:p>-2,0000000692</text:p>
          </table:table-cell>
          <table:table-cell office:value-type="float" office:value="0">
            <text:p>0,0000000000</text:p>
          </table:table-cell>
          <table:table-cell table:formula="oooc:=[.J10]" office:value-type="float" office:value="-2.00000006919091">
            <text:p>-2,0000000692</text:p>
          </table:table-cell>
          <table:table-cell office:value-type="float" office:value="0">
            <text:p>0,0000000000</text:p>
          </table:table-cell>
          <table:table-cell table:formula="oooc:=[.H13]" office:value-type="float" office:value="-2.00000006919091">
            <text:p>-2</text:p>
          </table:table-cell>
          <table:table-cell table:formula="oooc:=[.G13]" office:value-type="float" office:value="0">
            <text:p>0</text:p>
          </table:table-cell>
          <table:table-cell table:formula="oooc:=[.F13]" office:value-type="float" office:value="-2.00000006919091">
            <text:p>-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ooc:=[.B12]*[.$R$19]+[.C12]*[.$R$18]+[.D12]*[.$R$17]+[.E12]*[.$R$16]+[.F12]*[.$R$17]+[.G12]*[.$R$18]+[.H12]*[.$R$19]" office:value-type="float" office:value="3">
            <text:p>3,0000000000</text:p>
          </table:table-cell>
          <table:table-cell table:formula="oooc:=[.C12]*[.$R$19]+[.D12]*[.$R$18]+[.E12]*[.$R$17]+[.F12]*[.$R$16]+[.G12]*[.$R$17]+[.H12]*[.$R$18]+[.I12]*[.$R$19]" office:value-type="float" office:value="2.99999989621363">
            <text:p>2,9999998962</text:p>
          </table:table-cell>
          <table:table-cell table:formula="oooc:=[.D12]*[.$R$19]+[.E12]*[.$R$18]+[.F12]*[.$R$17]+[.G12]*[.$R$16]+[.H12]*[.$R$17]+[.I12]*[.$R$18]+[.J12]*[.$R$19]" office:value-type="float" office:value="3">
            <text:p>3,0000000000</text:p>
          </table:table-cell>
          <table:table-cell table:formula="oooc:=[.E12]*[.$R$19]+[.F12]*[.$R$18]+[.G12]*[.$R$17]+[.H12]*[.$R$16]+[.I12]*[.$R$17]+[.J12]*[.$R$18]+[.K12]*[.$R$19]" office:value-type="float" office:value="2.99999989621363">
            <text:p>2,9999998962</text:p>
          </table:table-cell>
          <table:table-cell table:formula="oooc:=[.F12]*[.$R$19]+[.G12]*[.$R$18]+[.H12]*[.$R$17]+[.I12]*[.$R$16]+[.J12]*[.$R$17]+[.K12]*[.$R$18]+[.L12]*[.$R$19]" office:value-type="float" office:value="3">
            <text:p>3,0000000000</text:p>
          </table:table-cell>
          <table:table-cell table:formula="oooc:=[.G12]*[.$R$19]+[.H12]*[.$R$18]+[.I12]*[.$R$17]+[.J12]*[.$R$16]+[.K12]*[.$R$17]+[.L12]*[.$R$18]+[.M12]*[.$R$19]" office:value-type="float" office:value="2.99999989621363">
            <text:p>2,9999998962</text:p>
          </table:table-cell>
          <table:table-cell table:number-columns-repeated="7"/>
        </table:table-row>
        <table:table-row table:style-name="ro1">
          <table:table-cell table:number-columns-repeated="5"/>
          <table:table-cell table:formula="oooc:=[.B13]*[.$Q$20]+[.C13]*[.$Q$19]+[.D13]*[.$Q$18]+[.E13]*[.$Q$17]+[.F13]*[.$Q$16]+[.G13]*[.$Q$17]+[.H13]*[.$Q$18]+[.I13]*[.$Q$19]+[.J13]*[.$Q$20]" office:value-type="float" office:value="-1.00000003459546">
            <text:p>-1,0000000346</text:p>
          </table:table-cell>
          <table:table-cell table:formula="oooc:=[.C13]*[.$Q$20]+[.D13]*[.$Q$19]+[.E13]*[.$Q$18]+[.F13]*[.$Q$17]+[.G13]*[.$Q$16]+[.H13]*[.$Q$17]+[.I13]*[.$Q$18]+[.J13]*[.$Q$19]+[.K13]*[.$Q$20]" office:value-type="float" office:value="1.00000003459546">
            <text:p>1,0000000346</text:p>
          </table:table-cell>
          <table:table-cell table:formula="oooc:=[.D13]*[.$Q$20]+[.E13]*[.$Q$19]+[.F13]*[.$Q$18]+[.G13]*[.$Q$17]+[.H13]*[.$Q$16]+[.I13]*[.$Q$17]+[.J13]*[.$Q$18]+[.K13]*[.$Q$19]+[.L13]*[.$Q$20]" office:value-type="float" office:value="-1.00000003459546">
            <text:p>-1,0000000346</text:p>
          </table:table-cell>
          <table:table-cell table:formula="oooc:=[.E13]*[.$Q$20]+[.F13]*[.$Q$19]+[.G13]*[.$Q$18]+[.H13]*[.$Q$17]+[.I13]*[.$Q$16]+[.J13]*[.$Q$17]+[.K13]*[.$Q$18]+[.L13]*[.$Q$19]+[.M13]*[.$Q$20]" office:value-type="float" office:value="1.00000003459546">
            <text:p>1,0000000346</text:p>
          </table:table-cell>
          <table:table-cell table:formula="oooc:=[.F13]*[.$Q$20]+[.G13]*[.$Q$19]+[.H13]*[.$Q$18]+[.I13]*[.$Q$17]+[.J13]*[.$Q$16]+[.K13]*[.$Q$17]+[.L13]*[.$Q$18]+[.M13]*[.$Q$19]+[.N13]*[.$Q$20]" office:value-type="float" office:value="-1.00000003459546">
            <text:p>-1,0000000346</text:p>
          </table:table-cell>
          <table:table-cell table:formula="oooc:=[.G13]*[.$Q$20]+[.H13]*[.$Q$19]+[.I13]*[.$Q$18]+[.J13]*[.$Q$17]+[.K13]*[.$Q$16]+[.L13]*[.$Q$17]+[.M13]*[.$Q$18]+[.N13]*[.$Q$19]+[.O13]*[.$Q$20]" office:value-type="float" office:value="1.00000003459546">
            <text:p>1,0000000346</text:p>
          </table:table-cell>
          <table:table-cell table:number-columns-repeated="7"/>
        </table:table-row>
        <table:table-row table:style-name="ro1">
          <table:table-cell table:number-columns-repeated="5"/>
          <table:table-cell table:formula="oooc:=[.F14]+[.F15]" office:value-type="float" office:value="1.99999996540454">
            <text:p>1,9999999654</text:p>
          </table:table-cell>
          <table:table-cell table:formula="oooc:=[.G14]+[.G15]" office:value-type="float" office:value="3.99999993080909">
            <text:p>3,9999999308</text:p>
          </table:table-cell>
          <table:table-cell table:formula="oooc:=[.H14]+[.H15]" office:value-type="float" office:value="1.99999996540454">
            <text:p>1,9999999654</text:p>
          </table:table-cell>
          <table:table-cell table:formula="oooc:=[.I14]+[.I15]" office:value-type="float" office:value="3.99999993080909">
            <text:p>3,9999999308</text:p>
          </table:table-cell>
          <table:table-cell table:formula="oooc:=[.J14]+[.J15]" office:value-type="float" office:value="1.99999996540454">
            <text:p>1,9999999654</text:p>
          </table:table-cell>
          <table:table-cell table:formula="oooc:=[.K14]+[.K15]" office:value-type="float" office:value="3.99999993080909">
            <text:p>3,9999999308</text:p>
          </table:table-cell>
          <table:table-cell table:number-columns-repeated="4"/>
          <table:table-cell office:value-type="float" office:value="0">
            <text:p>0</text:p>
          </table:table-cell>
          <table:table-cell table:formula="oooc:=[.Q2]" office:value-type="float" office:value="0.60294901823636">
            <text:p>0,602949018236</text:p>
          </table:table-cell>
          <table:table-cell table:formula="oooc:=[.R2]" office:value-type="float" office:value="1.115087052457">
            <text:p>1,11508705246</text:p>
          </table:table-cell>
        </table:table-row>
        <table:table-row table:style-name="ro1">
          <table:table-cell table:number-columns-repeated="5"/>
          <table:table-cell table:style-name="Default" table:number-columns-repeated="6"/>
          <table:table-cell table:number-columns-repeated="4"/>
          <table:table-cell office:value-type="float" office:value="1">
            <text:p>1</text:p>
          </table:table-cell>
          <table:table-cell table:formula="oooc:=[.Q3]*-1" office:value-type="float" office:value="-0.266864118442875">
            <text:p>-0,266864118443</text:p>
          </table:table-cell>
          <table:table-cell table:formula="oooc:=[.R3]*-1" office:value-type="float" office:value="0.59127176311425">
            <text:p>0,59127176311</text:p>
          </table:table-cell>
        </table:table-row>
        <table:table-row table:style-name="ro1">
          <table:table-cell table:number-columns-repeated="5"/>
          <table:table-cell table:style-name="Default" table:number-columns-repeated="6"/>
          <table:table-cell table:number-columns-repeated="4"/>
          <table:table-cell office:value-type="float" office:value="2">
            <text:p>2</text:p>
          </table:table-cell>
          <table:table-cell table:formula="oooc:=[.Q4]" office:value-type="float" office:value="-0.07822326652899">
            <text:p>-0,078223266529</text:p>
          </table:table-cell>
          <table:table-cell table:formula="oooc:=[.R4]" office:value-type="float" office:value="-0.0575435435262285">
            <text:p>-0,05754354353</text:p>
          </table:table-cell>
        </table:table-row>
        <table:table-row table:style-name="ro1">
          <table:table-cell table:number-columns-repeated="5"/>
          <table:table-cell table:style-name="Default" table:number-columns-repeated="6"/>
          <table:table-cell table:number-columns-repeated="4"/>
          <table:table-cell office:value-type="float" office:value="3">
            <text:p>3</text:p>
          </table:table-cell>
          <table:table-cell table:formula="oooc:=[.Q5]*-1" office:value-type="float" office:value="0.016864118442875">
            <text:p>0,016864118443</text:p>
          </table:table-cell>
          <table:table-cell table:formula="oooc:=[.R5]*-1" office:value-type="float" office:value="-0.09127176311425">
            <text:p>-0,09127176311</text:p>
          </table:table-cell>
        </table:table-row>
        <table:table-row table:style-name="ro1">
          <table:table-cell table:style-name="Default" table:formula="oooc:=#REF!13" office:value-type="float" office:value="0">
            <text:p>#NAME?</text:p>
          </table:table-cell>
          <table:table-cell table:style-name="Default" table:formula="oooc:=[.B12]" office:value-type="float" office:value="3">
            <text:p>3</text:p>
          </table:table-cell>
          <table:table-cell table:style-name="Default" table:formula="oooc:=[.K20]" office:value-type="float" office:value="-2.00000006919091">
            <text:p>-2</text:p>
          </table:table-cell>
          <table:table-cell table:style-name="Default" table:formula="oooc:=[.J20]" office:value-type="float" office:value="3">
            <text:p>3</text:p>
          </table:table-cell>
          <table:table-cell table:style-name="Default" table:formula="oooc:=[.I20]" office:value-type="float" office:value="-2.00000006919091">
            <text:p>-2</text:p>
          </table:table-cell>
          <table:table-cell table:style-name="Default" table:formula="oooc:=[.H20]" office:value-type="float" office:value="3">
            <text:p>3</text:p>
          </table:table-cell>
          <table:table-cell table:style-name="ce5" table:formula="oooc:=[.F13]" office:value-type="float" office:value="-2.00000006919091">
            <text:p>-2</text:p>
          </table:table-cell>
          <table:table-cell table:style-name="ce5" table:formula="oooc:=[.F12]" office:value-type="float" office:value="3">
            <text:p>3</text:p>
          </table:table-cell>
          <table:table-cell table:style-name="ce5" table:formula="oooc:=[.H13]" office:value-type="float" office:value="-2.00000006919091">
            <text:p>-2</text:p>
          </table:table-cell>
          <table:table-cell table:style-name="ce5" table:formula="oooc:=[.H12]" office:value-type="float" office:value="3">
            <text:p>3</text:p>
          </table:table-cell>
          <table:table-cell table:style-name="ce5" table:formula="oooc:=[.J13]" office:value-type="float" office:value="-2.00000006919091">
            <text:p>-2</text:p>
          </table:table-cell>
          <table:table-cell table:style-name="ce5" table:formula="oooc:=[.J12]" office:value-type="float" office:value="3">
            <text:p>3</text:p>
          </table:table-cell>
          <table:table-cell table:formula="oooc:=[.K20]" office:value-type="float" office:value="-2.00000006919091">
            <text:p>-2</text:p>
          </table:table-cell>
          <table:table-cell table:formula="oooc:=[.J20]" office:value-type="float" office:value="3">
            <text:p>3</text:p>
          </table:table-cell>
          <table:table-cell table:formula="oooc:=[.I20]" office:value-type="float" office:value="-2.00000006919091">
            <text:p>-2</text:p>
          </table:table-cell>
          <table:table-cell office:value-type="float" office:value="4">
            <text:p>4</text:p>
          </table:table-cell>
          <table:table-cell table:formula="oooc:=[.Q6]" office:value-type="float" office:value="0.02674875741081">
            <text:p>0,026748757411</text:p>
          </table:table-cell>
          <table:table-cell/>
        </table:table-row>
        <table:table-row table:style-name="ro1">
          <table:table-cell/>
          <table:table-cell table:formula="oooc:=[.B20]*[.$R$23]" office:value-type="float" office:value="3.690522314742">
            <text:p>3,6905223147</text:p>
          </table:table-cell>
          <table:table-cell table:formula="oooc:=[.C20]*[.$R$24]" office:value-type="float" office:value="-1.62578618847674">
            <text:p>-1,6257861885</text:p>
          </table:table-cell>
          <table:table-cell table:formula="oooc:=[.D20]*[.$R$23]" office:value-type="float" office:value="3.690522314742">
            <text:p>3,6905223147</text:p>
          </table:table-cell>
          <table:table-cell table:formula="oooc:=[.E20]*[.$R$24]" office:value-type="float" office:value="-1.62578618847674">
            <text:p>-1,6257861885</text:p>
          </table:table-cell>
          <table:table-cell table:formula="oooc:=[.F20]*[.$R$23]" office:value-type="float" office:value="3.690522314742">
            <text:p>3,6905223147</text:p>
          </table:table-cell>
          <table:table-cell table:formula="oooc:=[.G20]*[.$R$24]" office:value-type="float" office:value="-1.62578618847674">
            <text:p>-1,6257861885</text:p>
          </table:table-cell>
          <table:table-cell table:formula="oooc:=[.H20]*[.$R$23]" office:value-type="float" office:value="3.690522314742">
            <text:p>3,6905223147</text:p>
          </table:table-cell>
          <table:table-cell table:formula="oooc:=[.I20]*[.$R$24]" office:value-type="float" office:value="-1.62578618847674">
            <text:p>-1,6257861885</text:p>
          </table:table-cell>
          <table:table-cell table:formula="oooc:=[.J20]*[.$R$23]" office:value-type="float" office:value="3.690522314742">
            <text:p>3,6905223147</text:p>
          </table:table-cell>
          <table:table-cell table:formula="oooc:=[.K20]*[.$R$24]" office:value-type="float" office:value="-1.62578618847674">
            <text:p>-1,6257861885</text:p>
          </table:table-cell>
          <table:table-cell table:style-name="ce1" table:formula="oooc:=[.L20]*[.$R$23]" office:value-type="float" office:value="3.690522314742">
            <text:p>3,6905223147</text:p>
          </table:table-cell>
          <table:table-cell table:style-name="ce1" table:formula="oooc:=[.M20]*[.$R$24]" office:value-type="float" office:value="-1.62578618847674">
            <text:p>-1,6257861885</text:p>
          </table:table-cell>
          <table:table-cell table:style-name="ce1" table:formula="oooc:=[.N20]*[.$R$23]" office:value-type="float" office:value="3.690522314742">
            <text:p>3,6905223147</text:p>
          </table:table-cell>
          <table:table-cell table:style-name="ce1" table:formula="oooc:=[.O20]*[.$R$24]" office:value-type="float" office:value="-1.62578618847674">
            <text:p>-1,6257861885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formula="oooc:=[.B21]-[.$R$25]*([.A21]+[.C21])" office:value-type="float" office:value="4.41156963091567">
            <text:p>4,4115696309</text:p>
          </table:table-cell>
          <table:table-cell/>
          <table:table-cell table:formula="oooc:=[.D21]-[.$R$25]*([.C21]+[.E21])" office:value-type="float" office:value="5.13261694708934">
            <text:p>5,1326169471</text:p>
          </table:table-cell>
          <table:table-cell/>
          <table:table-cell table:formula="oooc:=[.F21]-[.$R$25]*([.E21]+[.G21])" office:value-type="float" office:value="5.13261694708934">
            <text:p>5,1326169471</text:p>
          </table:table-cell>
          <table:table-cell/>
          <table:table-cell table:formula="oooc:=[.H21]-[.$R$25]*([.G21]+[.I21])" office:value-type="float" office:value="5.13261694708934">
            <text:p>5,1326169471</text:p>
          </table:table-cell>
          <table:table-cell/>
          <table:table-cell table:formula="oooc:=[.J21]-[.$R$25]*([.I21]+[.K21])" office:value-type="float" office:value="5.13261694708934">
            <text:p>5,1326169471</text:p>
          </table:table-cell>
          <table:table-cell/>
          <table:table-cell table:style-name="ce1" table:formula="oooc:=[.L21]-[.$R$25]*([.K21]+[.M21])" office:value-type="float" office:value="5.13261694708934">
            <text:p>5,1326169471</text:p>
          </table:table-cell>
          <table:table-cell table:style-name="ce1"/>
          <table:table-cell table:style-name="ce1" table:formula="oooc:=[.N21]-[.$R$25]*([.M21]+[.O21])" office:value-type="float" office:value="5.13261694708934">
            <text:p>5,1326169471</text:p>
          </table:table-cell>
          <table:table-cell table:style-name="ce1"/>
          <table:table-cell/>
          <table:table-cell office:value-type="string">
            <text:p>K</text:p>
          </table:table-cell>
          <table:table-cell office:value-type="float" office:value="1.230174104914">
            <text:p>1,23017410491</text:p>
          </table:table-cell>
        </table:table-row>
        <table:table-row table:style-name="ro1">
          <table:table-cell/>
          <table:table-cell/>
          <table:table-cell table:formula="oooc:=[.C21]-[.$R$26]*([.B23]+[.D23])" office:value-type="float" office:value="-10.0524542251301">
            <text:p>-10,0524542251</text:p>
          </table:table-cell>
          <table:table-cell/>
          <table:table-cell table:formula="oooc:=[.E21]-[.$R$26]*([.D23]+[.F23])" office:value-type="float" office:value="-10.6890748865616">
            <text:p>-10,6890748866</text:p>
          </table:table-cell>
          <table:table-cell/>
          <table:table-cell table:formula="oooc:=[.G21]-[.$R$26]*([.F23]+[.H23])" office:value-type="float" office:value="-10.6890748865616">
            <text:p>-10,6890748866</text:p>
          </table:table-cell>
          <table:table-cell/>
          <table:table-cell table:formula="oooc:=[.I21]-[.$R$26]*([.H23]+[.J23])" office:value-type="float" office:value="-10.6890748865616">
            <text:p>-10,6890748866</text:p>
          </table:table-cell>
          <table:table-cell/>
          <table:table-cell table:formula="oooc:=[.K21]-[.$R$26]*([.J23]+[.L23])" office:value-type="float" office:value="-10.6890748865616">
            <text:p>-10,6890748866</text:p>
          </table:table-cell>
          <table:table-cell table:style-name="ce1"/>
          <table:table-cell table:style-name="ce1" table:formula="oooc:=[.M21]-[.$R$26]*([.L23]+[.N23])" office:value-type="float" office:value="-10.6890748865616">
            <text:p>-10,6890748866</text:p>
          </table:table-cell>
          <table:table-cell table:style-name="ce1"/>
          <table:table-cell table:style-name="ce1" table:formula="oooc:=[.O21]-[.$R$26]*([.N23]+[.P23])" office:value-type="float" office:value="-6.15743053751917">
            <text:p>-6,1574305375</text:p>
          </table:table-cell>
          <table:table-cell/>
          <table:table-cell office:value-type="string">
            <text:p>K1</text:p>
          </table:table-cell>
          <table:table-cell table:formula="oooc:=1/[.R23]" office:value-type="float" office:value="0.812893066115961">
            <text:p>0,81289306612</text:p>
          </table:table-cell>
        </table:table-row>
        <table:table-row table:style-name="ro1">
          <table:table-cell/>
          <table:table-cell table:formula="oooc:=[.B23]-[.$R$27]*([.A24]+[.C24])" office:value-type="float" office:value="3.87898941412868">
            <text:p>3,8789894141</text:p>
          </table:table-cell>
          <table:table-cell/>
          <table:table-cell table:formula="oooc:=[.D23]-[.$R$27]*([.C24]+[.E24])" office:value-type="float" office:value="4.03372827538732">
            <text:p>4,0337282754</text:p>
          </table:table-cell>
          <table:table-cell/>
          <table:table-cell table:formula="oooc:=[.F23]-[.$R$27]*([.E24]+[.G24])" office:value-type="float" office:value="4.0000000372593">
            <text:p>4,0000000373</text:p>
          </table:table-cell>
          <table:table-cell/>
          <table:table-cell table:formula="oooc:=[.H23]-[.$R$27]*([.G24]+[.I24])" office:value-type="float" office:value="4.0000000372593">
            <text:p>4,0000000373</text:p>
          </table:table-cell>
          <table:table-cell/>
          <table:table-cell table:formula="oooc:=[.J23]-[.$R$27]*([.I24]+[.K24])" office:value-type="float" office:value="4.0000000372593">
            <text:p>4,0000000373</text:p>
          </table:table-cell>
          <table:table-cell/>
          <table:table-cell table:style-name="ce1" table:formula="oooc:=[.L23]-[.$R$27]*([.K24]+[.M24])" office:value-type="float" office:value="4.0000000372593">
            <text:p>4,0000000373</text:p>
          </table:table-cell>
          <table:table-cell table:style-name="ce1"/>
          <table:table-cell table:style-name="ce1" table:formula="oooc:=[.N23]-[.$R$27]*([.M24]+[.O24])" office:value-type="float" office:value="4.2400870921977">
            <text:p>4,2400870922</text:p>
          </table:table-cell>
          <table:table-cell table:style-name="ce1"/>
          <table:table-cell/>
          <table:table-cell office:value-type="string">
            <text:p>delta</text:p>
          </table:table-cell>
          <table:table-cell office:value-type="float" office:value="0.443506853043971">
            <text:p>0,44350685304</text:p>
          </table:table-cell>
        </table:table-row>
        <table:table-row table:style-name="ro1">
          <table:table-cell table:number-columns-repeated="6"/>
          <table:table-cell table:formula="oooc:=[.G24]-[.$R$28]*([.F25]+[.H25])" office:value-type="float" office:value="1.99999996811425">
            <text:p>1,9999999681</text:p>
          </table:table-cell>
          <table:table-cell/>
          <table:table-cell table:formula="oooc:=[.I24]-[.$R$28]*([.H25]+[.J25])" office:value-type="float" office:value="1.99999996811425">
            <text:p>1,9999999681</text:p>
          </table:table-cell>
          <table:table-cell/>
          <table:table-cell table:formula="oooc:=[.K24]-[.$R$28]*([.J25]+[.L25])" office:value-type="float" office:value="1.99999996811425">
            <text:p>1,9999999681</text:p>
          </table:table-cell>
          <table:table-cell table:number-columns-repeated="5"/>
          <table:table-cell office:value-type="string">
            <text:p>gamma</text:p>
          </table:table-cell>
          <table:table-cell office:value-type="float" office:value="0.882911075530834">
            <text:p>0,88291107553</text:p>
          </table:table-cell>
        </table:table-row>
        <table:table-row table:style-name="ro1">
          <table:table-cell table:number-columns-repeated="16"/>
          <table:table-cell office:value-type="string">
            <text:p>beta</text:p>
          </table:table-cell>
          <table:table-cell office:value-type="float" office:value="-0.052980118572">
            <text:p>-0,05298011857</text:p>
          </table:table-cell>
        </table:table-row>
        <table:table-row table:style-name="ro1">
          <table:table-cell table:number-columns-repeated="16"/>
          <table:table-cell office:value-type="string">
            <text:p>alpha</text:p>
          </table:table-cell>
          <table:table-cell office:value-type="float" office:value="-1.58613434205992">
            <text:p>-1,58613434206</text:p>
          </table:table-cell>
        </table:table-row>
        <table:table-row table:style-name="ro1" table:number-rows-repeated="65507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Tabelle8" table:style-name="ta1" table:print="false">
        <office:forms form:automatic-focus="false" form:apply-design-mode="false"/>
        <table:table-column table:style-name="co12" table:number-columns-repeated="5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9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2"/>
        <table:table-column table:style-name="co8" table:default-cell-style-name="ce3"/>
        <table:table-row table:style-name="ro1">
          <table:table-cell table:number-columns-repeated="15"/>
          <table:table-cell office:value-type="string">
            <text:p>Analys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</table:table-row>
        <table:table-row table:style-name="ro1">
          <table:table-cell table:number-columns-repeated="15"/>
          <table:table-cell office:value-type="float" office:value="0">
            <text:p>0</text:p>
          </table:table-cell>
          <table:table-cell office:value-type="float" office:value="0.60294901823636">
            <text:p>0,602949018236</text:p>
          </table:table-cell>
          <table:table-cell office:value-type="float" office:value="1.115087052457">
            <text:p>1,11508705246</text:p>
          </table:table-cell>
        </table:table-row>
        <table:table-row table:style-name="ro1">
          <table:table-cell table:number-columns-repeated="15"/>
          <table:table-cell office:value-type="float" office:value="1">
            <text:p>1</text:p>
          </table:table-cell>
          <table:table-cell office:value-type="float" office:value="0.266864118442875">
            <text:p>0,266864118443</text:p>
          </table:table-cell>
          <table:table-cell office:value-type="float" office:value="-0.59127176311425">
            <text:p>-0,59127176311</text:p>
          </table:table-cell>
        </table:table-row>
        <table:table-row table:style-name="ro1">
          <table:table-cell table:number-columns-repeated="15"/>
          <table:table-cell office:value-type="float" office:value="2">
            <text:p>2</text:p>
          </table:table-cell>
          <table:table-cell office:value-type="float" office:value="-0.07822326652899">
            <text:p>-0,078223266529</text:p>
          </table:table-cell>
          <table:table-cell office:value-type="float" office:value="-0.0575435435262285">
            <text:p>-0,05754354353</text:p>
          </table:table-cell>
        </table:table-row>
        <table:table-row table:style-name="ro1">
          <table:table-cell table:number-columns-repeated="15"/>
          <table:table-cell office:value-type="float" office:value="3">
            <text:p>3</text:p>
          </table:table-cell>
          <table:table-cell office:value-type="float" office:value="-0.016864118442875">
            <text:p>-0,016864118443</text:p>
          </table:table-cell>
          <table:table-cell office:value-type="float" office:value="0.09127176311425">
            <text:p>0,09127176311</text:p>
          </table:table-cell>
        </table:table-row>
        <table:table-row table:style-name="ro1">
          <table:table-cell table:number-columns-repeated="15"/>
          <table:table-cell office:value-type="float" office:value="4">
            <text:p>4</text:p>
          </table:table-cell>
          <table:table-cell office:value-type="float" office:value="0.02674875741081">
            <text:p>0,026748757411</text:p>
          </table:table-cell>
          <table:table-cell/>
        </table:table-row>
        <table:table-row table:style-name="ro1">
          <table:table-cell table:number-columns-repeated="5"/>
          <table:table-cell office:value-type="float" office:value="0">
            <text:p>0,0000000000</text:p>
          </table:table-cell>
          <table:table-cell office:value-type="float" office:value="1">
            <text:p>1,0000000000</text:p>
          </table:table-cell>
          <table:table-cell office:value-type="float" office:value="2">
            <text:p>2,0000000000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table:formula="oooc:=[.K8]" office:value-type="float" office:value="4">
            <text:p>4,0000000000</text:p>
          </table:table-cell>
          <table:table-cell table:formula="oooc:=[.J8]" office:value-type="float" office:value="2">
            <text:p>2,0000000000</text:p>
          </table:table-cell>
          <table:table-cell table:formula="oooc:=[.I8]" office:value-type="float" office:value="4">
            <text:p>4,0000000000</text:p>
          </table:table-cell>
          <table:table-cell table:formula="oooc:=[.H8]" office:value-type="float" office:value="44">
            <text:p>44,0000000000</text:p>
          </table:table-cell>
          <table:table-cell table:formula="oooc:=[.G8]" office:value-type="float" office:value="4">
            <text:p>4,0000000000</text:p>
          </table:table-cell>
          <table:table-cell table:style-name="ce4" office:value-type="float" office:value="2">
            <text:p>2,0000000000</text:p>
          </table:table-cell>
          <table:table-cell table:style-name="ce4" office:value-type="float" office:value="4">
            <text:p>4,0000000000</text:p>
          </table:table-cell>
          <table:table-cell table:style-name="ce4" office:value-type="float" office:value="44">
            <text:p>44,0000000000</text:p>
          </table:table-cell>
          <table:table-cell table:style-name="Default" table:formula="oooc:=[.G8]" office:value-type="float" office:value="4">
            <text:p>4</text:p>
          </table:table-cell>
          <table:table-cell table:style-name="Default" table:formula="oooc:=[.F8]" office:value-type="float" office:value="2">
            <text:p>2</text:p>
          </table:table-cell>
          <table:table-cell table:style-name="Default" table:formula="oooc:=[.G8]" office:value-type="float" office:value="4">
            <text:p>4</text:p>
          </table:table-cell>
          <table:table-cell table:formula="oooc:=[.H8]" office:value-type="float" office:value="44">
            <text:p>44</text:p>
          </table:table-cell>
          <table:table-cell table:formula="oooc:=[.I8]" office:value-type="float" office:value="4">
            <text:p>4</text:p>
          </table:table-cell>
          <table:table-cell table:formula="oooc:=[.H8]" office:value-type="float" office:value="44">
            <text:p>44</text:p>
          </table:table-cell>
          <table:table-cell table:formula="oooc:=[.G8]" office:value-type="float" office:value="4">
            <text:p>4</text:p>
          </table:table-cell>
          <table:table-cell table:formula="oooc:=[.F8]" office:value-type="float" office:value="2">
            <text:p>2</text:p>
          </table:table-cell>
          <table:table-cell/>
          <table:table-cell/>
        </table:table-row>
        <table:table-row table:style-name="ro1">
          <table:table-cell table:number-columns-repeated="4"/>
          <table:table-cell table:formula="oooc:=[.A8]*[.$Q$6]+[.B8]*[.$Q$5]+[.C8]*[.$Q$4]+[.D8]*[.$Q$3]+[.E8]*[.$Q$2]+[.F8]*[.$Q$3]+[.G8]*[.$Q$4]+[.H8]*[.$Q$5]+[.I8]*[.$Q$6]" office:value-type="float" office:value="13.5">
            <text:p>13,5000000000</text:p>
          </table:table-cell>
          <table:table-cell table:formula="oooc:=[.B8]*[.$Q$6]+[.C8]*[.$Q$5]+[.D8]*[.$Q$4]+[.E8]*[.$Q$3]+[.F8]*[.$Q$2]+[.G8]*[.$Q$3]+[.H8]*[.$Q$4]+[.I8]*[.$Q$5]+[.J8]*[.$Q$6]" office:value-type="float" office:value="-3.57075438843516">
            <text:p>-3,5707543884</text:p>
          </table:table-cell>
          <table:table-cell table:formula="oooc:=[.C8]*[.$Q$6]+[.D8]*[.$Q$5]+[.E8]*[.$Q$4]+[.F8]*[.$Q$3]+[.G8]*[.$Q$2]+[.H8]*[.$Q$3]+[.I8]*[.$Q$4]+[.J8]*[.$Q$5]+[.K8]*[.$Q$6]" office:value-type="float" office:value="13.5">
            <text:p>13,5000000000</text:p>
          </table:table-cell>
          <table:table-cell table:formula="oooc:=[.D8]*[.$Q$6]+[.E8]*[.$Q$5]+[.F8]*[.$Q$4]+[.G8]*[.$Q$3]+[.H8]*[.$Q$2]+[.I8]*[.$Q$3]+[.J8]*[.$Q$4]+[.K8]*[.$Q$5]+[.L8]*[.$Q$6]" office:value-type="float" office:value="30.5707543884352">
            <text:p>30,5707543884</text:p>
          </table:table-cell>
          <table:table-cell table:formula="oooc:=[.E8]*[.$Q$6]+[.F8]*[.$Q$5]+[.G8]*[.$Q$4]+[.H8]*[.$Q$3]+[.I8]*[.$Q$2]+[.J8]*[.$Q$3]+[.K8]*[.$Q$4]+[.L8]*[.$Q$5]+[.M8]*[.$Q$6]" office:value-type="float" office:value="13.5">
            <text:p>13,5000000000</text:p>
          </table:table-cell>
          <table:table-cell table:formula="oooc:=[.F8]*[.$Q$6]+[.G8]*[.$Q$5]+[.H8]*[.$Q$4]+[.I8]*[.$Q$3]+[.J8]*[.$Q$2]+[.K8]*[.$Q$3]+[.L8]*[.$Q$4]+[.M8]*[.$Q$5]+[.N8]*[.$Q$6]" office:value-type="float" office:value="-2.44730657718114">
            <text:p>-2,4473065772</text:p>
          </table:table-cell>
          <table:table-cell table:formula="oooc:=[.G8]*[.$Q$6]+[.H8]*[.$Q$5]+[.I8]*[.$Q$4]+[.J8]*[.$Q$3]+[.K8]*[.$Q$2]+[.L8]*[.$Q$3]+[.M8]*[.$Q$4]+[.N8]*[.$Q$5]+[.O8]*[.$Q$6]" office:value-type="float" office:value="12.7917070253993">
            <text:p>12,7917070254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ooc:=[.B8]*[.$R$5]+[.C8]*[.$R$4]+[.D8]*[.$R$3]+[.E8]*[.$R$2]+[.F8]*[.$R$3]+[.G8]*[.$R$4]+[.H8]*[.$R$5]" office:value-type="float" office:value="-19.0000001383818">
            <text:p>-19,0000001384</text:p>
          </table:table-cell>
          <table:table-cell table:formula="oooc:=[.C8]*[.$R$5]+[.D8]*[.$R$4]+[.E8]*[.$R$3]+[.F8]*[.$R$2]+[.G8]*[.$R$3]+[.H8]*[.$R$4]+[.I8]*[.$R$5]" office:value-type="float" office:value="-6.83365772539411">
            <text:p>-6,8336577254</text:p>
          </table:table-cell>
          <table:table-cell table:formula="oooc:=[.D8]*[.$R$5]+[.E8]*[.$R$4]+[.F8]*[.$R$3]+[.G8]*[.$R$2]+[.H8]*[.$R$3]+[.I8]*[.$R$4]+[.J8]*[.$R$5]" office:value-type="float" office:value="-19.0000001383818">
            <text:p>-19,0000001384</text:p>
          </table:table-cell>
          <table:table-cell table:formula="oooc:=[.E8]*[.$R$5]+[.F8]*[.$R$4]+[.G8]*[.$R$3]+[.H8]*[.$R$2]+[.I8]*[.$R$3]+[.J8]*[.$R$4]+[.K8]*[.$R$5]" office:value-type="float" office:value="44.8336561340031">
            <text:p>44,8336561340</text:p>
          </table:table-cell>
          <table:table-cell table:formula="oooc:=[.F8]*[.$R$5]+[.G8]*[.$R$4]+[.H8]*[.$R$3]+[.I8]*[.$R$2]+[.J8]*[.$R$3]+[.K8]*[.$R$4]+[.L8]*[.$R$5]" office:value-type="float" office:value="-19.0000001383818">
            <text:p>-19,0000001384</text:p>
          </table:table-cell>
          <table:table-cell table:formula="oooc:=[.G8]*[.$R$5]+[.H8]*[.$R$4]+[.I8]*[.$R$3]+[.J8]*[.$R$2]+[.K8]*[.$R$3]+[.L8]*[.$R$4]+[.M8]*[.$R$5]" office:value-type="float" office:value="-6.83365772539411">
            <text:p>-6,8336577254</text:p>
          </table:table-cell>
          <table:table-cell table:formula="oooc:=[.H8]*[.$R$5]+[.I8]*[.$R$4]+[.J8]*[.$R$3]+[.K8]*[.$R$2]+[.L8]*[.$R$3]+[.M8]*[.$R$4]+[.N8]*[.$R$5]" office:value-type="float" office:value="-15.1665860875833">
            <text:p>-15,1665860876</text:p>
          </table:table-cell>
          <table:table-cell table:formula="oooc:=[.I8]*[.$R$5]+[.J8]*[.$R$4]+[.K8]*[.$R$3]+[.L8]*[.$R$2]+[.M8]*[.$R$3]+[.N8]*[.$R$4]+[.O8]*[.$R$5]" office:value-type="float" office:value="42.4168273059015">
            <text:p>42,4168273059</text:p>
          </table:table-cell>
          <table:table-cell table:style-name="ce1" table:formula="oooc:=[.J8]*[.$R$5]+[.K8]*[.$R$4]+[.L8]*[.$R$3]+[.M8]*[.$R$2]+[.N8]*[.$R$3]+[.O8]*[.$R$4]+[.P8]*[.$R$5]" office:value-type="float" office:value="-47.6668282399788">
            <text:p>-47,6668282400</text:p>
          </table:table-cell>
          <table:table-cell table:style-name="ce1" table:formula="oooc:=[.K8]*[.$R$5]+[.L8]*[.$R$4]+[.M8]*[.$R$3]+[.N8]*[.$R$2]+[.O8]*[.$R$3]+[.P8]*[.$R$4]+[.Q8]*[.$R$5]" office:value-type="float" office:value="42.0517402534445">
            <text:p>42,0517402534</text:p>
          </table:table-cell>
          <table:table-cell table:number-columns-repeated="2"/>
          <table:table-cell office:value-type="string">
            <text:p>Synthesis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0">
            <text:p>0,0000000000</text:p>
          </table:table-cell>
          <table:table-cell table:formula="oooc:=[.J12]" office:value-type="float" office:value="-2.44730657718114">
            <text:p>-2,4473065772</text:p>
          </table:table-cell>
          <table:table-cell table:formula="oooc:=[.I12]" office:value-type="float" office:value="0">
            <text:p>0,0000000000</text:p>
          </table:table-cell>
          <table:table-cell table:formula="oooc:=[.H12]" office:value-type="float" office:value="30.5707543884352">
            <text:p>30,5707543884</text:p>
          </table:table-cell>
          <table:table-cell table:formula="oooc:=[.G12]" office:value-type="float" office:value="0">
            <text:p>0,0000000000</text:p>
          </table:table-cell>
          <table:table-cell table:formula="oooc:=[.F9]" office:value-type="float" office:value="-3.57075438843516">
            <text:p>-3,5707543884</text:p>
          </table:table-cell>
          <table:table-cell office:value-type="float" office:value="0">
            <text:p>0,0000000000</text:p>
          </table:table-cell>
          <table:table-cell table:formula="oooc:=[.H9]" office:value-type="float" office:value="30.5707543884352">
            <text:p>30,5707543884</text:p>
          </table:table-cell>
          <table:table-cell office:value-type="float" office:value="0">
            <text:p>0,0000000000</text:p>
          </table:table-cell>
          <table:table-cell table:formula="oooc:=[.J9]" office:value-type="float" office:value="-2.44730657718114">
            <text:p>-2,4473065772</text:p>
          </table:table-cell>
          <table:table-cell office:value-type="float" office:value="0">
            <text:p>0,0000000000</text:p>
          </table:table-cell>
          <table:table-cell table:formula="oooc:=[.J12]" office:value-type="float" office:value="-2.44730657718114">
            <text:p>-2,45</text:p>
          </table:table-cell>
          <table:table-cell table:formula="oooc:=[.I12]" office:value-type="float" office:value="0">
            <text:p>0</text:p>
          </table:table-cell>
          <table:table-cell table:formula="oooc:=[.H12]" office:value-type="float" office:value="30.5707543884352">
            <text:p>30,57</text:p>
          </table:table-cell>
          <table:table-cell table:number-columns-repeated="4"/>
        </table:table-row>
        <table:table-row table:style-name="ro1">
          <table:table-cell office:value-type="float" office:value="0">
            <text:p>0,0000000000</text:p>
          </table:table-cell>
          <table:table-cell table:formula="oooc:=[.H13]" office:value-type="float" office:value="-19.0000001383818">
            <text:p>-19,0000001384</text:p>
          </table:table-cell>
          <table:table-cell table:formula="oooc:=[.I13]" office:value-type="float" office:value="0">
            <text:p>0,0000000000</text:p>
          </table:table-cell>
          <table:table-cell table:formula="oooc:=[.F13]" office:value-type="float" office:value="-19.0000001383818">
            <text:p>-19,0000001384</text:p>
          </table:table-cell>
          <table:table-cell table:formula="oooc:=[.I13]" office:value-type="float" office:value="0">
            <text:p>0,0000000000</text:p>
          </table:table-cell>
          <table:table-cell table:formula="oooc:=[.F10]" office:value-type="float" office:value="-19.0000001383818">
            <text:p>-19,0000001384</text:p>
          </table:table-cell>
          <table:table-cell office:value-type="float" office:value="0">
            <text:p>0,0000000000</text:p>
          </table:table-cell>
          <table:table-cell table:formula="oooc:=[.H10]" office:value-type="float" office:value="-19.0000001383818">
            <text:p>-19,0000001384</text:p>
          </table:table-cell>
          <table:table-cell office:value-type="float" office:value="0">
            <text:p>0,0000000000</text:p>
          </table:table-cell>
          <table:table-cell table:formula="oooc:=[.J10]" office:value-type="float" office:value="-15.1665860875833">
            <text:p>-15,1665860876</text:p>
          </table:table-cell>
          <table:table-cell office:value-type="float" office:value="0">
            <text:p>0,0000000000</text:p>
          </table:table-cell>
          <table:table-cell table:formula="oooc:=[.H13]" office:value-type="float" office:value="-19.0000001383818">
            <text:p>-19</text:p>
          </table:table-cell>
          <table:table-cell table:formula="oooc:=[.G13]" office:value-type="float" office:value="0">
            <text:p>0</text:p>
          </table:table-cell>
          <table:table-cell table:formula="oooc:=[.F13]" office:value-type="float" office:value="-19.0000001383818">
            <text:p>-19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ooc:=[.C12]*[.$R$19]+[.D12]*[.$R$18]+[.E12]*[.$R$17]+[.F12]*[.$R$16]+[.G12]*[.$R$17]+[.H12]*[.$R$18]+[.I12]*[.$R$19]" office:value-type="float" office:value="-7.50000105760918">
            <text:p>-7,5000010576</text:p>
          </table:table-cell>
          <table:table-cell table:formula="oooc:=[.D12]*[.$R$19]+[.E12]*[.$R$18]+[.F12]*[.$R$17]+[.G12]*[.$R$16]+[.H12]*[.$R$17]+[.I12]*[.$R$18]+[.J12]*[.$R$19]" office:value-type="float" office:value="13.3974609375">
            <text:p>13,3974609375</text:p>
          </table:table-cell>
          <table:table-cell table:formula="oooc:=[.E12]*[.$R$19]+[.F12]*[.$R$18]+[.G12]*[.$R$17]+[.H12]*[.$R$16]+[.I12]*[.$R$17]+[.J12]*[.$R$18]+[.K12]*[.$R$19]" office:value-type="float" office:value="34.4353529555055">
            <text:p>34,4353529555</text:p>
          </table:table-cell>
          <table:table-cell table:formula="oooc:=[.F12]*[.$R$19]+[.G12]*[.$R$18]+[.H12]*[.$R$17]+[.I12]*[.$R$16]+[.J12]*[.$R$17]+[.K12]*[.$R$18]+[.L12]*[.$R$19]" office:value-type="float" office:value="17.1778796070726">
            <text:p>17,1778796071</text:p>
          </table:table-cell>
          <table:table-cell table:formula="oooc:=[.G12]*[.$R$19]+[.H12]*[.$R$18]+[.I12]*[.$R$17]+[.J12]*[.$R$16]+[.K12]*[.$R$17]+[.L12]*[.$R$18]+[.M12]*[.$R$19]" office:value-type="float" office:value="-4.34728272084206">
            <text:p>-4,3472827208</text:p>
          </table:table-cell>
          <table:table-cell table:formula="oooc:=[.H12]*[.$R$19]+[.I12]*[.$R$18]+[.J12]*[.$R$17]+[.K12]*[.$R$16]+[.L12]*[.$R$17]+[.M12]*[.$R$18]+[.N12]*[.$R$19]" office:value-type="float" office:value="-8.47453985507233">
            <text:p>-8,4745398551</text:p>
          </table:table-cell>
          <table:table-cell table:number-columns-repeated="7"/>
        </table:table-row>
        <table:table-row table:style-name="ro1">
          <table:table-cell table:number-columns-repeated="5"/>
          <table:table-cell table:formula="oooc:=[.A13]*[.$Q$20]+[.B13]*[.$Q$19]+[.C13]*[.$Q$18]+[.D13]*[.$Q$17]+[.E13]*[.$Q$16]+[.F13]*[.$Q$17]+[.G13]*[.$Q$18]+[.H13]*[.$Q$19]+[.I13]*[.$Q$20]" office:value-type="float" office:value="9.50000006919091">
            <text:p>9,5000000692</text:p>
          </table:table-cell>
          <table:table-cell table:formula="oooc:=[.B13]*[.$Q$20]+[.C13]*[.$Q$19]+[.D13]*[.$Q$18]+[.E13]*[.$Q$17]+[.F13]*[.$Q$16]+[.G13]*[.$Q$17]+[.H13]*[.$Q$18]+[.I13]*[.$Q$19]+[.J13]*[.$Q$20]" office:value-type="float" office:value="-9.39746100669091">
            <text:p>-9,3974610067</text:p>
          </table:table-cell>
          <table:table-cell table:formula="oooc:=[.C13]*[.$Q$20]+[.D13]*[.$Q$19]+[.E13]*[.$Q$18]+[.F13]*[.$Q$17]+[.G13]*[.$Q$16]+[.H13]*[.$Q$17]+[.I13]*[.$Q$18]+[.J13]*[.$Q$19]+[.K13]*[.$Q$20]" office:value-type="float" office:value="9.56464721778416">
            <text:p>9,5646472178</text:p>
          </table:table-cell>
          <table:table-cell table:formula="oooc:=[.D13]*[.$Q$20]+[.E13]*[.$Q$19]+[.F13]*[.$Q$18]+[.G13]*[.$Q$17]+[.H13]*[.$Q$16]+[.I13]*[.$Q$17]+[.J13]*[.$Q$18]+[.K13]*[.$Q$19]+[.L13]*[.$Q$20]" office:value-type="float" office:value="-9.7998622382025">
            <text:p>-9,7998622382</text:p>
          </table:table-cell>
          <table:table-cell table:formula="oooc:=[.E13]*[.$Q$20]+[.F13]*[.$Q$19]+[.G13]*[.$Q$18]+[.H13]*[.$Q$17]+[.I13]*[.$Q$16]+[.J13]*[.$Q$17]+[.K13]*[.$Q$18]+[.L13]*[.$Q$19]+[.M13]*[.$Q$20]" office:value-type="float" office:value="8.47699940789804">
            <text:p>8,4769994079</text:p>
          </table:table-cell>
          <table:table-cell table:formula="oooc:=[.F13]*[.$Q$20]+[.G13]*[.$Q$19]+[.H13]*[.$Q$18]+[.I13]*[.$Q$17]+[.J13]*[.$Q$16]+[.K13]*[.$Q$17]+[.L13]*[.$Q$18]+[.M13]*[.$Q$19]+[.N13]*[.$Q$20]" office:value-type="float" office:value="-7.18864683076849">
            <text:p>-7,1886468308</text:p>
          </table:table-cell>
          <table:table-cell table:number-columns-repeated="7"/>
        </table:table-row>
        <table:table-row table:style-name="ro1">
          <table:table-cell table:number-columns-repeated="5"/>
          <table:table-cell table:formula="oooc:=[.F14]+[.F15]" office:value-type="float" office:value="1.99999901158173">
            <text:p>1,9999990116</text:p>
          </table:table-cell>
          <table:table-cell table:formula="oooc:=[.G14]+[.G15]" office:value-type="float" office:value="3.99999993080909">
            <text:p>3,9999999308</text:p>
          </table:table-cell>
          <table:table-cell table:formula="oooc:=[.H14]+[.H15]" office:value-type="float" office:value="44.0000001732897">
            <text:p>44,0000001733</text:p>
          </table:table-cell>
          <table:table-cell table:formula="oooc:=[.I14]+[.I15]" office:value-type="float" office:value="7.3780173688701">
            <text:p>7,3780173689</text:p>
          </table:table-cell>
          <table:table-cell table:formula="oooc:=[.J14]+[.J15]" office:value-type="float" office:value="4.12971668705598">
            <text:p>4,1297166871</text:p>
          </table:table-cell>
          <table:table-cell table:formula="oooc:=[.K14]+[.K15]" office:value-type="float" office:value="-15.6631866858408">
            <text:p>-15,6631866858</text:p>
          </table:table-cell>
          <table:table-cell table:number-columns-repeated="4"/>
          <table:table-cell office:value-type="float" office:value="0">
            <text:p>0</text:p>
          </table:table-cell>
          <table:table-cell table:formula="oooc:=[.Q2]" office:value-type="float" office:value="0.60294901823636">
            <text:p>0,602949018236</text:p>
          </table:table-cell>
          <table:table-cell table:formula="oooc:=[.R2]" office:value-type="float" office:value="1.115087052457">
            <text:p>1,11508705246</text:p>
          </table:table-cell>
        </table:table-row>
        <table:table-row table:style-name="ro1">
          <table:table-cell table:number-columns-repeated="5"/>
          <table:table-cell table:style-name="Default" table:number-columns-repeated="6"/>
          <table:table-cell table:number-columns-repeated="4"/>
          <table:table-cell office:value-type="float" office:value="1">
            <text:p>1</text:p>
          </table:table-cell>
          <table:table-cell table:formula="oooc:=[.Q3]*-1" office:value-type="float" office:value="-0.266864118442875">
            <text:p>-0,266864118443</text:p>
          </table:table-cell>
          <table:table-cell table:formula="oooc:=[.R3]*-1" office:value-type="float" office:value="0.59127176311425">
            <text:p>0,59127176311</text:p>
          </table:table-cell>
        </table:table-row>
        <table:table-row table:style-name="ro1">
          <table:table-cell table:number-columns-repeated="5"/>
          <table:table-cell table:style-name="Default" table:number-columns-repeated="6"/>
          <table:table-cell table:number-columns-repeated="4"/>
          <table:table-cell office:value-type="float" office:value="2">
            <text:p>2</text:p>
          </table:table-cell>
          <table:table-cell table:formula="oooc:=[.Q4]" office:value-type="float" office:value="-0.07822326652899">
            <text:p>-0,078223266529</text:p>
          </table:table-cell>
          <table:table-cell table:formula="oooc:=[.R4]" office:value-type="float" office:value="-0.0575435435262285">
            <text:p>-0,05754354353</text:p>
          </table:table-cell>
        </table:table-row>
        <table:table-row table:style-name="ro1">
          <table:table-cell table:number-columns-repeated="5"/>
          <table:table-cell table:style-name="Default" table:number-columns-repeated="6"/>
          <table:table-cell table:number-columns-repeated="4"/>
          <table:table-cell office:value-type="float" office:value="3">
            <text:p>3</text:p>
          </table:table-cell>
          <table:table-cell table:formula="oooc:=[.Q5]*-1" office:value-type="float" office:value="0.016864118442875">
            <text:p>0,016864118443</text:p>
          </table:table-cell>
          <table:table-cell table:formula="oooc:=[.R5]*-1" office:value-type="float" office:value="-0.09127176311425">
            <text:p>-0,09127176311</text:p>
          </table:table-cell>
        </table:table-row>
        <table:table-row table:style-name="ro1">
          <table:table-cell table:style-name="Default" table:formula="oooc:=#REF!13" office:value-type="float" office:value="0">
            <text:p>#NAME?</text:p>
          </table:table-cell>
          <table:table-cell table:style-name="Default" table:formula="oooc:=[.B12]" office:value-type="float" office:value="-2.44730657718114">
            <text:p>-2,45</text:p>
          </table:table-cell>
          <table:table-cell table:style-name="Default" table:formula="oooc:=[.B13]" office:value-type="float" office:value="-19.0000001383818">
            <text:p>-19</text:p>
          </table:table-cell>
          <table:table-cell table:style-name="Default" table:formula="oooc:=[.D12]" office:value-type="float" office:value="30.5707543884352">
            <text:p>30,57</text:p>
          </table:table-cell>
          <table:table-cell table:style-name="Default" table:formula="oooc:=[.D13]" office:value-type="float" office:value="-19.0000001383818">
            <text:p>-19</text:p>
          </table:table-cell>
          <table:table-cell table:style-name="Default" table:formula="oooc:=[.F12]" office:value-type="float" office:value="-3.57075438843516">
            <text:p>-3,57</text:p>
          </table:table-cell>
          <table:table-cell table:style-name="Default" table:formula="oooc:=[.F13]" office:value-type="float" office:value="-19.0000001383818">
            <text:p>-19</text:p>
          </table:table-cell>
          <table:table-cell table:style-name="Default" table:formula="oooc:=[.H12]" office:value-type="float" office:value="30.5707543884352">
            <text:p>30,57</text:p>
          </table:table-cell>
          <table:table-cell table:style-name="Default" table:formula="oooc:=[.H13]" office:value-type="float" office:value="-19.0000001383818">
            <text:p>-19</text:p>
          </table:table-cell>
          <table:table-cell table:style-name="Default" table:formula="oooc:=[.J12]" office:value-type="float" office:value="-2.44730657718114">
            <text:p>-2,45</text:p>
          </table:table-cell>
          <table:table-cell table:style-name="Default" table:formula="oooc:=[.J13]" office:value-type="float" office:value="-15.1665860875833">
            <text:p>-15,17</text:p>
          </table:table-cell>
          <table:table-cell table:formula="oooc:=[.L12]" office:value-type="float" office:value="-2.44730657718114">
            <text:p>-2,45</text:p>
          </table:table-cell>
          <table:table-cell table:formula="oooc:=[.L13]" office:value-type="float" office:value="-19.0000001383818">
            <text:p>-19</text:p>
          </table:table-cell>
          <table:table-cell table:formula="oooc:=[.N12]" office:value-type="float" office:value="30.5707543884352">
            <text:p>30,57</text:p>
          </table:table-cell>
          <table:table-cell table:formula="oooc:=[.N13]" office:value-type="float" office:value="-19.0000001383818">
            <text:p>-19</text:p>
          </table:table-cell>
          <table:table-cell office:value-type="float" office:value="4">
            <text:p>4</text:p>
          </table:table-cell>
          <table:table-cell table:formula="oooc:=[.Q6]" office:value-type="float" office:value="0.02674875741081">
            <text:p>0,026748757411</text:p>
          </table:table-cell>
          <table:table-cell/>
        </table:table-row>
        <table:table-row table:style-name="ro1">
          <table:table-cell/>
          <table:table-cell table:formula="oooc:=[.B20]*[.$R$23]" office:value-type="float" office:value="-3.01061317803395">
            <text:p>-3,0106131780</text:p>
          </table:table-cell>
          <table:table-cell table:formula="oooc:=[.C20]*[.$R$24]" office:value-type="float" office:value="-15.4449683686929">
            <text:p>-15,4449683687</text:p>
          </table:table-cell>
          <table:table-cell table:formula="oooc:=[.D20]*[.$R$23]" office:value-type="float" office:value="37.607350416339">
            <text:p>37,6073504163</text:p>
          </table:table-cell>
          <table:table-cell table:formula="oooc:=[.E20]*[.$R$24]" office:value-type="float" office:value="-15.4449683686929">
            <text:p>-15,4449683687</text:p>
          </table:table-cell>
          <table:table-cell table:formula="oooc:=[.F20]*[.$R$23]" office:value-type="float" office:value="-4.39264958366096">
            <text:p>-4,3926495837</text:p>
          </table:table-cell>
          <table:table-cell table:formula="oooc:=[.G20]*[.$R$24]" office:value-type="float" office:value="-15.4449683686929">
            <text:p>-15,4449683687</text:p>
          </table:table-cell>
          <table:table-cell table:formula="oooc:=[.H20]*[.$R$23]" office:value-type="float" office:value="37.607350416339">
            <text:p>37,6073504163</text:p>
          </table:table-cell>
          <table:table-cell table:formula="oooc:=[.I20]*[.$R$24]" office:value-type="float" office:value="-15.4449683686929">
            <text:p>-15,4449683687</text:p>
          </table:table-cell>
          <table:table-cell table:formula="oooc:=[.J20]*[.$R$23]" office:value-type="float" office:value="-3.01061317803395">
            <text:p>-3,0106131780</text:p>
          </table:table-cell>
          <table:table-cell table:formula="oooc:=[.K20]*[.$R$24]" office:value-type="float" office:value="-12.3288126672473">
            <text:p>-12,3288126672</text:p>
          </table:table-cell>
          <table:table-cell table:style-name="ce1" table:formula="oooc:=[.L20]*[.$R$23]" office:value-type="float" office:value="-3.01061317803395">
            <text:p>-3,0106131780</text:p>
          </table:table-cell>
          <table:table-cell table:style-name="ce1" table:formula="oooc:=[.M20]*[.$R$24]" office:value-type="float" office:value="-15.4449683686929">
            <text:p>-15,4449683687</text:p>
          </table:table-cell>
          <table:table-cell table:style-name="ce1" table:formula="oooc:=[.N20]*[.$R$23]" office:value-type="float" office:value="37.607350416339">
            <text:p>37,6073504163</text:p>
          </table:table-cell>
          <table:table-cell table:style-name="ce1" table:formula="oooc:=[.O20]*[.$R$24]" office:value-type="float" office:value="-15.4449683686929">
            <text:p>-15,4449683687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formula="oooc:=[.B21]-[.$R$25]*([.A21]+[.C21])" office:value-type="float" office:value="3.83933613852871">
            <text:p>3,8393361385</text:p>
          </table:table-cell>
          <table:table-cell/>
          <table:table-cell table:formula="oooc:=[.D21]-[.$R$25]*([.C21]+[.E21])" office:value-type="float" office:value="51.3072490494643">
            <text:p>51,3072490495</text:p>
          </table:table-cell>
          <table:table-cell/>
          <table:table-cell table:formula="oooc:=[.F21]-[.$R$25]*([.E21]+[.G21])" office:value-type="float" office:value="9.30724904946436">
            <text:p>9,3072490495</text:p>
          </table:table-cell>
          <table:table-cell/>
          <table:table-cell table:formula="oooc:=[.H21]-[.$R$25]*([.G21]+[.I21])" office:value-type="float" office:value="51.3072490494643">
            <text:p>51,3072490495</text:p>
          </table:table-cell>
          <table:table-cell/>
          <table:table-cell table:formula="oooc:=[.J21]-[.$R$25]*([.I21]+[.K21])" office:value-type="float" office:value="9.3072490463482">
            <text:p>9,3072490463</text:p>
          </table:table-cell>
          <table:table-cell/>
          <table:table-cell table:style-name="ce1" table:formula="oooc:=[.L21]-[.$R$25]*([.K21]+[.M21])" office:value-type="float" office:value="9.3072490463482">
            <text:p>9,3072490463</text:p>
          </table:table-cell>
          <table:table-cell table:style-name="ce1"/>
          <table:table-cell table:style-name="ce1" table:formula="oooc:=[.N21]-[.$R$25]*([.M21]+[.O21])" office:value-type="float" office:value="51.3072490494643">
            <text:p>51,3072490495</text:p>
          </table:table-cell>
          <table:table-cell table:style-name="ce1"/>
          <table:table-cell/>
          <table:table-cell office:value-type="string">
            <text:p>K</text:p>
          </table:table-cell>
          <table:table-cell office:value-type="float" office:value="1.230174104914">
            <text:p>1,23017410491</text:p>
          </table:table-cell>
        </table:table-row>
        <table:table-row table:style-name="ro1">
          <table:table-cell/>
          <table:table-cell/>
          <table:table-cell table:formula="oooc:=[.C21]-[.$R$26]*([.B23]+[.D23])" office:value-type="float" office:value="-64.1344992088766">
            <text:p>-64,1344992089</text:p>
          </table:table-cell>
          <table:table-cell/>
          <table:table-cell table:formula="oooc:=[.E21]-[.$R$26]*([.D23]+[.F23])" office:value-type="float" office:value="-68.9621800779797">
            <text:p>-68,9621800780</text:p>
          </table:table-cell>
          <table:table-cell/>
          <table:table-cell table:formula="oooc:=[.G21]-[.$R$26]*([.F23]+[.H23])" office:value-type="float" office:value="-68.9621800779797">
            <text:p>-68,9621800780</text:p>
          </table:table-cell>
          <table:table-cell/>
          <table:table-cell table:formula="oooc:=[.I21]-[.$R$26]*([.H23]+[.J23])" office:value-type="float" office:value="-68.9621800752284">
            <text:p>-68,9621800752</text:p>
          </table:table-cell>
          <table:table-cell/>
          <table:table-cell table:formula="oooc:=[.K21]-[.$R$26]*([.J23]+[.L23])" office:value-type="float" office:value="-28.7637591987365">
            <text:p>-28,7637591987</text:p>
          </table:table-cell>
          <table:table-cell table:style-name="ce1"/>
          <table:table-cell table:style-name="ce1" table:formula="oooc:=[.M21]-[.$R$26]*([.L23]+[.N23])" office:value-type="float" office:value="-68.9621800752284">
            <text:p>-68,9621800752</text:p>
          </table:table-cell>
          <table:table-cell table:style-name="ce1"/>
          <table:table-cell table:style-name="ce1" table:formula="oooc:=[.O21]-[.$R$26]*([.N23]+[.P23])" office:value-type="float" office:value="-60.7447068094838">
            <text:p>-60,7447068095</text:p>
          </table:table-cell>
          <table:table-cell/>
          <table:table-cell office:value-type="string">
            <text:p>K1</text:p>
          </table:table-cell>
          <table:table-cell table:formula="oooc:=1/[.R23]" office:value-type="float" office:value="0.812893066115961">
            <text:p>0,81289306612</text:p>
          </table:table-cell>
        </table:table-row>
        <table:table-row table:style-name="ro1">
          <table:table-cell/>
          <table:table-cell table:formula="oooc:=[.B23]-[.$R$27]*([.A24]+[.C24])" office:value-type="float" office:value="0.441482765886587">
            <text:p>0,4414827659</text:p>
          </table:table-cell>
          <table:table-cell/>
          <table:table-cell table:formula="oooc:=[.D23]-[.$R$27]*([.C24]+[.E24])" office:value-type="float" office:value="44.2557711993072">
            <text:p>44,2557711993</text:p>
          </table:table-cell>
          <table:table-cell/>
          <table:table-cell table:formula="oooc:=[.F23]-[.$R$27]*([.E24]+[.G24])" office:value-type="float" office:value="2.0000000944344">
            <text:p>2,0000000944</text:p>
          </table:table-cell>
          <table:table-cell/>
          <table:table-cell table:formula="oooc:=[.H23]-[.$R$27]*([.G24]+[.I24])" office:value-type="float" office:value="44.0000000945801">
            <text:p>44,0000000946</text:p>
          </table:table-cell>
          <table:table-cell/>
          <table:table-cell table:formula="oooc:=[.J23]-[.$R$27]*([.I24]+[.K24])" office:value-type="float" office:value="4.12971719605347">
            <text:p>4,1297171961</text:p>
          </table:table-cell>
          <table:table-cell/>
          <table:table-cell table:style-name="ce1" table:formula="oooc:=[.L23]-[.$R$27]*([.K24]+[.M24])" office:value-type="float" office:value="4.12971719605347">
            <text:p>4,1297171961</text:p>
          </table:table-cell>
          <table:table-cell table:style-name="ce1"/>
          <table:table-cell table:style-name="ce1" table:formula="oooc:=[.N23]-[.$R$27]*([.M24]+[.O24])" office:value-type="float" office:value="44.4353628027073">
            <text:p>44,4353628027</text:p>
          </table:table-cell>
          <table:table-cell table:style-name="ce1"/>
          <table:table-cell/>
          <table:table-cell office:value-type="string">
            <text:p>delta</text:p>
          </table:table-cell>
          <table:table-cell office:value-type="float" office:value="0.443506853043971">
            <text:p>0,44350685304</text:p>
          </table:table-cell>
        </table:table-row>
        <table:table-row table:style-name="ro1">
          <table:table-cell table:number-columns-repeated="6"/>
          <table:table-cell table:formula="oooc:=[.G24]-[.$R$28]*([.F25]+[.H25])" office:value-type="float" office:value="3.999999956579">
            <text:p>3,9999999566</text:p>
          </table:table-cell>
          <table:table-cell/>
          <table:table-cell table:formula="oooc:=[.I24]-[.$R$28]*([.H25]+[.J25])" office:value-type="float" office:value="7.37801739308063">
            <text:p>7,3780173931</text:p>
          </table:table-cell>
          <table:table-cell/>
          <table:table-cell table:formula="oooc:=[.K24]-[.$R$28]*([.J25]+[.L25])" office:value-type="float" office:value="-15.6631866634249">
            <text:p>-15,6631866634</text:p>
          </table:table-cell>
          <table:table-cell table:number-columns-repeated="5"/>
          <table:table-cell office:value-type="string">
            <text:p>gamma</text:p>
          </table:table-cell>
          <table:table-cell office:value-type="float" office:value="0.882911075530834">
            <text:p>0,88291107553</text:p>
          </table:table-cell>
        </table:table-row>
        <table:table-row table:style-name="ro1">
          <table:table-cell table:number-columns-repeated="16"/>
          <table:table-cell office:value-type="string">
            <text:p>beta</text:p>
          </table:table-cell>
          <table:table-cell office:value-type="float" office:value="-0.052980118572">
            <text:p>-0,05298011857</text:p>
          </table:table-cell>
        </table:table-row>
        <table:table-row table:style-name="ro1">
          <table:table-cell table:number-columns-repeated="16"/>
          <table:table-cell office:value-type="string">
            <text:p>alpha</text:p>
          </table:table-cell>
          <table:table-cell office:value-type="float" office:value="-1.58613434205992">
            <text:p>-1,58613434206</text:p>
          </table:table-cell>
        </table:table-row>
        <table:table-row table:style-name="ro1" table:number-rows-repeated="65507">
          <table:table-cell table:number-columns-repeated="18"/>
        </table:table-row>
        <table:table-row table:style-name="ro1">
          <table:table-cell table:number-columns-repeated="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5" number:min-integer-digits="1"/>
    </number:number-style>
    <number:number-style style:name="N109">
      <number:number number:decimal-places="10" number:min-integer-digits="1"/>
    </number:number-style>
    <number:number-style style:name="N110">
      <number:number number:decimal-places="12" number:min-integer-digits="1"/>
    </number:number-style>
    <number:number-style style:name="N111">
      <number:number number:decimal-places="1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4">14.03.2008</text:date>, <text:time>03:29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8-03-05T00:11:31</meta:creation-date>
    <dc:date>2008-03-14T03:29:17</dc:date>
    <meta:editing-cycles>20</meta:editing-cycles>
    <meta:editing-duration>PT20H44M10S</meta:editing-duration>
    <meta:user-defined meta:name="Info 1"/>
    <meta:user-defined meta:name="Info 2"/>
    <meta:user-defined meta:name="Info 3"/>
    <meta:user-defined meta:name="Info 4"/>
    <meta:document-statistic meta:table-count="8" meta:cell-count="1250"/>
  </office:meta>
</office:document-meta>
</file>